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bce4e5"/>
    </style:style>
    <style:style style:name="ce3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1" table:default-cell-style-name="Default"/>
        <table:table-row table:style-name="ro1">
          <table:table-cell table:formula="of:=CHAR(IF (ROW([.A1])+COLUMN([.A1])+63&gt;90; ROW([.A1])+COLUMN([.A1])+63-26; ROW([.A1])+COLUMN([.A1])+63))" office:value-type="string" office:string-value="A" calcext:value-type="string">
            <text:p>A</text:p>
          </table:table-cell>
          <table:table-cell table:formula="of:=CHAR(IF (ROW([.B1])+COLUMN([.B1])+63&gt;90; ROW([.B1])+COLUMN([.B1])+63-26; ROW([.B1])+COLUMN([.B1])+63))" office:value-type="string" office:string-value="B" calcext:value-type="string">
            <text:p>B</text:p>
          </table:table-cell>
          <table:table-cell table:formula="of:=CHAR(IF (ROW([.C1])+COLUMN([.C1])+63&gt;90; ROW([.C1])+COLUMN([.C1])+63-26; ROW([.C1])+COLUMN([.C1])+63))" office:value-type="string" office:string-value="C" calcext:value-type="string">
            <text:p>C</text:p>
          </table:table-cell>
          <table:table-cell table:formula="of:=CHAR(IF (ROW([.D1])+COLUMN([.D1])+63&gt;90; ROW([.D1])+COLUMN([.D1])+63-26; ROW([.D1])+COLUMN([.D1])+63))" office:value-type="string" office:string-value="D" calcext:value-type="string">
            <text:p>D</text:p>
          </table:table-cell>
          <table:table-cell table:formula="of:=CHAR(IF (ROW([.E1])+COLUMN([.E1])+63&gt;90; ROW([.E1])+COLUMN([.E1])+63-26; ROW([.E1])+COLUMN([.E1])+63))" office:value-type="string" office:string-value="E" calcext:value-type="string">
            <text:p>E</text:p>
          </table:table-cell>
          <table:table-cell table:formula="of:=CHAR(IF (ROW([.F1])+COLUMN([.F1])+63&gt;90; ROW([.F1])+COLUMN([.F1])+63-26; ROW([.F1])+COLUMN([.F1])+63))" office:value-type="string" office:string-value="F" calcext:value-type="string">
            <text:p>F</text:p>
          </table:table-cell>
          <table:table-cell table:formula="of:=CHAR(IF (ROW([.G1])+COLUMN([.G1])+63&gt;90; ROW([.G1])+COLUMN([.G1])+63-26; ROW([.G1])+COLUMN([.G1])+63))" office:value-type="string" office:string-value="G" calcext:value-type="string">
            <text:p>G</text:p>
          </table:table-cell>
          <table:table-cell table:formula="of:=CHAR(IF (ROW([.H1])+COLUMN([.H1])+63&gt;90; ROW([.H1])+COLUMN([.H1])+63-26; ROW([.H1])+COLUMN([.H1])+63))" office:value-type="string" office:string-value="H" calcext:value-type="string">
            <text:p>H</text:p>
          </table:table-cell>
          <table:table-cell table:formula="of:=CHAR(IF (ROW([.I1])+COLUMN([.I1])+63&gt;90; ROW([.I1])+COLUMN([.I1])+63-26; ROW([.I1])+COLUMN([.I1])+63))" office:value-type="string" office:string-value="I" calcext:value-type="string">
            <text:p>I</text:p>
          </table:table-cell>
          <table:table-cell table:formula="of:=CHAR(IF (ROW([.J1])+COLUMN([.J1])+63&gt;90; ROW([.J1])+COLUMN([.J1])+63-26; ROW([.J1])+COLUMN([.J1])+63))" office:value-type="string" office:string-value="J" calcext:value-type="string">
            <text:p>J</text:p>
          </table:table-cell>
          <table:table-cell table:formula="of:=CHAR(IF (ROW([.K1])+COLUMN([.K1])+63&gt;90; ROW([.K1])+COLUMN([.K1])+63-26; ROW([.K1])+COLUMN([.K1])+63))" office:value-type="string" office:string-value="K" calcext:value-type="string">
            <text:p>K</text:p>
          </table:table-cell>
          <table:table-cell table:formula="of:=CHAR(IF (ROW([.L1])+COLUMN([.L1])+63&gt;90; ROW([.L1])+COLUMN([.L1])+63-26; ROW([.L1])+COLUMN([.L1])+63))" office:value-type="string" office:string-value="L" calcext:value-type="string">
            <text:p>L</text:p>
          </table:table-cell>
          <table:table-cell table:formula="of:=CHAR(IF (ROW([.M1])+COLUMN([.M1])+63&gt;90; ROW([.M1])+COLUMN([.M1])+63-26; ROW([.M1])+COLUMN([.M1])+63))" office:value-type="string" office:string-value="M" calcext:value-type="string">
            <text:p>M</text:p>
          </table:table-cell>
          <table:table-cell table:formula="of:=CHAR(IF (ROW([.N1])+COLUMN([.N1])+63&gt;90; ROW([.N1])+COLUMN([.N1])+63-26; ROW([.N1])+COLUMN([.N1])+63))" office:value-type="string" office:string-value="N" calcext:value-type="string">
            <text:p>N</text:p>
          </table:table-cell>
          <table:table-cell table:formula="of:=CHAR(IF (ROW([.O1])+COLUMN([.O1])+63&gt;90; ROW([.O1])+COLUMN([.O1])+63-26; ROW([.O1])+COLUMN([.O1])+63))" office:value-type="string" office:string-value="O" calcext:value-type="string">
            <text:p>O</text:p>
          </table:table-cell>
          <table:table-cell table:formula="of:=CHAR(IF (ROW([.P1])+COLUMN([.P1])+63&gt;90; ROW([.P1])+COLUMN([.P1])+63-26; ROW([.P1])+COLUMN([.P1])+63))" office:value-type="string" office:string-value="P" calcext:value-type="string">
            <text:p>P</text:p>
          </table:table-cell>
          <table:table-cell table:formula="of:=CHAR(IF (ROW([.Q1])+COLUMN([.Q1])+63&gt;90; ROW([.Q1])+COLUMN([.Q1])+63-26; ROW([.Q1])+COLUMN([.Q1])+63))" office:value-type="string" office:string-value="Q" calcext:value-type="string">
            <text:p>Q</text:p>
          </table:table-cell>
          <table:table-cell table:formula="of:=CHAR(IF (ROW([.R1])+COLUMN([.R1])+63&gt;90; ROW([.R1])+COLUMN([.R1])+63-26; ROW([.R1])+COLUMN([.R1])+63))" office:value-type="string" office:string-value="R" calcext:value-type="string">
            <text:p>R</text:p>
          </table:table-cell>
          <table:table-cell table:formula="of:=CHAR(IF (ROW([.S1])+COLUMN([.S1])+63&gt;90; ROW([.S1])+COLUMN([.S1])+63-26; ROW([.S1])+COLUMN([.S1])+63))" office:value-type="string" office:string-value="S" calcext:value-type="string">
            <text:p>S</text:p>
          </table:table-cell>
          <table:table-cell table:formula="of:=CHAR(IF (ROW([.T1])+COLUMN([.T1])+63&gt;90; ROW([.T1])+COLUMN([.T1])+63-26; ROW([.T1])+COLUMN([.T1])+63))" office:value-type="string" office:string-value="T" calcext:value-type="string">
            <text:p>T</text:p>
          </table:table-cell>
          <table:table-cell table:formula="of:=CHAR(IF (ROW([.U1])+COLUMN([.U1])+63&gt;90; ROW([.U1])+COLUMN([.U1])+63-26; ROW([.U1])+COLUMN([.U1])+63))" office:value-type="string" office:string-value="U" calcext:value-type="string">
            <text:p>U</text:p>
          </table:table-cell>
          <table:table-cell table:formula="of:=CHAR(IF (ROW([.V1])+COLUMN([.V1])+63&gt;90; ROW([.V1])+COLUMN([.V1])+63-26; ROW([.V1])+COLUMN([.V1])+63))" office:value-type="string" office:string-value="V" calcext:value-type="string">
            <text:p>V</text:p>
          </table:table-cell>
          <table:table-cell table:formula="of:=CHAR(IF (ROW([.W1])+COLUMN([.W1])+63&gt;90; ROW([.W1])+COLUMN([.W1])+63-26; ROW([.W1])+COLUMN([.W1])+63))" office:value-type="string" office:string-value="W" calcext:value-type="string">
            <text:p>W</text:p>
          </table:table-cell>
          <table:table-cell table:formula="of:=CHAR(IF (ROW([.X1])+COLUMN([.X1])+63&gt;90; ROW([.X1])+COLUMN([.X1])+63-26; ROW([.X1])+COLUMN([.X1])+63))" office:value-type="string" office:string-value="X" calcext:value-type="string">
            <text:p>X</text:p>
          </table:table-cell>
          <table:table-cell table:formula="of:=CHAR(IF (ROW([.Y1])+COLUMN([.Y1])+63&gt;90; ROW([.Y1])+COLUMN([.Y1])+63-26; ROW([.Y1])+COLUMN([.Y1])+63))" office:value-type="string" office:string-value="Y" calcext:value-type="string">
            <text:p>Y</text:p>
          </table:table-cell>
          <table:table-cell table:formula="of:=CHAR(IF (ROW([.Z1])+COLUMN([.Z1])+63&gt;90; ROW([.Z1])+COLUMN([.Z1])+63-26; 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 (ROW([.A2])+COLUMN([.A2])+63&gt;90; ROW([.A2])+COLUMN([.A2])+63-26; ROW([.A2])+COLUMN([.A2])+63))" office:value-type="string" office:string-value="B" calcext:value-type="string">
            <text:p>B</text:p>
          </table:table-cell>
          <table:table-cell table:formula="of:=CHAR(IF (ROW([.B2])+COLUMN([.B2])+63&gt;90; ROW([.B2])+COLUMN([.B2])+63-26; ROW([.B2])+COLUMN([.B2])+63))" office:value-type="string" office:string-value="C" calcext:value-type="string">
            <text:p>C</text:p>
          </table:table-cell>
          <table:table-cell table:formula="of:=CHAR(IF (ROW([.C2])+COLUMN([.C2])+63&gt;90; ROW([.C2])+COLUMN([.C2])+63-26; ROW([.C2])+COLUMN([.C2])+63))" office:value-type="string" office:string-value="D" calcext:value-type="string">
            <text:p>D</text:p>
          </table:table-cell>
          <table:table-cell table:formula="of:=CHAR(IF (ROW([.D2])+COLUMN([.D2])+63&gt;90; ROW([.D2])+COLUMN([.D2])+63-26; ROW([.D2])+COLUMN([.D2])+63))" office:value-type="string" office:string-value="E" calcext:value-type="string">
            <text:p>E</text:p>
          </table:table-cell>
          <table:table-cell table:formula="of:=CHAR(IF (ROW([.E2])+COLUMN([.E2])+63&gt;90; ROW([.E2])+COLUMN([.E2])+63-26; ROW([.E2])+COLUMN([.E2])+63))" office:value-type="string" office:string-value="F" calcext:value-type="string">
            <text:p>F</text:p>
          </table:table-cell>
          <table:table-cell table:formula="of:=CHAR(IF (ROW([.F2])+COLUMN([.F2])+63&gt;90; ROW([.F2])+COLUMN([.F2])+63-26; ROW([.F2])+COLUMN([.F2])+63))" office:value-type="string" office:string-value="G" calcext:value-type="string">
            <text:p>G</text:p>
          </table:table-cell>
          <table:table-cell table:formula="of:=CHAR(IF (ROW([.G2])+COLUMN([.G2])+63&gt;90; ROW([.G2])+COLUMN([.G2])+63-26; ROW([.G2])+COLUMN([.G2])+63))" office:value-type="string" office:string-value="H" calcext:value-type="string">
            <text:p>H</text:p>
          </table:table-cell>
          <table:table-cell table:formula="of:=CHAR(IF (ROW([.H2])+COLUMN([.H2])+63&gt;90; ROW([.H2])+COLUMN([.H2])+63-26; ROW([.H2])+COLUMN([.H2])+63))" office:value-type="string" office:string-value="I" calcext:value-type="string">
            <text:p>I</text:p>
          </table:table-cell>
          <table:table-cell table:formula="of:=CHAR(IF (ROW([.I2])+COLUMN([.I2])+63&gt;90; ROW([.I2])+COLUMN([.I2])+63-26; ROW([.I2])+COLUMN([.I2])+63))" office:value-type="string" office:string-value="J" calcext:value-type="string">
            <text:p>J</text:p>
          </table:table-cell>
          <table:table-cell table:formula="of:=CHAR(IF (ROW([.J2])+COLUMN([.J2])+63&gt;90; ROW([.J2])+COLUMN([.J2])+63-26; ROW([.J2])+COLUMN([.J2])+63))" office:value-type="string" office:string-value="K" calcext:value-type="string">
            <text:p>K</text:p>
          </table:table-cell>
          <table:table-cell table:formula="of:=CHAR(IF (ROW([.K2])+COLUMN([.K2])+63&gt;90; ROW([.K2])+COLUMN([.K2])+63-26; ROW([.K2])+COLUMN([.K2])+63))" office:value-type="string" office:string-value="L" calcext:value-type="string">
            <text:p>L</text:p>
          </table:table-cell>
          <table:table-cell table:formula="of:=CHAR(IF (ROW([.L2])+COLUMN([.L2])+63&gt;90; ROW([.L2])+COLUMN([.L2])+63-26; ROW([.L2])+COLUMN([.L2])+63))" office:value-type="string" office:string-value="M" calcext:value-type="string">
            <text:p>M</text:p>
          </table:table-cell>
          <table:table-cell table:formula="of:=CHAR(IF (ROW([.M2])+COLUMN([.M2])+63&gt;90; ROW([.M2])+COLUMN([.M2])+63-26; ROW([.M2])+COLUMN([.M2])+63))" office:value-type="string" office:string-value="N" calcext:value-type="string">
            <text:p>N</text:p>
          </table:table-cell>
          <table:table-cell table:formula="of:=CHAR(IF (ROW([.N2])+COLUMN([.N2])+63&gt;90; ROW([.N2])+COLUMN([.N2])+63-26; ROW([.N2])+COLUMN([.N2])+63))" office:value-type="string" office:string-value="O" calcext:value-type="string">
            <text:p>O</text:p>
          </table:table-cell>
          <table:table-cell table:formula="of:=CHAR(IF (ROW([.O2])+COLUMN([.O2])+63&gt;90; ROW([.O2])+COLUMN([.O2])+63-26; ROW([.O2])+COLUMN([.O2])+63))" office:value-type="string" office:string-value="P" calcext:value-type="string">
            <text:p>P</text:p>
          </table:table-cell>
          <table:table-cell table:formula="of:=CHAR(IF (ROW([.P2])+COLUMN([.P2])+63&gt;90; ROW([.P2])+COLUMN([.P2])+63-26; ROW([.P2])+COLUMN([.P2])+63))" office:value-type="string" office:string-value="Q" calcext:value-type="string">
            <text:p>Q</text:p>
          </table:table-cell>
          <table:table-cell table:formula="of:=CHAR(IF (ROW([.Q2])+COLUMN([.Q2])+63&gt;90; ROW([.Q2])+COLUMN([.Q2])+63-26; ROW([.Q2])+COLUMN([.Q2])+63))" office:value-type="string" office:string-value="R" calcext:value-type="string">
            <text:p>R</text:p>
          </table:table-cell>
          <table:table-cell table:formula="of:=CHAR(IF (ROW([.R2])+COLUMN([.R2])+63&gt;90; ROW([.R2])+COLUMN([.R2])+63-26; ROW([.R2])+COLUMN([.R2])+63))" office:value-type="string" office:string-value="S" calcext:value-type="string">
            <text:p>S</text:p>
          </table:table-cell>
          <table:table-cell table:formula="of:=CHAR(IF (ROW([.S2])+COLUMN([.S2])+63&gt;90; ROW([.S2])+COLUMN([.S2])+63-26; ROW([.S2])+COLUMN([.S2])+63))" office:value-type="string" office:string-value="T" calcext:value-type="string">
            <text:p>T</text:p>
          </table:table-cell>
          <table:table-cell table:formula="of:=CHAR(IF (ROW([.T2])+COLUMN([.T2])+63&gt;90; ROW([.T2])+COLUMN([.T2])+63-26; ROW([.T2])+COLUMN([.T2])+63))" office:value-type="string" office:string-value="U" calcext:value-type="string">
            <text:p>U</text:p>
          </table:table-cell>
          <table:table-cell table:formula="of:=CHAR(IF (ROW([.U2])+COLUMN([.U2])+63&gt;90; ROW([.U2])+COLUMN([.U2])+63-26; ROW([.U2])+COLUMN([.U2])+63))" office:value-type="string" office:string-value="V" calcext:value-type="string">
            <text:p>V</text:p>
          </table:table-cell>
          <table:table-cell table:formula="of:=CHAR(IF (ROW([.V2])+COLUMN([.V2])+63&gt;90; ROW([.V2])+COLUMN([.V2])+63-26; ROW([.V2])+COLUMN([.V2])+63))" office:value-type="string" office:string-value="W" calcext:value-type="string">
            <text:p>W</text:p>
          </table:table-cell>
          <table:table-cell table:formula="of:=CHAR(IF (ROW([.W2])+COLUMN([.W2])+63&gt;90; ROW([.W2])+COLUMN([.W2])+63-26; ROW([.W2])+COLUMN([.W2])+63))" office:value-type="string" office:string-value="X" calcext:value-type="string">
            <text:p>X</text:p>
          </table:table-cell>
          <table:table-cell table:formula="of:=CHAR(IF (ROW([.X2])+COLUMN([.X2])+63&gt;90; ROW([.X2])+COLUMN([.X2])+63-26; ROW([.X2])+COLUMN([.X2])+63))" office:value-type="string" office:string-value="Y" calcext:value-type="string">
            <text:p>Y</text:p>
          </table:table-cell>
          <table:table-cell table:formula="of:=CHAR(IF (ROW([.Y2])+COLUMN([.Y2])+63&gt;90; ROW([.Y2])+COLUMN([.Y2])+63-26; ROW([.Y2])+COLUMN([.Y2])+63))" office:value-type="string" office:string-value="Z" calcext:value-type="string">
            <text:p>Z</text:p>
          </table:table-cell>
          <table:table-cell table:formula="of:=CHAR(IF (ROW([.Z2])+COLUMN([.Z2])+63&gt;90; ROW([.Z2])+COLUMN([.Z2])+63-26; 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table:formula="of:=CHAR(IF (ROW([.A3])+COLUMN([.A3])+63&gt;90; ROW([.A3])+COLUMN([.A3])+63-26; ROW([.A3])+COLUMN([.A3])+63))" office:value-type="string" office:string-value="C" calcext:value-type="string">
            <text:p>C</text:p>
          </table:table-cell>
          <table:table-cell table:formula="of:=CHAR(IF (ROW([.B3])+COLUMN([.B3])+63&gt;90; ROW([.B3])+COLUMN([.B3])+63-26; ROW([.B3])+COLUMN([.B3])+63))" office:value-type="string" office:string-value="D" calcext:value-type="string">
            <text:p>D</text:p>
          </table:table-cell>
          <table:table-cell table:formula="of:=CHAR(IF (ROW([.C3])+COLUMN([.C3])+63&gt;90; ROW([.C3])+COLUMN([.C3])+63-26; ROW([.C3])+COLUMN([.C3])+63))" office:value-type="string" office:string-value="E" calcext:value-type="string">
            <text:p>E</text:p>
          </table:table-cell>
          <table:table-cell table:formula="of:=CHAR(IF (ROW([.D3])+COLUMN([.D3])+63&gt;90; ROW([.D3])+COLUMN([.D3])+63-26; ROW([.D3])+COLUMN([.D3])+63))" office:value-type="string" office:string-value="F" calcext:value-type="string">
            <text:p>F</text:p>
          </table:table-cell>
          <table:table-cell table:formula="of:=CHAR(IF (ROW([.E3])+COLUMN([.E3])+63&gt;90; ROW([.E3])+COLUMN([.E3])+63-26; ROW([.E3])+COLUMN([.E3])+63))" office:value-type="string" office:string-value="G" calcext:value-type="string">
            <text:p>G</text:p>
          </table:table-cell>
          <table:table-cell table:formula="of:=CHAR(IF (ROW([.F3])+COLUMN([.F3])+63&gt;90; ROW([.F3])+COLUMN([.F3])+63-26; ROW([.F3])+COLUMN([.F3])+63))" office:value-type="string" office:string-value="H" calcext:value-type="string">
            <text:p>H</text:p>
          </table:table-cell>
          <table:table-cell table:formula="of:=CHAR(IF (ROW([.G3])+COLUMN([.G3])+63&gt;90; ROW([.G3])+COLUMN([.G3])+63-26; ROW([.G3])+COLUMN([.G3])+63))" office:value-type="string" office:string-value="I" calcext:value-type="string">
            <text:p>I</text:p>
          </table:table-cell>
          <table:table-cell table:formula="of:=CHAR(IF (ROW([.H3])+COLUMN([.H3])+63&gt;90; ROW([.H3])+COLUMN([.H3])+63-26; ROW([.H3])+COLUMN([.H3])+63))" office:value-type="string" office:string-value="J" calcext:value-type="string">
            <text:p>J</text:p>
          </table:table-cell>
          <table:table-cell table:formula="of:=CHAR(IF (ROW([.I3])+COLUMN([.I3])+63&gt;90; ROW([.I3])+COLUMN([.I3])+63-26; ROW([.I3])+COLUMN([.I3])+63))" office:value-type="string" office:string-value="K" calcext:value-type="string">
            <text:p>K</text:p>
          </table:table-cell>
          <table:table-cell table:formula="of:=CHAR(IF (ROW([.J3])+COLUMN([.J3])+63&gt;90; ROW([.J3])+COLUMN([.J3])+63-26; ROW([.J3])+COLUMN([.J3])+63))" office:value-type="string" office:string-value="L" calcext:value-type="string">
            <text:p>L</text:p>
          </table:table-cell>
          <table:table-cell table:formula="of:=CHAR(IF (ROW([.K3])+COLUMN([.K3])+63&gt;90; ROW([.K3])+COLUMN([.K3])+63-26; ROW([.K3])+COLUMN([.K3])+63))" office:value-type="string" office:string-value="M" calcext:value-type="string">
            <text:p>M</text:p>
          </table:table-cell>
          <table:table-cell table:formula="of:=CHAR(IF (ROW([.L3])+COLUMN([.L3])+63&gt;90; ROW([.L3])+COLUMN([.L3])+63-26; ROW([.L3])+COLUMN([.L3])+63))" office:value-type="string" office:string-value="N" calcext:value-type="string">
            <text:p>N</text:p>
          </table:table-cell>
          <table:table-cell table:formula="of:=CHAR(IF (ROW([.M3])+COLUMN([.M3])+63&gt;90; ROW([.M3])+COLUMN([.M3])+63-26; ROW([.M3])+COLUMN([.M3])+63))" office:value-type="string" office:string-value="O" calcext:value-type="string">
            <text:p>O</text:p>
          </table:table-cell>
          <table:table-cell table:formula="of:=CHAR(IF (ROW([.N3])+COLUMN([.N3])+63&gt;90; ROW([.N3])+COLUMN([.N3])+63-26; ROW([.N3])+COLUMN([.N3])+63))" office:value-type="string" office:string-value="P" calcext:value-type="string">
            <text:p>P</text:p>
          </table:table-cell>
          <table:table-cell table:formula="of:=CHAR(IF (ROW([.O3])+COLUMN([.O3])+63&gt;90; ROW([.O3])+COLUMN([.O3])+63-26; ROW([.O3])+COLUMN([.O3])+63))" office:value-type="string" office:string-value="Q" calcext:value-type="string">
            <text:p>Q</text:p>
          </table:table-cell>
          <table:table-cell table:formula="of:=CHAR(IF (ROW([.P3])+COLUMN([.P3])+63&gt;90; ROW([.P3])+COLUMN([.P3])+63-26; ROW([.P3])+COLUMN([.P3])+63))" office:value-type="string" office:string-value="R" calcext:value-type="string">
            <text:p>R</text:p>
          </table:table-cell>
          <table:table-cell table:formula="of:=CHAR(IF (ROW([.Q3])+COLUMN([.Q3])+63&gt;90; ROW([.Q3])+COLUMN([.Q3])+63-26; ROW([.Q3])+COLUMN([.Q3])+63))" office:value-type="string" office:string-value="S" calcext:value-type="string">
            <text:p>S</text:p>
          </table:table-cell>
          <table:table-cell table:formula="of:=CHAR(IF (ROW([.R3])+COLUMN([.R3])+63&gt;90; ROW([.R3])+COLUMN([.R3])+63-26; ROW([.R3])+COLUMN([.R3])+63))" office:value-type="string" office:string-value="T" calcext:value-type="string">
            <text:p>T</text:p>
          </table:table-cell>
          <table:table-cell table:formula="of:=CHAR(IF (ROW([.S3])+COLUMN([.S3])+63&gt;90; ROW([.S3])+COLUMN([.S3])+63-26; ROW([.S3])+COLUMN([.S3])+63))" office:value-type="string" office:string-value="U" calcext:value-type="string">
            <text:p>U</text:p>
          </table:table-cell>
          <table:table-cell table:formula="of:=CHAR(IF (ROW([.T3])+COLUMN([.T3])+63&gt;90; ROW([.T3])+COLUMN([.T3])+63-26; ROW([.T3])+COLUMN([.T3])+63))" office:value-type="string" office:string-value="V" calcext:value-type="string">
            <text:p>V</text:p>
          </table:table-cell>
          <table:table-cell table:formula="of:=CHAR(IF (ROW([.U3])+COLUMN([.U3])+63&gt;90; ROW([.U3])+COLUMN([.U3])+63-26; ROW([.U3])+COLUMN([.U3])+63))" office:value-type="string" office:string-value="W" calcext:value-type="string">
            <text:p>W</text:p>
          </table:table-cell>
          <table:table-cell table:formula="of:=CHAR(IF (ROW([.V3])+COLUMN([.V3])+63&gt;90; ROW([.V3])+COLUMN([.V3])+63-26; ROW([.V3])+COLUMN([.V3])+63))" office:value-type="string" office:string-value="X" calcext:value-type="string">
            <text:p>X</text:p>
          </table:table-cell>
          <table:table-cell table:formula="of:=CHAR(IF (ROW([.W3])+COLUMN([.W3])+63&gt;90; ROW([.W3])+COLUMN([.W3])+63-26; ROW([.W3])+COLUMN([.W3])+63))" office:value-type="string" office:string-value="Y" calcext:value-type="string">
            <text:p>Y</text:p>
          </table:table-cell>
          <table:table-cell table:formula="of:=CHAR(IF (ROW([.X3])+COLUMN([.X3])+63&gt;90; ROW([.X3])+COLUMN([.X3])+63-26; ROW([.X3])+COLUMN([.X3])+63))" office:value-type="string" office:string-value="Z" calcext:value-type="string">
            <text:p>Z</text:p>
          </table:table-cell>
          <table:table-cell table:formula="of:=CHAR(IF (ROW([.Y3])+COLUMN([.Y3])+63&gt;90; ROW([.Y3])+COLUMN([.Y3])+63-26; ROW([.Y3])+COLUMN([.Y3])+63))" office:value-type="string" office:string-value="A" calcext:value-type="string">
            <text:p>A</text:p>
          </table:table-cell>
          <table:table-cell table:formula="of:=CHAR(IF (ROW([.Z3])+COLUMN([.Z3])+63&gt;90; ROW([.Z3])+COLUMN([.Z3])+63-26; ROW([.Z3])+COLUMN([.Z3])+63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table:formula="of:=CHAR(IF (ROW([.A4])+COLUMN([.A4])+63&gt;90; ROW([.A4])+COLUMN([.A4])+63-26; ROW([.A4])+COLUMN([.A4])+63))" office:value-type="string" office:string-value="D" calcext:value-type="string">
            <text:p>D</text:p>
          </table:table-cell>
          <table:table-cell table:formula="of:=CHAR(IF (ROW([.B4])+COLUMN([.B4])+63&gt;90; ROW([.B4])+COLUMN([.B4])+63-26; ROW([.B4])+COLUMN([.B4])+63))" office:value-type="string" office:string-value="E" calcext:value-type="string">
            <text:p>E</text:p>
          </table:table-cell>
          <table:table-cell table:formula="of:=CHAR(IF (ROW([.C4])+COLUMN([.C4])+63&gt;90; ROW([.C4])+COLUMN([.C4])+63-26; ROW([.C4])+COLUMN([.C4])+63))" office:value-type="string" office:string-value="F" calcext:value-type="string">
            <text:p>F</text:p>
          </table:table-cell>
          <table:table-cell table:formula="of:=CHAR(IF (ROW([.D4])+COLUMN([.D4])+63&gt;90; ROW([.D4])+COLUMN([.D4])+63-26; ROW([.D4])+COLUMN([.D4])+63))" office:value-type="string" office:string-value="G" calcext:value-type="string">
            <text:p>G</text:p>
          </table:table-cell>
          <table:table-cell table:formula="of:=CHAR(IF (ROW([.E4])+COLUMN([.E4])+63&gt;90; ROW([.E4])+COLUMN([.E4])+63-26; ROW([.E4])+COLUMN([.E4])+63))" office:value-type="string" office:string-value="H" calcext:value-type="string">
            <text:p>H</text:p>
          </table:table-cell>
          <table:table-cell table:formula="of:=CHAR(IF (ROW([.F4])+COLUMN([.F4])+63&gt;90; ROW([.F4])+COLUMN([.F4])+63-26; ROW([.F4])+COLUMN([.F4])+63))" office:value-type="string" office:string-value="I" calcext:value-type="string">
            <text:p>I</text:p>
          </table:table-cell>
          <table:table-cell table:formula="of:=CHAR(IF (ROW([.G4])+COLUMN([.G4])+63&gt;90; ROW([.G4])+COLUMN([.G4])+63-26; ROW([.G4])+COLUMN([.G4])+63))" office:value-type="string" office:string-value="J" calcext:value-type="string">
            <text:p>J</text:p>
          </table:table-cell>
          <table:table-cell table:formula="of:=CHAR(IF (ROW([.H4])+COLUMN([.H4])+63&gt;90; ROW([.H4])+COLUMN([.H4])+63-26; ROW([.H4])+COLUMN([.H4])+63))" office:value-type="string" office:string-value="K" calcext:value-type="string">
            <text:p>K</text:p>
          </table:table-cell>
          <table:table-cell table:formula="of:=CHAR(IF (ROW([.I4])+COLUMN([.I4])+63&gt;90; ROW([.I4])+COLUMN([.I4])+63-26; ROW([.I4])+COLUMN([.I4])+63))" office:value-type="string" office:string-value="L" calcext:value-type="string">
            <text:p>L</text:p>
          </table:table-cell>
          <table:table-cell table:formula="of:=CHAR(IF (ROW([.J4])+COLUMN([.J4])+63&gt;90; ROW([.J4])+COLUMN([.J4])+63-26; ROW([.J4])+COLUMN([.J4])+63))" office:value-type="string" office:string-value="M" calcext:value-type="string">
            <text:p>M</text:p>
          </table:table-cell>
          <table:table-cell table:formula="of:=CHAR(IF (ROW([.K4])+COLUMN([.K4])+63&gt;90; ROW([.K4])+COLUMN([.K4])+63-26; ROW([.K4])+COLUMN([.K4])+63))" office:value-type="string" office:string-value="N" calcext:value-type="string">
            <text:p>N</text:p>
          </table:table-cell>
          <table:table-cell table:formula="of:=CHAR(IF (ROW([.L4])+COLUMN([.L4])+63&gt;90; ROW([.L4])+COLUMN([.L4])+63-26; ROW([.L4])+COLUMN([.L4])+63))" office:value-type="string" office:string-value="O" calcext:value-type="string">
            <text:p>O</text:p>
          </table:table-cell>
          <table:table-cell table:formula="of:=CHAR(IF (ROW([.M4])+COLUMN([.M4])+63&gt;90; ROW([.M4])+COLUMN([.M4])+63-26; ROW([.M4])+COLUMN([.M4])+63))" office:value-type="string" office:string-value="P" calcext:value-type="string">
            <text:p>P</text:p>
          </table:table-cell>
          <table:table-cell table:formula="of:=CHAR(IF (ROW([.N4])+COLUMN([.N4])+63&gt;90; ROW([.N4])+COLUMN([.N4])+63-26; ROW([.N4])+COLUMN([.N4])+63))" office:value-type="string" office:string-value="Q" calcext:value-type="string">
            <text:p>Q</text:p>
          </table:table-cell>
          <table:table-cell table:formula="of:=CHAR(IF (ROW([.O4])+COLUMN([.O4])+63&gt;90; ROW([.O4])+COLUMN([.O4])+63-26; ROW([.O4])+COLUMN([.O4])+63))" office:value-type="string" office:string-value="R" calcext:value-type="string">
            <text:p>R</text:p>
          </table:table-cell>
          <table:table-cell table:formula="of:=CHAR(IF (ROW([.P4])+COLUMN([.P4])+63&gt;90; ROW([.P4])+COLUMN([.P4])+63-26; ROW([.P4])+COLUMN([.P4])+63))" office:value-type="string" office:string-value="S" calcext:value-type="string">
            <text:p>S</text:p>
          </table:table-cell>
          <table:table-cell table:formula="of:=CHAR(IF (ROW([.Q4])+COLUMN([.Q4])+63&gt;90; ROW([.Q4])+COLUMN([.Q4])+63-26; ROW([.Q4])+COLUMN([.Q4])+63))" office:value-type="string" office:string-value="T" calcext:value-type="string">
            <text:p>T</text:p>
          </table:table-cell>
          <table:table-cell table:formula="of:=CHAR(IF (ROW([.R4])+COLUMN([.R4])+63&gt;90; ROW([.R4])+COLUMN([.R4])+63-26; ROW([.R4])+COLUMN([.R4])+63))" office:value-type="string" office:string-value="U" calcext:value-type="string">
            <text:p>U</text:p>
          </table:table-cell>
          <table:table-cell table:formula="of:=CHAR(IF (ROW([.S4])+COLUMN([.S4])+63&gt;90; ROW([.S4])+COLUMN([.S4])+63-26; ROW([.S4])+COLUMN([.S4])+63))" office:value-type="string" office:string-value="V" calcext:value-type="string">
            <text:p>V</text:p>
          </table:table-cell>
          <table:table-cell table:formula="of:=CHAR(IF (ROW([.T4])+COLUMN([.T4])+63&gt;90; ROW([.T4])+COLUMN([.T4])+63-26; ROW([.T4])+COLUMN([.T4])+63))" office:value-type="string" office:string-value="W" calcext:value-type="string">
            <text:p>W</text:p>
          </table:table-cell>
          <table:table-cell table:formula="of:=CHAR(IF (ROW([.U4])+COLUMN([.U4])+63&gt;90; ROW([.U4])+COLUMN([.U4])+63-26; ROW([.U4])+COLUMN([.U4])+63))" office:value-type="string" office:string-value="X" calcext:value-type="string">
            <text:p>X</text:p>
          </table:table-cell>
          <table:table-cell table:formula="of:=CHAR(IF (ROW([.V4])+COLUMN([.V4])+63&gt;90; ROW([.V4])+COLUMN([.V4])+63-26; ROW([.V4])+COLUMN([.V4])+63))" office:value-type="string" office:string-value="Y" calcext:value-type="string">
            <text:p>Y</text:p>
          </table:table-cell>
          <table:table-cell table:formula="of:=CHAR(IF (ROW([.W4])+COLUMN([.W4])+63&gt;90; ROW([.W4])+COLUMN([.W4])+63-26; ROW([.W4])+COLUMN([.W4])+63))" office:value-type="string" office:string-value="Z" calcext:value-type="string">
            <text:p>Z</text:p>
          </table:table-cell>
          <table:table-cell table:formula="of:=CHAR(IF (ROW([.X4])+COLUMN([.X4])+63&gt;90; ROW([.X4])+COLUMN([.X4])+63-26; ROW([.X4])+COLUMN([.X4])+63))" office:value-type="string" office:string-value="A" calcext:value-type="string">
            <text:p>A</text:p>
          </table:table-cell>
          <table:table-cell table:formula="of:=CHAR(IF (ROW([.Y4])+COLUMN([.Y4])+63&gt;90; ROW([.Y4])+COLUMN([.Y4])+63-26; ROW([.Y4])+COLUMN([.Y4])+63))" office:value-type="string" office:string-value="B" calcext:value-type="string">
            <text:p>B</text:p>
          </table:table-cell>
          <table:table-cell table:formula="of:=CHAR(IF (ROW([.Z4])+COLUMN([.Z4])+63&gt;90; ROW([.Z4])+COLUMN([.Z4])+63-26; ROW([.Z4])+COLUMN([.Z4])+63))" office:value-type="string" office:string-value="C" calcext:value-type="string">
            <text:p>C</text:p>
          </table:table-cell>
          <table:table-cell table:number-columns-repeated="25"/>
        </table:table-row>
        <table:table-row table:style-name="ro1">
          <table:table-cell table:formula="of:=CHAR(IF (ROW([.A5])+COLUMN([.A5])+63&gt;90; ROW([.A5])+COLUMN([.A5])+63-26; ROW([.A5])+COLUMN([.A5])+63))" office:value-type="string" office:string-value="E" calcext:value-type="string">
            <text:p>E</text:p>
          </table:table-cell>
          <table:table-cell table:formula="of:=CHAR(IF (ROW([.B5])+COLUMN([.B5])+63&gt;90; ROW([.B5])+COLUMN([.B5])+63-26; ROW([.B5])+COLUMN([.B5])+63))" office:value-type="string" office:string-value="F" calcext:value-type="string">
            <text:p>F</text:p>
          </table:table-cell>
          <table:table-cell table:formula="of:=CHAR(IF (ROW([.C5])+COLUMN([.C5])+63&gt;90; ROW([.C5])+COLUMN([.C5])+63-26; ROW([.C5])+COLUMN([.C5])+63))" office:value-type="string" office:string-value="G" calcext:value-type="string">
            <text:p>G</text:p>
          </table:table-cell>
          <table:table-cell table:formula="of:=CHAR(IF (ROW([.D5])+COLUMN([.D5])+63&gt;90; ROW([.D5])+COLUMN([.D5])+63-26; ROW([.D5])+COLUMN([.D5])+63))" office:value-type="string" office:string-value="H" calcext:value-type="string">
            <text:p>H</text:p>
          </table:table-cell>
          <table:table-cell table:formula="of:=CHAR(IF (ROW([.E5])+COLUMN([.E5])+63&gt;90; ROW([.E5])+COLUMN([.E5])+63-26; ROW([.E5])+COLUMN([.E5])+63))" office:value-type="string" office:string-value="I" calcext:value-type="string">
            <text:p>I</text:p>
          </table:table-cell>
          <table:table-cell table:formula="of:=CHAR(IF (ROW([.F5])+COLUMN([.F5])+63&gt;90; ROW([.F5])+COLUMN([.F5])+63-26; ROW([.F5])+COLUMN([.F5])+63))" office:value-type="string" office:string-value="J" calcext:value-type="string">
            <text:p>J</text:p>
          </table:table-cell>
          <table:table-cell table:formula="of:=CHAR(IF (ROW([.G5])+COLUMN([.G5])+63&gt;90; ROW([.G5])+COLUMN([.G5])+63-26; ROW([.G5])+COLUMN([.G5])+63))" office:value-type="string" office:string-value="K" calcext:value-type="string">
            <text:p>K</text:p>
          </table:table-cell>
          <table:table-cell table:formula="of:=CHAR(IF (ROW([.H5])+COLUMN([.H5])+63&gt;90; ROW([.H5])+COLUMN([.H5])+63-26; ROW([.H5])+COLUMN([.H5])+63))" office:value-type="string" office:string-value="L" calcext:value-type="string">
            <text:p>L</text:p>
          </table:table-cell>
          <table:table-cell table:formula="of:=CHAR(IF (ROW([.I5])+COLUMN([.I5])+63&gt;90; ROW([.I5])+COLUMN([.I5])+63-26; ROW([.I5])+COLUMN([.I5])+63))" office:value-type="string" office:string-value="M" calcext:value-type="string">
            <text:p>M</text:p>
          </table:table-cell>
          <table:table-cell table:formula="of:=CHAR(IF (ROW([.J5])+COLUMN([.J5])+63&gt;90; ROW([.J5])+COLUMN([.J5])+63-26; ROW([.J5])+COLUMN([.J5])+63))" office:value-type="string" office:string-value="N" calcext:value-type="string">
            <text:p>N</text:p>
          </table:table-cell>
          <table:table-cell table:formula="of:=CHAR(IF (ROW([.K5])+COLUMN([.K5])+63&gt;90; ROW([.K5])+COLUMN([.K5])+63-26; ROW([.K5])+COLUMN([.K5])+63))" office:value-type="string" office:string-value="O" calcext:value-type="string">
            <text:p>O</text:p>
          </table:table-cell>
          <table:table-cell table:formula="of:=CHAR(IF (ROW([.L5])+COLUMN([.L5])+63&gt;90; ROW([.L5])+COLUMN([.L5])+63-26; ROW([.L5])+COLUMN([.L5])+63))" office:value-type="string" office:string-value="P" calcext:value-type="string">
            <text:p>P</text:p>
          </table:table-cell>
          <table:table-cell table:formula="of:=CHAR(IF (ROW([.M5])+COLUMN([.M5])+63&gt;90; ROW([.M5])+COLUMN([.M5])+63-26; ROW([.M5])+COLUMN([.M5])+63))" office:value-type="string" office:string-value="Q" calcext:value-type="string">
            <text:p>Q</text:p>
          </table:table-cell>
          <table:table-cell table:formula="of:=CHAR(IF (ROW([.N5])+COLUMN([.N5])+63&gt;90; ROW([.N5])+COLUMN([.N5])+63-26; ROW([.N5])+COLUMN([.N5])+63))" office:value-type="string" office:string-value="R" calcext:value-type="string">
            <text:p>R</text:p>
          </table:table-cell>
          <table:table-cell table:formula="of:=CHAR(IF (ROW([.O5])+COLUMN([.O5])+63&gt;90; ROW([.O5])+COLUMN([.O5])+63-26; ROW([.O5])+COLUMN([.O5])+63))" office:value-type="string" office:string-value="S" calcext:value-type="string">
            <text:p>S</text:p>
          </table:table-cell>
          <table:table-cell table:formula="of:=CHAR(IF (ROW([.P5])+COLUMN([.P5])+63&gt;90; ROW([.P5])+COLUMN([.P5])+63-26; ROW([.P5])+COLUMN([.P5])+63))" office:value-type="string" office:string-value="T" calcext:value-type="string">
            <text:p>T</text:p>
          </table:table-cell>
          <table:table-cell table:formula="of:=CHAR(IF (ROW([.Q5])+COLUMN([.Q5])+63&gt;90; ROW([.Q5])+COLUMN([.Q5])+63-26; ROW([.Q5])+COLUMN([.Q5])+63))" office:value-type="string" office:string-value="U" calcext:value-type="string">
            <text:p>U</text:p>
          </table:table-cell>
          <table:table-cell table:formula="of:=CHAR(IF (ROW([.R5])+COLUMN([.R5])+63&gt;90; ROW([.R5])+COLUMN([.R5])+63-26; ROW([.R5])+COLUMN([.R5])+63))" office:value-type="string" office:string-value="V" calcext:value-type="string">
            <text:p>V</text:p>
          </table:table-cell>
          <table:table-cell table:formula="of:=CHAR(IF (ROW([.S5])+COLUMN([.S5])+63&gt;90; ROW([.S5])+COLUMN([.S5])+63-26; ROW([.S5])+COLUMN([.S5])+63))" office:value-type="string" office:string-value="W" calcext:value-type="string">
            <text:p>W</text:p>
          </table:table-cell>
          <table:table-cell table:formula="of:=CHAR(IF (ROW([.T5])+COLUMN([.T5])+63&gt;90; ROW([.T5])+COLUMN([.T5])+63-26; ROW([.T5])+COLUMN([.T5])+63))" office:value-type="string" office:string-value="X" calcext:value-type="string">
            <text:p>X</text:p>
          </table:table-cell>
          <table:table-cell table:formula="of:=CHAR(IF (ROW([.U5])+COLUMN([.U5])+63&gt;90; ROW([.U5])+COLUMN([.U5])+63-26; ROW([.U5])+COLUMN([.U5])+63))" office:value-type="string" office:string-value="Y" calcext:value-type="string">
            <text:p>Y</text:p>
          </table:table-cell>
          <table:table-cell table:formula="of:=CHAR(IF (ROW([.V5])+COLUMN([.V5])+63&gt;90; ROW([.V5])+COLUMN([.V5])+63-26; ROW([.V5])+COLUMN([.V5])+63))" office:value-type="string" office:string-value="Z" calcext:value-type="string">
            <text:p>Z</text:p>
          </table:table-cell>
          <table:table-cell table:formula="of:=CHAR(IF (ROW([.W5])+COLUMN([.W5])+63&gt;90; ROW([.W5])+COLUMN([.W5])+63-26; ROW([.W5])+COLUMN([.W5])+63))" office:value-type="string" office:string-value="A" calcext:value-type="string">
            <text:p>A</text:p>
          </table:table-cell>
          <table:table-cell table:formula="of:=CHAR(IF (ROW([.X5])+COLUMN([.X5])+63&gt;90; ROW([.X5])+COLUMN([.X5])+63-26; ROW([.X5])+COLUMN([.X5])+63))" office:value-type="string" office:string-value="B" calcext:value-type="string">
            <text:p>B</text:p>
          </table:table-cell>
          <table:table-cell table:formula="of:=CHAR(IF (ROW([.Y5])+COLUMN([.Y5])+63&gt;90; ROW([.Y5])+COLUMN([.Y5])+63-26; ROW([.Y5])+COLUMN([.Y5])+63))" office:value-type="string" office:string-value="C" calcext:value-type="string">
            <text:p>C</text:p>
          </table:table-cell>
          <table:table-cell table:formula="of:=CHAR(IF (ROW([.Z5])+COLUMN([.Z5])+63&gt;90; ROW([.Z5])+COLUMN([.Z5])+63-26; ROW([.Z5])+COLUMN([.Z5])+63))" office:value-type="string" office:string-value="D" calcext:value-type="string">
            <text:p>D</text:p>
          </table:table-cell>
          <table:table-cell table:style-name="ce3" office:value-type="string" calcext:value-type="string">
            <text:p>=</text:p>
          </table:table-cell>
          <table:table-cell table:style-name="ce3" table:number-columns-repeated="11"/>
          <table:table-cell table:number-columns-repeated="13"/>
        </table:table-row>
        <table:table-row table:style-name="ro1">
          <table:table-cell table:formula="of:=CHAR(IF (ROW([.A6])+COLUMN([.A6])+63&gt;90; ROW([.A6])+COLUMN([.A6])+63-26; ROW([.A6])+COLUMN([.A6])+63))" office:value-type="string" office:string-value="F" calcext:value-type="string">
            <text:p>F</text:p>
          </table:table-cell>
          <table:table-cell table:formula="of:=CHAR(IF (ROW([.B6])+COLUMN([.B6])+63&gt;90; ROW([.B6])+COLUMN([.B6])+63-26; ROW([.B6])+COLUMN([.B6])+63))" office:value-type="string" office:string-value="G" calcext:value-type="string">
            <text:p>G</text:p>
          </table:table-cell>
          <table:table-cell table:formula="of:=CHAR(IF (ROW([.C6])+COLUMN([.C6])+63&gt;90; ROW([.C6])+COLUMN([.C6])+63-26; ROW([.C6])+COLUMN([.C6])+63))" office:value-type="string" office:string-value="H" calcext:value-type="string">
            <text:p>H</text:p>
          </table:table-cell>
          <table:table-cell table:formula="of:=CHAR(IF (ROW([.D6])+COLUMN([.D6])+63&gt;90; ROW([.D6])+COLUMN([.D6])+63-26; ROW([.D6])+COLUMN([.D6])+63))" office:value-type="string" office:string-value="I" calcext:value-type="string">
            <text:p>I</text:p>
          </table:table-cell>
          <table:table-cell table:formula="of:=CHAR(IF (ROW([.E6])+COLUMN([.E6])+63&gt;90; ROW([.E6])+COLUMN([.E6])+63-26; ROW([.E6])+COLUMN([.E6])+63))" office:value-type="string" office:string-value="J" calcext:value-type="string">
            <text:p>J</text:p>
          </table:table-cell>
          <table:table-cell table:formula="of:=CHAR(IF (ROW([.F6])+COLUMN([.F6])+63&gt;90; ROW([.F6])+COLUMN([.F6])+63-26; ROW([.F6])+COLUMN([.F6])+63))" office:value-type="string" office:string-value="K" calcext:value-type="string">
            <text:p>K</text:p>
          </table:table-cell>
          <table:table-cell table:formula="of:=CHAR(IF (ROW([.G6])+COLUMN([.G6])+63&gt;90; ROW([.G6])+COLUMN([.G6])+63-26; ROW([.G6])+COLUMN([.G6])+63))" office:value-type="string" office:string-value="L" calcext:value-type="string">
            <text:p>L</text:p>
          </table:table-cell>
          <table:table-cell table:formula="of:=CHAR(IF (ROW([.H6])+COLUMN([.H6])+63&gt;90; ROW([.H6])+COLUMN([.H6])+63-26; ROW([.H6])+COLUMN([.H6])+63))" office:value-type="string" office:string-value="M" calcext:value-type="string">
            <text:p>M</text:p>
          </table:table-cell>
          <table:table-cell table:formula="of:=CHAR(IF (ROW([.I6])+COLUMN([.I6])+63&gt;90; ROW([.I6])+COLUMN([.I6])+63-26; ROW([.I6])+COLUMN([.I6])+63))" office:value-type="string" office:string-value="N" calcext:value-type="string">
            <text:p>N</text:p>
          </table:table-cell>
          <table:table-cell table:formula="of:=CHAR(IF (ROW([.J6])+COLUMN([.J6])+63&gt;90; ROW([.J6])+COLUMN([.J6])+63-26; ROW([.J6])+COLUMN([.J6])+63))" office:value-type="string" office:string-value="O" calcext:value-type="string">
            <text:p>O</text:p>
          </table:table-cell>
          <table:table-cell table:formula="of:=CHAR(IF (ROW([.K6])+COLUMN([.K6])+63&gt;90; ROW([.K6])+COLUMN([.K6])+63-26; ROW([.K6])+COLUMN([.K6])+63))" office:value-type="string" office:string-value="P" calcext:value-type="string">
            <text:p>P</text:p>
          </table:table-cell>
          <table:table-cell table:formula="of:=CHAR(IF (ROW([.L6])+COLUMN([.L6])+63&gt;90; ROW([.L6])+COLUMN([.L6])+63-26; ROW([.L6])+COLUMN([.L6])+63))" office:value-type="string" office:string-value="Q" calcext:value-type="string">
            <text:p>Q</text:p>
          </table:table-cell>
          <table:table-cell table:formula="of:=CHAR(IF (ROW([.M6])+COLUMN([.M6])+63&gt;90; ROW([.M6])+COLUMN([.M6])+63-26; ROW([.M6])+COLUMN([.M6])+63))" office:value-type="string" office:string-value="R" calcext:value-type="string">
            <text:p>R</text:p>
          </table:table-cell>
          <table:table-cell table:formula="of:=CHAR(IF (ROW([.N6])+COLUMN([.N6])+63&gt;90; ROW([.N6])+COLUMN([.N6])+63-26; ROW([.N6])+COLUMN([.N6])+63))" office:value-type="string" office:string-value="S" calcext:value-type="string">
            <text:p>S</text:p>
          </table:table-cell>
          <table:table-cell table:formula="of:=CHAR(IF (ROW([.O6])+COLUMN([.O6])+63&gt;90; ROW([.O6])+COLUMN([.O6])+63-26; ROW([.O6])+COLUMN([.O6])+63))" office:value-type="string" office:string-value="T" calcext:value-type="string">
            <text:p>T</text:p>
          </table:table-cell>
          <table:table-cell table:formula="of:=CHAR(IF (ROW([.P6])+COLUMN([.P6])+63&gt;90; ROW([.P6])+COLUMN([.P6])+63-26; ROW([.P6])+COLUMN([.P6])+63))" office:value-type="string" office:string-value="U" calcext:value-type="string">
            <text:p>U</text:p>
          </table:table-cell>
          <table:table-cell table:formula="of:=CHAR(IF (ROW([.Q6])+COLUMN([.Q6])+63&gt;90; ROW([.Q6])+COLUMN([.Q6])+63-26; ROW([.Q6])+COLUMN([.Q6])+63))" office:value-type="string" office:string-value="V" calcext:value-type="string">
            <text:p>V</text:p>
          </table:table-cell>
          <table:table-cell table:formula="of:=CHAR(IF (ROW([.R6])+COLUMN([.R6])+63&gt;90; ROW([.R6])+COLUMN([.R6])+63-26; ROW([.R6])+COLUMN([.R6])+63))" office:value-type="string" office:string-value="W" calcext:value-type="string">
            <text:p>W</text:p>
          </table:table-cell>
          <table:table-cell table:formula="of:=CHAR(IF (ROW([.S6])+COLUMN([.S6])+63&gt;90; ROW([.S6])+COLUMN([.S6])+63-26; ROW([.S6])+COLUMN([.S6])+63))" office:value-type="string" office:string-value="X" calcext:value-type="string">
            <text:p>X</text:p>
          </table:table-cell>
          <table:table-cell table:formula="of:=CHAR(IF (ROW([.T6])+COLUMN([.T6])+63&gt;90; ROW([.T6])+COLUMN([.T6])+63-26; ROW([.T6])+COLUMN([.T6])+63))" office:value-type="string" office:string-value="Y" calcext:value-type="string">
            <text:p>Y</text:p>
          </table:table-cell>
          <table:table-cell table:formula="of:=CHAR(IF (ROW([.U6])+COLUMN([.U6])+63&gt;90; ROW([.U6])+COLUMN([.U6])+63-26; ROW([.U6])+COLUMN([.U6])+63))" office:value-type="string" office:string-value="Z" calcext:value-type="string">
            <text:p>Z</text:p>
          </table:table-cell>
          <table:table-cell table:formula="of:=CHAR(IF (ROW([.V6])+COLUMN([.V6])+63&gt;90; ROW([.V6])+COLUMN([.V6])+63-26; ROW([.V6])+COLUMN([.V6])+63))" office:value-type="string" office:string-value="A" calcext:value-type="string">
            <text:p>A</text:p>
          </table:table-cell>
          <table:table-cell table:formula="of:=CHAR(IF (ROW([.W6])+COLUMN([.W6])+63&gt;90; ROW([.W6])+COLUMN([.W6])+63-26; ROW([.W6])+COLUMN([.W6])+63))" office:value-type="string" office:string-value="B" calcext:value-type="string">
            <text:p>B</text:p>
          </table:table-cell>
          <table:table-cell table:formula="of:=CHAR(IF (ROW([.X6])+COLUMN([.X6])+63&gt;90; ROW([.X6])+COLUMN([.X6])+63-26; ROW([.X6])+COLUMN([.X6])+63))" office:value-type="string" office:string-value="C" calcext:value-type="string">
            <text:p>C</text:p>
          </table:table-cell>
          <table:table-cell table:formula="of:=CHAR(IF (ROW([.Y6])+COLUMN([.Y6])+63&gt;90; ROW([.Y6])+COLUMN([.Y6])+63-26; ROW([.Y6])+COLUMN([.Y6])+63))" office:value-type="string" office:string-value="D" calcext:value-type="string">
            <text:p>D</text:p>
          </table:table-cell>
          <table:table-cell table:formula="of:=CHAR(IF (ROW([.Z6])+COLUMN([.Z6])+63&gt;90; ROW([.Z6])+COLUMN([.Z6])+63-26; ROW([.Z6])+COLUMN([.Z6])+63))" office:value-type="string" office:string-value="E" calcext:value-type="string">
            <text:p>E</text:p>
          </table:table-cell>
          <table:table-cell table:number-columns-repeated="25"/>
        </table:table-row>
        <table:table-row table:style-name="ro1">
          <table:table-cell table:formula="of:=CHAR(IF (ROW([.A7])+COLUMN([.A7])+63&gt;90; ROW([.A7])+COLUMN([.A7])+63-26; ROW([.A7])+COLUMN([.A7])+63))" office:value-type="string" office:string-value="G" calcext:value-type="string">
            <text:p>G</text:p>
          </table:table-cell>
          <table:table-cell table:formula="of:=CHAR(IF (ROW([.B7])+COLUMN([.B7])+63&gt;90; ROW([.B7])+COLUMN([.B7])+63-26; ROW([.B7])+COLUMN([.B7])+63))" office:value-type="string" office:string-value="H" calcext:value-type="string">
            <text:p>H</text:p>
          </table:table-cell>
          <table:table-cell table:formula="of:=CHAR(IF (ROW([.C7])+COLUMN([.C7])+63&gt;90; ROW([.C7])+COLUMN([.C7])+63-26; ROW([.C7])+COLUMN([.C7])+63))" office:value-type="string" office:string-value="I" calcext:value-type="string">
            <text:p>I</text:p>
          </table:table-cell>
          <table:table-cell table:formula="of:=CHAR(IF (ROW([.D7])+COLUMN([.D7])+63&gt;90; ROW([.D7])+COLUMN([.D7])+63-26; ROW([.D7])+COLUMN([.D7])+63))" office:value-type="string" office:string-value="J" calcext:value-type="string">
            <text:p>J</text:p>
          </table:table-cell>
          <table:table-cell table:formula="of:=CHAR(IF (ROW([.E7])+COLUMN([.E7])+63&gt;90; ROW([.E7])+COLUMN([.E7])+63-26; ROW([.E7])+COLUMN([.E7])+63))" office:value-type="string" office:string-value="K" calcext:value-type="string">
            <text:p>K</text:p>
          </table:table-cell>
          <table:table-cell table:formula="of:=CHAR(IF (ROW([.F7])+COLUMN([.F7])+63&gt;90; ROW([.F7])+COLUMN([.F7])+63-26; ROW([.F7])+COLUMN([.F7])+63))" office:value-type="string" office:string-value="L" calcext:value-type="string">
            <text:p>L</text:p>
          </table:table-cell>
          <table:table-cell table:formula="of:=CHAR(IF (ROW([.G7])+COLUMN([.G7])+63&gt;90; ROW([.G7])+COLUMN([.G7])+63-26; ROW([.G7])+COLUMN([.G7])+63))" office:value-type="string" office:string-value="M" calcext:value-type="string">
            <text:p>M</text:p>
          </table:table-cell>
          <table:table-cell table:formula="of:=CHAR(IF (ROW([.H7])+COLUMN([.H7])+63&gt;90; ROW([.H7])+COLUMN([.H7])+63-26; ROW([.H7])+COLUMN([.H7])+63))" office:value-type="string" office:string-value="N" calcext:value-type="string">
            <text:p>N</text:p>
          </table:table-cell>
          <table:table-cell table:formula="of:=CHAR(IF (ROW([.I7])+COLUMN([.I7])+63&gt;90; ROW([.I7])+COLUMN([.I7])+63-26; ROW([.I7])+COLUMN([.I7])+63))" office:value-type="string" office:string-value="O" calcext:value-type="string">
            <text:p>O</text:p>
          </table:table-cell>
          <table:table-cell table:formula="of:=CHAR(IF (ROW([.J7])+COLUMN([.J7])+63&gt;90; ROW([.J7])+COLUMN([.J7])+63-26; ROW([.J7])+COLUMN([.J7])+63))" office:value-type="string" office:string-value="P" calcext:value-type="string">
            <text:p>P</text:p>
          </table:table-cell>
          <table:table-cell table:formula="of:=CHAR(IF (ROW([.K7])+COLUMN([.K7])+63&gt;90; ROW([.K7])+COLUMN([.K7])+63-26; ROW([.K7])+COLUMN([.K7])+63))" office:value-type="string" office:string-value="Q" calcext:value-type="string">
            <text:p>Q</text:p>
          </table:table-cell>
          <table:table-cell table:formula="of:=CHAR(IF (ROW([.L7])+COLUMN([.L7])+63&gt;90; ROW([.L7])+COLUMN([.L7])+63-26; ROW([.L7])+COLUMN([.L7])+63))" office:value-type="string" office:string-value="R" calcext:value-type="string">
            <text:p>R</text:p>
          </table:table-cell>
          <table:table-cell table:formula="of:=CHAR(IF (ROW([.M7])+COLUMN([.M7])+63&gt;90; ROW([.M7])+COLUMN([.M7])+63-26; ROW([.M7])+COLUMN([.M7])+63))" office:value-type="string" office:string-value="S" calcext:value-type="string">
            <text:p>S</text:p>
          </table:table-cell>
          <table:table-cell table:formula="of:=CHAR(IF (ROW([.N7])+COLUMN([.N7])+63&gt;90; ROW([.N7])+COLUMN([.N7])+63-26; ROW([.N7])+COLUMN([.N7])+63))" office:value-type="string" office:string-value="T" calcext:value-type="string">
            <text:p>T</text:p>
          </table:table-cell>
          <table:table-cell table:formula="of:=CHAR(IF (ROW([.O7])+COLUMN([.O7])+63&gt;90; ROW([.O7])+COLUMN([.O7])+63-26; ROW([.O7])+COLUMN([.O7])+63))" office:value-type="string" office:string-value="U" calcext:value-type="string">
            <text:p>U</text:p>
          </table:table-cell>
          <table:table-cell table:formula="of:=CHAR(IF (ROW([.P7])+COLUMN([.P7])+63&gt;90; ROW([.P7])+COLUMN([.P7])+63-26; ROW([.P7])+COLUMN([.P7])+63))" office:value-type="string" office:string-value="V" calcext:value-type="string">
            <text:p>V</text:p>
          </table:table-cell>
          <table:table-cell table:formula="of:=CHAR(IF (ROW([.Q7])+COLUMN([.Q7])+63&gt;90; ROW([.Q7])+COLUMN([.Q7])+63-26; ROW([.Q7])+COLUMN([.Q7])+63))" office:value-type="string" office:string-value="W" calcext:value-type="string">
            <text:p>W</text:p>
          </table:table-cell>
          <table:table-cell table:formula="of:=CHAR(IF (ROW([.R7])+COLUMN([.R7])+63&gt;90; ROW([.R7])+COLUMN([.R7])+63-26; ROW([.R7])+COLUMN([.R7])+63))" office:value-type="string" office:string-value="X" calcext:value-type="string">
            <text:p>X</text:p>
          </table:table-cell>
          <table:table-cell table:formula="of:=CHAR(IF (ROW([.S7])+COLUMN([.S7])+63&gt;90; ROW([.S7])+COLUMN([.S7])+63-26; ROW([.S7])+COLUMN([.S7])+63))" office:value-type="string" office:string-value="Y" calcext:value-type="string">
            <text:p>Y</text:p>
          </table:table-cell>
          <table:table-cell table:formula="of:=CHAR(IF (ROW([.T7])+COLUMN([.T7])+63&gt;90; ROW([.T7])+COLUMN([.T7])+63-26; ROW([.T7])+COLUMN([.T7])+63))" office:value-type="string" office:string-value="Z" calcext:value-type="string">
            <text:p>Z</text:p>
          </table:table-cell>
          <table:table-cell table:formula="of:=CHAR(IF (ROW([.U7])+COLUMN([.U7])+63&gt;90; ROW([.U7])+COLUMN([.U7])+63-26; ROW([.U7])+COLUMN([.U7])+63))" office:value-type="string" office:string-value="A" calcext:value-type="string">
            <text:p>A</text:p>
          </table:table-cell>
          <table:table-cell table:formula="of:=CHAR(IF (ROW([.V7])+COLUMN([.V7])+63&gt;90; ROW([.V7])+COLUMN([.V7])+63-26; ROW([.V7])+COLUMN([.V7])+63))" office:value-type="string" office:string-value="B" calcext:value-type="string">
            <text:p>B</text:p>
          </table:table-cell>
          <table:table-cell table:formula="of:=CHAR(IF (ROW([.W7])+COLUMN([.W7])+63&gt;90; ROW([.W7])+COLUMN([.W7])+63-26; ROW([.W7])+COLUMN([.W7])+63))" office:value-type="string" office:string-value="C" calcext:value-type="string">
            <text:p>C</text:p>
          </table:table-cell>
          <table:table-cell table:formula="of:=CHAR(IF (ROW([.X7])+COLUMN([.X7])+63&gt;90; ROW([.X7])+COLUMN([.X7])+63-26; ROW([.X7])+COLUMN([.X7])+63))" office:value-type="string" office:string-value="D" calcext:value-type="string">
            <text:p>D</text:p>
          </table:table-cell>
          <table:table-cell table:formula="of:=CHAR(IF (ROW([.Y7])+COLUMN([.Y7])+63&gt;90; ROW([.Y7])+COLUMN([.Y7])+63-26; ROW([.Y7])+COLUMN([.Y7])+63))" office:value-type="string" office:string-value="E" calcext:value-type="string">
            <text:p>E</text:p>
          </table:table-cell>
          <table:table-cell table:formula="of:=CHAR(IF (ROW([.Z7])+COLUMN([.Z7])+63&gt;90; ROW([.Z7])+COLUMN([.Z7])+63-26; ROW([.Z7])+COLUMN([.Z7])+63))" office:value-type="string" office:string-value="F" calcext:value-type="string">
            <text:p>F</text:p>
          </table:table-cell>
          <table:table-cell table:number-columns-repeated="25"/>
        </table:table-row>
        <table:table-row table:style-name="ro1">
          <table:table-cell table:formula="of:=CHAR(IF (ROW([.A8])+COLUMN([.A8])+63&gt;90; ROW([.A8])+COLUMN([.A8])+63-26; ROW([.A8])+COLUMN([.A8])+63))" office:value-type="string" office:string-value="H" calcext:value-type="string">
            <text:p>H</text:p>
          </table:table-cell>
          <table:table-cell table:formula="of:=CHAR(IF (ROW([.B8])+COLUMN([.B8])+63&gt;90; ROW([.B8])+COLUMN([.B8])+63-26; ROW([.B8])+COLUMN([.B8])+63))" office:value-type="string" office:string-value="I" calcext:value-type="string">
            <text:p>I</text:p>
          </table:table-cell>
          <table:table-cell table:formula="of:=CHAR(IF (ROW([.C8])+COLUMN([.C8])+63&gt;90; ROW([.C8])+COLUMN([.C8])+63-26; ROW([.C8])+COLUMN([.C8])+63))" office:value-type="string" office:string-value="J" calcext:value-type="string">
            <text:p>J</text:p>
          </table:table-cell>
          <table:table-cell table:formula="of:=CHAR(IF (ROW([.D8])+COLUMN([.D8])+63&gt;90; ROW([.D8])+COLUMN([.D8])+63-26; ROW([.D8])+COLUMN([.D8])+63))" office:value-type="string" office:string-value="K" calcext:value-type="string">
            <text:p>K</text:p>
          </table:table-cell>
          <table:table-cell table:formula="of:=CHAR(IF (ROW([.E8])+COLUMN([.E8])+63&gt;90; ROW([.E8])+COLUMN([.E8])+63-26; ROW([.E8])+COLUMN([.E8])+63))" office:value-type="string" office:string-value="L" calcext:value-type="string">
            <text:p>L</text:p>
          </table:table-cell>
          <table:table-cell table:formula="of:=CHAR(IF (ROW([.F8])+COLUMN([.F8])+63&gt;90; ROW([.F8])+COLUMN([.F8])+63-26; ROW([.F8])+COLUMN([.F8])+63))" office:value-type="string" office:string-value="M" calcext:value-type="string">
            <text:p>M</text:p>
          </table:table-cell>
          <table:table-cell table:formula="of:=CHAR(IF (ROW([.G8])+COLUMN([.G8])+63&gt;90; ROW([.G8])+COLUMN([.G8])+63-26; ROW([.G8])+COLUMN([.G8])+63))" office:value-type="string" office:string-value="N" calcext:value-type="string">
            <text:p>N</text:p>
          </table:table-cell>
          <table:table-cell table:formula="of:=CHAR(IF (ROW([.H8])+COLUMN([.H8])+63&gt;90; ROW([.H8])+COLUMN([.H8])+63-26; ROW([.H8])+COLUMN([.H8])+63))" office:value-type="string" office:string-value="O" calcext:value-type="string">
            <text:p>O</text:p>
          </table:table-cell>
          <table:table-cell table:formula="of:=CHAR(IF (ROW([.I8])+COLUMN([.I8])+63&gt;90; ROW([.I8])+COLUMN([.I8])+63-26; ROW([.I8])+COLUMN([.I8])+63))" office:value-type="string" office:string-value="P" calcext:value-type="string">
            <text:p>P</text:p>
          </table:table-cell>
          <table:table-cell table:formula="of:=CHAR(IF (ROW([.J8])+COLUMN([.J8])+63&gt;90; ROW([.J8])+COLUMN([.J8])+63-26; ROW([.J8])+COLUMN([.J8])+63))" office:value-type="string" office:string-value="Q" calcext:value-type="string">
            <text:p>Q</text:p>
          </table:table-cell>
          <table:table-cell table:formula="of:=CHAR(IF (ROW([.K8])+COLUMN([.K8])+63&gt;90; ROW([.K8])+COLUMN([.K8])+63-26; ROW([.K8])+COLUMN([.K8])+63))" office:value-type="string" office:string-value="R" calcext:value-type="string">
            <text:p>R</text:p>
          </table:table-cell>
          <table:table-cell table:formula="of:=CHAR(IF (ROW([.L8])+COLUMN([.L8])+63&gt;90; ROW([.L8])+COLUMN([.L8])+63-26; ROW([.L8])+COLUMN([.L8])+63))" office:value-type="string" office:string-value="S" calcext:value-type="string">
            <text:p>S</text:p>
          </table:table-cell>
          <table:table-cell table:formula="of:=CHAR(IF (ROW([.M8])+COLUMN([.M8])+63&gt;90; ROW([.M8])+COLUMN([.M8])+63-26; ROW([.M8])+COLUMN([.M8])+63))" office:value-type="string" office:string-value="T" calcext:value-type="string">
            <text:p>T</text:p>
          </table:table-cell>
          <table:table-cell table:formula="of:=CHAR(IF (ROW([.N8])+COLUMN([.N8])+63&gt;90; ROW([.N8])+COLUMN([.N8])+63-26; ROW([.N8])+COLUMN([.N8])+63))" office:value-type="string" office:string-value="U" calcext:value-type="string">
            <text:p>U</text:p>
          </table:table-cell>
          <table:table-cell table:formula="of:=CHAR(IF (ROW([.O8])+COLUMN([.O8])+63&gt;90; ROW([.O8])+COLUMN([.O8])+63-26; ROW([.O8])+COLUMN([.O8])+63))" office:value-type="string" office:string-value="V" calcext:value-type="string">
            <text:p>V</text:p>
          </table:table-cell>
          <table:table-cell table:formula="of:=CHAR(IF (ROW([.P8])+COLUMN([.P8])+63&gt;90; ROW([.P8])+COLUMN([.P8])+63-26; ROW([.P8])+COLUMN([.P8])+63))" office:value-type="string" office:string-value="W" calcext:value-type="string">
            <text:p>W</text:p>
          </table:table-cell>
          <table:table-cell table:formula="of:=CHAR(IF (ROW([.Q8])+COLUMN([.Q8])+63&gt;90; ROW([.Q8])+COLUMN([.Q8])+63-26; ROW([.Q8])+COLUMN([.Q8])+63))" office:value-type="string" office:string-value="X" calcext:value-type="string">
            <text:p>X</text:p>
          </table:table-cell>
          <table:table-cell table:formula="of:=CHAR(IF (ROW([.R8])+COLUMN([.R8])+63&gt;90; ROW([.R8])+COLUMN([.R8])+63-26; ROW([.R8])+COLUMN([.R8])+63))" office:value-type="string" office:string-value="Y" calcext:value-type="string">
            <text:p>Y</text:p>
          </table:table-cell>
          <table:table-cell table:formula="of:=CHAR(IF (ROW([.S8])+COLUMN([.S8])+63&gt;90; ROW([.S8])+COLUMN([.S8])+63-26; ROW([.S8])+COLUMN([.S8])+63))" office:value-type="string" office:string-value="Z" calcext:value-type="string">
            <text:p>Z</text:p>
          </table:table-cell>
          <table:table-cell table:formula="of:=CHAR(IF (ROW([.T8])+COLUMN([.T8])+63&gt;90; ROW([.T8])+COLUMN([.T8])+63-26; ROW([.T8])+COLUMN([.T8])+63))" office:value-type="string" office:string-value="A" calcext:value-type="string">
            <text:p>A</text:p>
          </table:table-cell>
          <table:table-cell table:formula="of:=CHAR(IF (ROW([.U8])+COLUMN([.U8])+63&gt;90; ROW([.U8])+COLUMN([.U8])+63-26; ROW([.U8])+COLUMN([.U8])+63))" office:value-type="string" office:string-value="B" calcext:value-type="string">
            <text:p>B</text:p>
          </table:table-cell>
          <table:table-cell table:formula="of:=CHAR(IF (ROW([.V8])+COLUMN([.V8])+63&gt;90; ROW([.V8])+COLUMN([.V8])+63-26; ROW([.V8])+COLUMN([.V8])+63))" office:value-type="string" office:string-value="C" calcext:value-type="string">
            <text:p>C</text:p>
          </table:table-cell>
          <table:table-cell table:formula="of:=CHAR(IF (ROW([.W8])+COLUMN([.W8])+63&gt;90; ROW([.W8])+COLUMN([.W8])+63-26; ROW([.W8])+COLUMN([.W8])+63))" office:value-type="string" office:string-value="D" calcext:value-type="string">
            <text:p>D</text:p>
          </table:table-cell>
          <table:table-cell table:formula="of:=CHAR(IF (ROW([.X8])+COLUMN([.X8])+63&gt;90; ROW([.X8])+COLUMN([.X8])+63-26; ROW([.X8])+COLUMN([.X8])+63))" office:value-type="string" office:string-value="E" calcext:value-type="string">
            <text:p>E</text:p>
          </table:table-cell>
          <table:table-cell table:formula="of:=CHAR(IF (ROW([.Y8])+COLUMN([.Y8])+63&gt;90; ROW([.Y8])+COLUMN([.Y8])+63-26; ROW([.Y8])+COLUMN([.Y8])+63))" office:value-type="string" office:string-value="F" calcext:value-type="string">
            <text:p>F</text:p>
          </table:table-cell>
          <table:table-cell table:formula="of:=CHAR(IF (ROW([.Z8])+COLUMN([.Z8])+63&gt;90; ROW([.Z8])+COLUMN([.Z8])+63-26; ROW([.Z8])+COLUMN([.Z8])+63))" office:value-type="string" office:string-value="G" calcext:value-type="string">
            <text:p>G</text:p>
          </table:table-cell>
          <table:table-cell table:number-columns-repeated="25"/>
        </table:table-row>
        <table:table-row table:style-name="ro1">
          <table:table-cell table:formula="of:=CHAR(IF (ROW([.A9])+COLUMN([.A9])+63&gt;90; ROW([.A9])+COLUMN([.A9])+63-26; ROW([.A9])+COLUMN([.A9])+63))" office:value-type="string" office:string-value="I" calcext:value-type="string">
            <text:p>I</text:p>
          </table:table-cell>
          <table:table-cell table:formula="of:=CHAR(IF (ROW([.B9])+COLUMN([.B9])+63&gt;90; ROW([.B9])+COLUMN([.B9])+63-26; ROW([.B9])+COLUMN([.B9])+63))" office:value-type="string" office:string-value="J" calcext:value-type="string">
            <text:p>J</text:p>
          </table:table-cell>
          <table:table-cell table:formula="of:=CHAR(IF (ROW([.C9])+COLUMN([.C9])+63&gt;90; ROW([.C9])+COLUMN([.C9])+63-26; ROW([.C9])+COLUMN([.C9])+63))" office:value-type="string" office:string-value="K" calcext:value-type="string">
            <text:p>K</text:p>
          </table:table-cell>
          <table:table-cell table:formula="of:=CHAR(IF (ROW([.D9])+COLUMN([.D9])+63&gt;90; ROW([.D9])+COLUMN([.D9])+63-26; ROW([.D9])+COLUMN([.D9])+63))" office:value-type="string" office:string-value="L" calcext:value-type="string">
            <text:p>L</text:p>
          </table:table-cell>
          <table:table-cell table:formula="of:=CHAR(IF (ROW([.E9])+COLUMN([.E9])+63&gt;90; ROW([.E9])+COLUMN([.E9])+63-26; ROW([.E9])+COLUMN([.E9])+63))" office:value-type="string" office:string-value="M" calcext:value-type="string">
            <text:p>M</text:p>
          </table:table-cell>
          <table:table-cell table:formula="of:=CHAR(IF (ROW([.F9])+COLUMN([.F9])+63&gt;90; ROW([.F9])+COLUMN([.F9])+63-26; ROW([.F9])+COLUMN([.F9])+63))" office:value-type="string" office:string-value="N" calcext:value-type="string">
            <text:p>N</text:p>
          </table:table-cell>
          <table:table-cell table:formula="of:=CHAR(IF (ROW([.G9])+COLUMN([.G9])+63&gt;90; ROW([.G9])+COLUMN([.G9])+63-26; ROW([.G9])+COLUMN([.G9])+63))" office:value-type="string" office:string-value="O" calcext:value-type="string">
            <text:p>O</text:p>
          </table:table-cell>
          <table:table-cell table:formula="of:=CHAR(IF (ROW([.H9])+COLUMN([.H9])+63&gt;90; ROW([.H9])+COLUMN([.H9])+63-26; ROW([.H9])+COLUMN([.H9])+63))" office:value-type="string" office:string-value="P" calcext:value-type="string">
            <text:p>P</text:p>
          </table:table-cell>
          <table:table-cell table:formula="of:=CHAR(IF (ROW([.I9])+COLUMN([.I9])+63&gt;90; ROW([.I9])+COLUMN([.I9])+63-26; ROW([.I9])+COLUMN([.I9])+63))" office:value-type="string" office:string-value="Q" calcext:value-type="string">
            <text:p>Q</text:p>
          </table:table-cell>
          <table:table-cell table:formula="of:=CHAR(IF (ROW([.J9])+COLUMN([.J9])+63&gt;90; ROW([.J9])+COLUMN([.J9])+63-26; ROW([.J9])+COLUMN([.J9])+63))" office:value-type="string" office:string-value="R" calcext:value-type="string">
            <text:p>R</text:p>
          </table:table-cell>
          <table:table-cell table:formula="of:=CHAR(IF (ROW([.K9])+COLUMN([.K9])+63&gt;90; ROW([.K9])+COLUMN([.K9])+63-26; ROW([.K9])+COLUMN([.K9])+63))" office:value-type="string" office:string-value="S" calcext:value-type="string">
            <text:p>S</text:p>
          </table:table-cell>
          <table:table-cell table:formula="of:=CHAR(IF (ROW([.L9])+COLUMN([.L9])+63&gt;90; ROW([.L9])+COLUMN([.L9])+63-26; ROW([.L9])+COLUMN([.L9])+63))" office:value-type="string" office:string-value="T" calcext:value-type="string">
            <text:p>T</text:p>
          </table:table-cell>
          <table:table-cell table:formula="of:=CHAR(IF (ROW([.M9])+COLUMN([.M9])+63&gt;90; ROW([.M9])+COLUMN([.M9])+63-26; ROW([.M9])+COLUMN([.M9])+63))" office:value-type="string" office:string-value="U" calcext:value-type="string">
            <text:p>U</text:p>
          </table:table-cell>
          <table:table-cell table:formula="of:=CHAR(IF (ROW([.N9])+COLUMN([.N9])+63&gt;90; ROW([.N9])+COLUMN([.N9])+63-26; ROW([.N9])+COLUMN([.N9])+63))" office:value-type="string" office:string-value="V" calcext:value-type="string">
            <text:p>V</text:p>
          </table:table-cell>
          <table:table-cell table:formula="of:=CHAR(IF (ROW([.O9])+COLUMN([.O9])+63&gt;90; ROW([.O9])+COLUMN([.O9])+63-26; ROW([.O9])+COLUMN([.O9])+63))" office:value-type="string" office:string-value="W" calcext:value-type="string">
            <text:p>W</text:p>
          </table:table-cell>
          <table:table-cell table:formula="of:=CHAR(IF (ROW([.P9])+COLUMN([.P9])+63&gt;90; ROW([.P9])+COLUMN([.P9])+63-26; ROW([.P9])+COLUMN([.P9])+63))" office:value-type="string" office:string-value="X" calcext:value-type="string">
            <text:p>X</text:p>
          </table:table-cell>
          <table:table-cell table:formula="of:=CHAR(IF (ROW([.Q9])+COLUMN([.Q9])+63&gt;90; ROW([.Q9])+COLUMN([.Q9])+63-26; ROW([.Q9])+COLUMN([.Q9])+63))" office:value-type="string" office:string-value="Y" calcext:value-type="string">
            <text:p>Y</text:p>
          </table:table-cell>
          <table:table-cell table:formula="of:=CHAR(IF (ROW([.R9])+COLUMN([.R9])+63&gt;90; ROW([.R9])+COLUMN([.R9])+63-26; ROW([.R9])+COLUMN([.R9])+63))" office:value-type="string" office:string-value="Z" calcext:value-type="string">
            <text:p>Z</text:p>
          </table:table-cell>
          <table:table-cell table:formula="of:=CHAR(IF (ROW([.S9])+COLUMN([.S9])+63&gt;90; ROW([.S9])+COLUMN([.S9])+63-26; ROW([.S9])+COLUMN([.S9])+63))" office:value-type="string" office:string-value="A" calcext:value-type="string">
            <text:p>A</text:p>
          </table:table-cell>
          <table:table-cell table:formula="of:=CHAR(IF (ROW([.T9])+COLUMN([.T9])+63&gt;90; ROW([.T9])+COLUMN([.T9])+63-26; ROW([.T9])+COLUMN([.T9])+63))" office:value-type="string" office:string-value="B" calcext:value-type="string">
            <text:p>B</text:p>
          </table:table-cell>
          <table:table-cell table:formula="of:=CHAR(IF (ROW([.U9])+COLUMN([.U9])+63&gt;90; ROW([.U9])+COLUMN([.U9])+63-26; ROW([.U9])+COLUMN([.U9])+63))" office:value-type="string" office:string-value="C" calcext:value-type="string">
            <text:p>C</text:p>
          </table:table-cell>
          <table:table-cell table:formula="of:=CHAR(IF (ROW([.V9])+COLUMN([.V9])+63&gt;90; ROW([.V9])+COLUMN([.V9])+63-26; ROW([.V9])+COLUMN([.V9])+63))" office:value-type="string" office:string-value="D" calcext:value-type="string">
            <text:p>D</text:p>
          </table:table-cell>
          <table:table-cell table:formula="of:=CHAR(IF (ROW([.W9])+COLUMN([.W9])+63&gt;90; ROW([.W9])+COLUMN([.W9])+63-26; ROW([.W9])+COLUMN([.W9])+63))" office:value-type="string" office:string-value="E" calcext:value-type="string">
            <text:p>E</text:p>
          </table:table-cell>
          <table:table-cell table:formula="of:=CHAR(IF (ROW([.X9])+COLUMN([.X9])+63&gt;90; ROW([.X9])+COLUMN([.X9])+63-26; ROW([.X9])+COLUMN([.X9])+63))" office:value-type="string" office:string-value="F" calcext:value-type="string">
            <text:p>F</text:p>
          </table:table-cell>
          <table:table-cell table:formula="of:=CHAR(IF (ROW([.Y9])+COLUMN([.Y9])+63&gt;90; ROW([.Y9])+COLUMN([.Y9])+63-26; ROW([.Y9])+COLUMN([.Y9])+63))" office:value-type="string" office:string-value="G" calcext:value-type="string">
            <text:p>G</text:p>
          </table:table-cell>
          <table:table-cell table:formula="of:=CHAR(IF (ROW([.Z9])+COLUMN([.Z9])+63&gt;90; ROW([.Z9])+COLUMN([.Z9])+63-26; ROW([.Z9])+COLUMN([.Z9])+63))" office:value-type="string" office:string-value="H" calcext:value-type="string">
            <text:p>H</text:p>
          </table:table-cell>
          <table:table-cell table:number-columns-repeated="25"/>
        </table:table-row>
        <table:table-row table:style-name="ro1">
          <table:table-cell table:formula="of:=CHAR(IF (ROW([.A10])+COLUMN([.A10])+63&gt;90; ROW([.A10])+COLUMN([.A10])+63-26; ROW([.A10])+COLUMN([.A10])+63))" office:value-type="string" office:string-value="J" calcext:value-type="string">
            <text:p>J</text:p>
          </table:table-cell>
          <table:table-cell table:formula="of:=CHAR(IF (ROW([.B10])+COLUMN([.B10])+63&gt;90; ROW([.B10])+COLUMN([.B10])+63-26; ROW([.B10])+COLUMN([.B10])+63))" office:value-type="string" office:string-value="K" calcext:value-type="string">
            <text:p>K</text:p>
          </table:table-cell>
          <table:table-cell table:formula="of:=CHAR(IF (ROW([.C10])+COLUMN([.C10])+63&gt;90; ROW([.C10])+COLUMN([.C10])+63-26; ROW([.C10])+COLUMN([.C10])+63))" office:value-type="string" office:string-value="L" calcext:value-type="string">
            <text:p>L</text:p>
          </table:table-cell>
          <table:table-cell table:formula="of:=CHAR(IF (ROW([.D10])+COLUMN([.D10])+63&gt;90; ROW([.D10])+COLUMN([.D10])+63-26; ROW([.D10])+COLUMN([.D10])+63))" office:value-type="string" office:string-value="M" calcext:value-type="string">
            <text:p>M</text:p>
          </table:table-cell>
          <table:table-cell table:formula="of:=CHAR(IF (ROW([.E10])+COLUMN([.E10])+63&gt;90; ROW([.E10])+COLUMN([.E10])+63-26; ROW([.E10])+COLUMN([.E10])+63))" office:value-type="string" office:string-value="N" calcext:value-type="string">
            <text:p>N</text:p>
          </table:table-cell>
          <table:table-cell table:formula="of:=CHAR(IF (ROW([.F10])+COLUMN([.F10])+63&gt;90; ROW([.F10])+COLUMN([.F10])+63-26; ROW([.F10])+COLUMN([.F10])+63))" office:value-type="string" office:string-value="O" calcext:value-type="string">
            <text:p>O</text:p>
          </table:table-cell>
          <table:table-cell table:formula="of:=CHAR(IF (ROW([.G10])+COLUMN([.G10])+63&gt;90; ROW([.G10])+COLUMN([.G10])+63-26; ROW([.G10])+COLUMN([.G10])+63))" office:value-type="string" office:string-value="P" calcext:value-type="string">
            <text:p>P</text:p>
          </table:table-cell>
          <table:table-cell table:formula="of:=CHAR(IF (ROW([.H10])+COLUMN([.H10])+63&gt;90; ROW([.H10])+COLUMN([.H10])+63-26; ROW([.H10])+COLUMN([.H10])+63))" office:value-type="string" office:string-value="Q" calcext:value-type="string">
            <text:p>Q</text:p>
          </table:table-cell>
          <table:table-cell table:formula="of:=CHAR(IF (ROW([.I10])+COLUMN([.I10])+63&gt;90; ROW([.I10])+COLUMN([.I10])+63-26; ROW([.I10])+COLUMN([.I10])+63))" office:value-type="string" office:string-value="R" calcext:value-type="string">
            <text:p>R</text:p>
          </table:table-cell>
          <table:table-cell table:formula="of:=CHAR(IF (ROW([.J10])+COLUMN([.J10])+63&gt;90; ROW([.J10])+COLUMN([.J10])+63-26; ROW([.J10])+COLUMN([.J10])+63))" office:value-type="string" office:string-value="S" calcext:value-type="string">
            <text:p>S</text:p>
          </table:table-cell>
          <table:table-cell table:formula="of:=CHAR(IF (ROW([.K10])+COLUMN([.K10])+63&gt;90; ROW([.K10])+COLUMN([.K10])+63-26; ROW([.K10])+COLUMN([.K10])+63))" office:value-type="string" office:string-value="T" calcext:value-type="string">
            <text:p>T</text:p>
          </table:table-cell>
          <table:table-cell table:formula="of:=CHAR(IF (ROW([.L10])+COLUMN([.L10])+63&gt;90; ROW([.L10])+COLUMN([.L10])+63-26; ROW([.L10])+COLUMN([.L10])+63))" office:value-type="string" office:string-value="U" calcext:value-type="string">
            <text:p>U</text:p>
          </table:table-cell>
          <table:table-cell table:formula="of:=CHAR(IF (ROW([.M10])+COLUMN([.M10])+63&gt;90; ROW([.M10])+COLUMN([.M10])+63-26; ROW([.M10])+COLUMN([.M10])+63))" office:value-type="string" office:string-value="V" calcext:value-type="string">
            <text:p>V</text:p>
          </table:table-cell>
          <table:table-cell table:formula="of:=CHAR(IF (ROW([.N10])+COLUMN([.N10])+63&gt;90; ROW([.N10])+COLUMN([.N10])+63-26; ROW([.N10])+COLUMN([.N10])+63))" office:value-type="string" office:string-value="W" calcext:value-type="string">
            <text:p>W</text:p>
          </table:table-cell>
          <table:table-cell table:formula="of:=CHAR(IF (ROW([.O10])+COLUMN([.O10])+63&gt;90; ROW([.O10])+COLUMN([.O10])+63-26; ROW([.O10])+COLUMN([.O10])+63))" office:value-type="string" office:string-value="X" calcext:value-type="string">
            <text:p>X</text:p>
          </table:table-cell>
          <table:table-cell table:formula="of:=CHAR(IF (ROW([.P10])+COLUMN([.P10])+63&gt;90; ROW([.P10])+COLUMN([.P10])+63-26; ROW([.P10])+COLUMN([.P10])+63))" office:value-type="string" office:string-value="Y" calcext:value-type="string">
            <text:p>Y</text:p>
          </table:table-cell>
          <table:table-cell table:formula="of:=CHAR(IF (ROW([.Q10])+COLUMN([.Q10])+63&gt;90; ROW([.Q10])+COLUMN([.Q10])+63-26; ROW([.Q10])+COLUMN([.Q10])+63))" office:value-type="string" office:string-value="Z" calcext:value-type="string">
            <text:p>Z</text:p>
          </table:table-cell>
          <table:table-cell table:formula="of:=CHAR(IF (ROW([.R10])+COLUMN([.R10])+63&gt;90; ROW([.R10])+COLUMN([.R10])+63-26; ROW([.R10])+COLUMN([.R10])+63))" office:value-type="string" office:string-value="A" calcext:value-type="string">
            <text:p>A</text:p>
          </table:table-cell>
          <table:table-cell table:formula="of:=CHAR(IF (ROW([.S10])+COLUMN([.S10])+63&gt;90; ROW([.S10])+COLUMN([.S10])+63-26; ROW([.S10])+COLUMN([.S10])+63))" office:value-type="string" office:string-value="B" calcext:value-type="string">
            <text:p>B</text:p>
          </table:table-cell>
          <table:table-cell table:formula="of:=CHAR(IF (ROW([.T10])+COLUMN([.T10])+63&gt;90; ROW([.T10])+COLUMN([.T10])+63-26; ROW([.T10])+COLUMN([.T10])+63))" office:value-type="string" office:string-value="C" calcext:value-type="string">
            <text:p>C</text:p>
          </table:table-cell>
          <table:table-cell table:formula="of:=CHAR(IF (ROW([.U10])+COLUMN([.U10])+63&gt;90; ROW([.U10])+COLUMN([.U10])+63-26; ROW([.U10])+COLUMN([.U10])+63))" office:value-type="string" office:string-value="D" calcext:value-type="string">
            <text:p>D</text:p>
          </table:table-cell>
          <table:table-cell table:formula="of:=CHAR(IF (ROW([.V10])+COLUMN([.V10])+63&gt;90; ROW([.V10])+COLUMN([.V10])+63-26; ROW([.V10])+COLUMN([.V10])+63))" office:value-type="string" office:string-value="E" calcext:value-type="string">
            <text:p>E</text:p>
          </table:table-cell>
          <table:table-cell table:formula="of:=CHAR(IF (ROW([.W10])+COLUMN([.W10])+63&gt;90; ROW([.W10])+COLUMN([.W10])+63-26; ROW([.W10])+COLUMN([.W10])+63))" office:value-type="string" office:string-value="F" calcext:value-type="string">
            <text:p>F</text:p>
          </table:table-cell>
          <table:table-cell table:formula="of:=CHAR(IF (ROW([.X10])+COLUMN([.X10])+63&gt;90; ROW([.X10])+COLUMN([.X10])+63-26; ROW([.X10])+COLUMN([.X10])+63))" office:value-type="string" office:string-value="G" calcext:value-type="string">
            <text:p>G</text:p>
          </table:table-cell>
          <table:table-cell table:formula="of:=CHAR(IF (ROW([.Y10])+COLUMN([.Y10])+63&gt;90; ROW([.Y10])+COLUMN([.Y10])+63-26; ROW([.Y10])+COLUMN([.Y10])+63))" office:value-type="string" office:string-value="H" calcext:value-type="string">
            <text:p>H</text:p>
          </table:table-cell>
          <table:table-cell table:formula="of:=CHAR(IF (ROW([.Z10])+COLUMN([.Z10])+63&gt;90; ROW([.Z10])+COLUMN([.Z10])+63-26; ROW([.Z10])+COLUMN([.Z10])+63))" office:value-type="string" office:string-value="I" calcext:value-type="string">
            <text:p>I</text:p>
          </table:table-cell>
          <table:table-cell table:number-columns-repeated="25"/>
        </table:table-row>
        <table:table-row table:style-name="ro1">
          <table:table-cell table:formula="of:=CHAR(IF (ROW([.A11])+COLUMN([.A11])+63&gt;90; ROW([.A11])+COLUMN([.A11])+63-26; ROW([.A11])+COLUMN([.A11])+63))" office:value-type="string" office:string-value="K" calcext:value-type="string">
            <text:p>K</text:p>
          </table:table-cell>
          <table:table-cell table:formula="of:=CHAR(IF (ROW([.B11])+COLUMN([.B11])+63&gt;90; ROW([.B11])+COLUMN([.B11])+63-26; ROW([.B11])+COLUMN([.B11])+63))" office:value-type="string" office:string-value="L" calcext:value-type="string">
            <text:p>L</text:p>
          </table:table-cell>
          <table:table-cell table:formula="of:=CHAR(IF (ROW([.C11])+COLUMN([.C11])+63&gt;90; ROW([.C11])+COLUMN([.C11])+63-26; ROW([.C11])+COLUMN([.C11])+63))" office:value-type="string" office:string-value="M" calcext:value-type="string">
            <text:p>M</text:p>
          </table:table-cell>
          <table:table-cell table:formula="of:=CHAR(IF (ROW([.D11])+COLUMN([.D11])+63&gt;90; ROW([.D11])+COLUMN([.D11])+63-26; ROW([.D11])+COLUMN([.D11])+63))" office:value-type="string" office:string-value="N" calcext:value-type="string">
            <text:p>N</text:p>
          </table:table-cell>
          <table:table-cell table:formula="of:=CHAR(IF (ROW([.E11])+COLUMN([.E11])+63&gt;90; ROW([.E11])+COLUMN([.E11])+63-26; ROW([.E11])+COLUMN([.E11])+63))" office:value-type="string" office:string-value="O" calcext:value-type="string">
            <text:p>O</text:p>
          </table:table-cell>
          <table:table-cell table:formula="of:=CHAR(IF (ROW([.F11])+COLUMN([.F11])+63&gt;90; ROW([.F11])+COLUMN([.F11])+63-26; ROW([.F11])+COLUMN([.F11])+63))" office:value-type="string" office:string-value="P" calcext:value-type="string">
            <text:p>P</text:p>
          </table:table-cell>
          <table:table-cell table:formula="of:=CHAR(IF (ROW([.G11])+COLUMN([.G11])+63&gt;90; ROW([.G11])+COLUMN([.G11])+63-26; ROW([.G11])+COLUMN([.G11])+63))" office:value-type="string" office:string-value="Q" calcext:value-type="string">
            <text:p>Q</text:p>
          </table:table-cell>
          <table:table-cell table:formula="of:=CHAR(IF (ROW([.H11])+COLUMN([.H11])+63&gt;90; ROW([.H11])+COLUMN([.H11])+63-26; ROW([.H11])+COLUMN([.H11])+63))" office:value-type="string" office:string-value="R" calcext:value-type="string">
            <text:p>R</text:p>
          </table:table-cell>
          <table:table-cell table:formula="of:=CHAR(IF (ROW([.I11])+COLUMN([.I11])+63&gt;90; ROW([.I11])+COLUMN([.I11])+63-26; ROW([.I11])+COLUMN([.I11])+63))" office:value-type="string" office:string-value="S" calcext:value-type="string">
            <text:p>S</text:p>
          </table:table-cell>
          <table:table-cell table:formula="of:=CHAR(IF (ROW([.J11])+COLUMN([.J11])+63&gt;90; ROW([.J11])+COLUMN([.J11])+63-26; ROW([.J11])+COLUMN([.J11])+63))" office:value-type="string" office:string-value="T" calcext:value-type="string">
            <text:p>T</text:p>
          </table:table-cell>
          <table:table-cell table:formula="of:=CHAR(IF (ROW([.K11])+COLUMN([.K11])+63&gt;90; ROW([.K11])+COLUMN([.K11])+63-26; ROW([.K11])+COLUMN([.K11])+63))" office:value-type="string" office:string-value="U" calcext:value-type="string">
            <text:p>U</text:p>
          </table:table-cell>
          <table:table-cell table:formula="of:=CHAR(IF (ROW([.L11])+COLUMN([.L11])+63&gt;90; ROW([.L11])+COLUMN([.L11])+63-26; ROW([.L11])+COLUMN([.L11])+63))" office:value-type="string" office:string-value="V" calcext:value-type="string">
            <text:p>V</text:p>
          </table:table-cell>
          <table:table-cell table:formula="of:=CHAR(IF (ROW([.M11])+COLUMN([.M11])+63&gt;90; ROW([.M11])+COLUMN([.M11])+63-26; ROW([.M11])+COLUMN([.M11])+63))" office:value-type="string" office:string-value="W" calcext:value-type="string">
            <text:p>W</text:p>
          </table:table-cell>
          <table:table-cell table:formula="of:=CHAR(IF (ROW([.N11])+COLUMN([.N11])+63&gt;90; ROW([.N11])+COLUMN([.N11])+63-26; ROW([.N11])+COLUMN([.N11])+63))" office:value-type="string" office:string-value="X" calcext:value-type="string">
            <text:p>X</text:p>
          </table:table-cell>
          <table:table-cell table:formula="of:=CHAR(IF (ROW([.O11])+COLUMN([.O11])+63&gt;90; ROW([.O11])+COLUMN([.O11])+63-26; ROW([.O11])+COLUMN([.O11])+63))" office:value-type="string" office:string-value="Y" calcext:value-type="string">
            <text:p>Y</text:p>
          </table:table-cell>
          <table:table-cell table:formula="of:=CHAR(IF (ROW([.P11])+COLUMN([.P11])+63&gt;90; ROW([.P11])+COLUMN([.P11])+63-26; ROW([.P11])+COLUMN([.P11])+63))" office:value-type="string" office:string-value="Z" calcext:value-type="string">
            <text:p>Z</text:p>
          </table:table-cell>
          <table:table-cell table:formula="of:=CHAR(IF (ROW([.Q11])+COLUMN([.Q11])+63&gt;90; ROW([.Q11])+COLUMN([.Q11])+63-26; ROW([.Q11])+COLUMN([.Q11])+63))" office:value-type="string" office:string-value="A" calcext:value-type="string">
            <text:p>A</text:p>
          </table:table-cell>
          <table:table-cell table:formula="of:=CHAR(IF (ROW([.R11])+COLUMN([.R11])+63&gt;90; ROW([.R11])+COLUMN([.R11])+63-26; ROW([.R11])+COLUMN([.R11])+63))" office:value-type="string" office:string-value="B" calcext:value-type="string">
            <text:p>B</text:p>
          </table:table-cell>
          <table:table-cell table:formula="of:=CHAR(IF (ROW([.S11])+COLUMN([.S11])+63&gt;90; ROW([.S11])+COLUMN([.S11])+63-26; ROW([.S11])+COLUMN([.S11])+63))" office:value-type="string" office:string-value="C" calcext:value-type="string">
            <text:p>C</text:p>
          </table:table-cell>
          <table:table-cell table:formula="of:=CHAR(IF (ROW([.T11])+COLUMN([.T11])+63&gt;90; ROW([.T11])+COLUMN([.T11])+63-26; ROW([.T11])+COLUMN([.T11])+63))" office:value-type="string" office:string-value="D" calcext:value-type="string">
            <text:p>D</text:p>
          </table:table-cell>
          <table:table-cell table:formula="of:=CHAR(IF (ROW([.U11])+COLUMN([.U11])+63&gt;90; ROW([.U11])+COLUMN([.U11])+63-26; ROW([.U11])+COLUMN([.U11])+63))" office:value-type="string" office:string-value="E" calcext:value-type="string">
            <text:p>E</text:p>
          </table:table-cell>
          <table:table-cell table:formula="of:=CHAR(IF (ROW([.V11])+COLUMN([.V11])+63&gt;90; ROW([.V11])+COLUMN([.V11])+63-26; ROW([.V11])+COLUMN([.V11])+63))" office:value-type="string" office:string-value="F" calcext:value-type="string">
            <text:p>F</text:p>
          </table:table-cell>
          <table:table-cell table:formula="of:=CHAR(IF (ROW([.W11])+COLUMN([.W11])+63&gt;90; ROW([.W11])+COLUMN([.W11])+63-26; ROW([.W11])+COLUMN([.W11])+63))" office:value-type="string" office:string-value="G" calcext:value-type="string">
            <text:p>G</text:p>
          </table:table-cell>
          <table:table-cell table:formula="of:=CHAR(IF (ROW([.X11])+COLUMN([.X11])+63&gt;90; ROW([.X11])+COLUMN([.X11])+63-26; ROW([.X11])+COLUMN([.X11])+63))" office:value-type="string" office:string-value="H" calcext:value-type="string">
            <text:p>H</text:p>
          </table:table-cell>
          <table:table-cell table:formula="of:=CHAR(IF (ROW([.Y11])+COLUMN([.Y11])+63&gt;90; ROW([.Y11])+COLUMN([.Y11])+63-26; ROW([.Y11])+COLUMN([.Y11])+63))" office:value-type="string" office:string-value="I" calcext:value-type="string">
            <text:p>I</text:p>
          </table:table-cell>
          <table:table-cell table:formula="of:=CHAR(IF (ROW([.Z11])+COLUMN([.Z11])+63&gt;90; ROW([.Z11])+COLUMN([.Z11])+63-26; ROW([.Z11])+COLUMN([.Z11])+63))" office:value-type="string" office:string-value="J" calcext:value-type="string">
            <text:p>J</text:p>
          </table:table-cell>
          <table:table-cell table:number-columns-repeated="25"/>
        </table:table-row>
        <table:table-row table:style-name="ro1">
          <table:table-cell table:formula="of:=CHAR(IF (ROW([.A12])+COLUMN([.A12])+63&gt;90; ROW([.A12])+COLUMN([.A12])+63-26; ROW([.A12])+COLUMN([.A12])+63))" office:value-type="string" office:string-value="L" calcext:value-type="string">
            <text:p>L</text:p>
          </table:table-cell>
          <table:table-cell table:formula="of:=CHAR(IF (ROW([.B12])+COLUMN([.B12])+63&gt;90; ROW([.B12])+COLUMN([.B12])+63-26; ROW([.B12])+COLUMN([.B12])+63))" office:value-type="string" office:string-value="M" calcext:value-type="string">
            <text:p>M</text:p>
          </table:table-cell>
          <table:table-cell table:formula="of:=CHAR(IF (ROW([.C12])+COLUMN([.C12])+63&gt;90; ROW([.C12])+COLUMN([.C12])+63-26; ROW([.C12])+COLUMN([.C12])+63))" office:value-type="string" office:string-value="N" calcext:value-type="string">
            <text:p>N</text:p>
          </table:table-cell>
          <table:table-cell table:formula="of:=CHAR(IF (ROW([.D12])+COLUMN([.D12])+63&gt;90; ROW([.D12])+COLUMN([.D12])+63-26; ROW([.D12])+COLUMN([.D12])+63))" office:value-type="string" office:string-value="O" calcext:value-type="string">
            <text:p>O</text:p>
          </table:table-cell>
          <table:table-cell table:formula="of:=CHAR(IF (ROW([.E12])+COLUMN([.E12])+63&gt;90; ROW([.E12])+COLUMN([.E12])+63-26; ROW([.E12])+COLUMN([.E12])+63))" office:value-type="string" office:string-value="P" calcext:value-type="string">
            <text:p>P</text:p>
          </table:table-cell>
          <table:table-cell table:formula="of:=CHAR(IF (ROW([.F12])+COLUMN([.F12])+63&gt;90; ROW([.F12])+COLUMN([.F12])+63-26; ROW([.F12])+COLUMN([.F12])+63))" office:value-type="string" office:string-value="Q" calcext:value-type="string">
            <text:p>Q</text:p>
          </table:table-cell>
          <table:table-cell table:formula="of:=CHAR(IF (ROW([.G12])+COLUMN([.G12])+63&gt;90; ROW([.G12])+COLUMN([.G12])+63-26; ROW([.G12])+COLUMN([.G12])+63))" office:value-type="string" office:string-value="R" calcext:value-type="string">
            <text:p>R</text:p>
          </table:table-cell>
          <table:table-cell table:formula="of:=CHAR(IF (ROW([.H12])+COLUMN([.H12])+63&gt;90; ROW([.H12])+COLUMN([.H12])+63-26; ROW([.H12])+COLUMN([.H12])+63))" office:value-type="string" office:string-value="S" calcext:value-type="string">
            <text:p>S</text:p>
          </table:table-cell>
          <table:table-cell table:formula="of:=CHAR(IF (ROW([.I12])+COLUMN([.I12])+63&gt;90; ROW([.I12])+COLUMN([.I12])+63-26; ROW([.I12])+COLUMN([.I12])+63))" office:value-type="string" office:string-value="T" calcext:value-type="string">
            <text:p>T</text:p>
          </table:table-cell>
          <table:table-cell table:formula="of:=CHAR(IF (ROW([.J12])+COLUMN([.J12])+63&gt;90; ROW([.J12])+COLUMN([.J12])+63-26; ROW([.J12])+COLUMN([.J12])+63))" office:value-type="string" office:string-value="U" calcext:value-type="string">
            <text:p>U</text:p>
          </table:table-cell>
          <table:table-cell table:formula="of:=CHAR(IF (ROW([.K12])+COLUMN([.K12])+63&gt;90; ROW([.K12])+COLUMN([.K12])+63-26; ROW([.K12])+COLUMN([.K12])+63))" office:value-type="string" office:string-value="V" calcext:value-type="string">
            <text:p>V</text:p>
          </table:table-cell>
          <table:table-cell table:formula="of:=CHAR(IF (ROW([.L12])+COLUMN([.L12])+63&gt;90; ROW([.L12])+COLUMN([.L12])+63-26; ROW([.L12])+COLUMN([.L12])+63))" office:value-type="string" office:string-value="W" calcext:value-type="string">
            <text:p>W</text:p>
          </table:table-cell>
          <table:table-cell table:formula="of:=CHAR(IF (ROW([.M12])+COLUMN([.M12])+63&gt;90; ROW([.M12])+COLUMN([.M12])+63-26; ROW([.M12])+COLUMN([.M12])+63))" office:value-type="string" office:string-value="X" calcext:value-type="string">
            <text:p>X</text:p>
          </table:table-cell>
          <table:table-cell table:formula="of:=CHAR(IF (ROW([.N12])+COLUMN([.N12])+63&gt;90; ROW([.N12])+COLUMN([.N12])+63-26; ROW([.N12])+COLUMN([.N12])+63))" office:value-type="string" office:string-value="Y" calcext:value-type="string">
            <text:p>Y</text:p>
          </table:table-cell>
          <table:table-cell table:formula="of:=CHAR(IF (ROW([.O12])+COLUMN([.O12])+63&gt;90; ROW([.O12])+COLUMN([.O12])+63-26; ROW([.O12])+COLUMN([.O12])+63))" office:value-type="string" office:string-value="Z" calcext:value-type="string">
            <text:p>Z</text:p>
          </table:table-cell>
          <table:table-cell table:formula="of:=CHAR(IF (ROW([.P12])+COLUMN([.P12])+63&gt;90; ROW([.P12])+COLUMN([.P12])+63-26; ROW([.P12])+COLUMN([.P12])+63))" office:value-type="string" office:string-value="A" calcext:value-type="string">
            <text:p>A</text:p>
          </table:table-cell>
          <table:table-cell table:formula="of:=CHAR(IF (ROW([.Q12])+COLUMN([.Q12])+63&gt;90; ROW([.Q12])+COLUMN([.Q12])+63-26; ROW([.Q12])+COLUMN([.Q12])+63))" office:value-type="string" office:string-value="B" calcext:value-type="string">
            <text:p>B</text:p>
          </table:table-cell>
          <table:table-cell table:formula="of:=CHAR(IF (ROW([.R12])+COLUMN([.R12])+63&gt;90; ROW([.R12])+COLUMN([.R12])+63-26; ROW([.R12])+COLUMN([.R12])+63))" office:value-type="string" office:string-value="C" calcext:value-type="string">
            <text:p>C</text:p>
          </table:table-cell>
          <table:table-cell table:formula="of:=CHAR(IF (ROW([.S12])+COLUMN([.S12])+63&gt;90; ROW([.S12])+COLUMN([.S12])+63-26; ROW([.S12])+COLUMN([.S12])+63))" office:value-type="string" office:string-value="D" calcext:value-type="string">
            <text:p>D</text:p>
          </table:table-cell>
          <table:table-cell table:formula="of:=CHAR(IF (ROW([.T12])+COLUMN([.T12])+63&gt;90; ROW([.T12])+COLUMN([.T12])+63-26; ROW([.T12])+COLUMN([.T12])+63))" office:value-type="string" office:string-value="E" calcext:value-type="string">
            <text:p>E</text:p>
          </table:table-cell>
          <table:table-cell table:formula="of:=CHAR(IF (ROW([.U12])+COLUMN([.U12])+63&gt;90; ROW([.U12])+COLUMN([.U12])+63-26; ROW([.U12])+COLUMN([.U12])+63))" office:value-type="string" office:string-value="F" calcext:value-type="string">
            <text:p>F</text:p>
          </table:table-cell>
          <table:table-cell table:formula="of:=CHAR(IF (ROW([.V12])+COLUMN([.V12])+63&gt;90; ROW([.V12])+COLUMN([.V12])+63-26; ROW([.V12])+COLUMN([.V12])+63))" office:value-type="string" office:string-value="G" calcext:value-type="string">
            <text:p>G</text:p>
          </table:table-cell>
          <table:table-cell table:formula="of:=CHAR(IF (ROW([.W12])+COLUMN([.W12])+63&gt;90; ROW([.W12])+COLUMN([.W12])+63-26; ROW([.W12])+COLUMN([.W12])+63))" office:value-type="string" office:string-value="H" calcext:value-type="string">
            <text:p>H</text:p>
          </table:table-cell>
          <table:table-cell table:formula="of:=CHAR(IF (ROW([.X12])+COLUMN([.X12])+63&gt;90; ROW([.X12])+COLUMN([.X12])+63-26; ROW([.X12])+COLUMN([.X12])+63))" office:value-type="string" office:string-value="I" calcext:value-type="string">
            <text:p>I</text:p>
          </table:table-cell>
          <table:table-cell table:formula="of:=CHAR(IF (ROW([.Y12])+COLUMN([.Y12])+63&gt;90; ROW([.Y12])+COLUMN([.Y12])+63-26; ROW([.Y12])+COLUMN([.Y12])+63))" office:value-type="string" office:string-value="J" calcext:value-type="string">
            <text:p>J</text:p>
          </table:table-cell>
          <table:table-cell table:formula="of:=CHAR(IF (ROW([.Z12])+COLUMN([.Z12])+63&gt;90; ROW([.Z12])+COLUMN([.Z12])+63-26; ROW([.Z12])+COLUMN([.Z12])+63))" office:value-type="string" office:string-value="K" calcext:value-type="string">
            <text:p>K</text:p>
          </table:table-cell>
          <table:table-cell table:number-columns-repeated="25"/>
        </table:table-row>
        <table:table-row table:style-name="ro1">
          <table:table-cell table:formula="of:=CHAR(IF (ROW([.A13])+COLUMN([.A13])+63&gt;90; ROW([.A13])+COLUMN([.A13])+63-26; ROW([.A13])+COLUMN([.A13])+63))" office:value-type="string" office:string-value="M" calcext:value-type="string">
            <text:p>M</text:p>
          </table:table-cell>
          <table:table-cell table:formula="of:=CHAR(IF (ROW([.B13])+COLUMN([.B13])+63&gt;90; ROW([.B13])+COLUMN([.B13])+63-26; ROW([.B13])+COLUMN([.B13])+63))" office:value-type="string" office:string-value="N" calcext:value-type="string">
            <text:p>N</text:p>
          </table:table-cell>
          <table:table-cell table:formula="of:=CHAR(IF (ROW([.C13])+COLUMN([.C13])+63&gt;90; ROW([.C13])+COLUMN([.C13])+63-26; ROW([.C13])+COLUMN([.C13])+63))" office:value-type="string" office:string-value="O" calcext:value-type="string">
            <text:p>O</text:p>
          </table:table-cell>
          <table:table-cell table:formula="of:=CHAR(IF (ROW([.D13])+COLUMN([.D13])+63&gt;90; ROW([.D13])+COLUMN([.D13])+63-26; ROW([.D13])+COLUMN([.D13])+63))" office:value-type="string" office:string-value="P" calcext:value-type="string">
            <text:p>P</text:p>
          </table:table-cell>
          <table:table-cell table:formula="of:=CHAR(IF (ROW([.E13])+COLUMN([.E13])+63&gt;90; ROW([.E13])+COLUMN([.E13])+63-26; ROW([.E13])+COLUMN([.E13])+63))" office:value-type="string" office:string-value="Q" calcext:value-type="string">
            <text:p>Q</text:p>
          </table:table-cell>
          <table:table-cell table:formula="of:=CHAR(IF (ROW([.F13])+COLUMN([.F13])+63&gt;90; ROW([.F13])+COLUMN([.F13])+63-26; ROW([.F13])+COLUMN([.F13])+63))" office:value-type="string" office:string-value="R" calcext:value-type="string">
            <text:p>R</text:p>
          </table:table-cell>
          <table:table-cell table:formula="of:=CHAR(IF (ROW([.G13])+COLUMN([.G13])+63&gt;90; ROW([.G13])+COLUMN([.G13])+63-26; ROW([.G13])+COLUMN([.G13])+63))" office:value-type="string" office:string-value="S" calcext:value-type="string">
            <text:p>S</text:p>
          </table:table-cell>
          <table:table-cell table:formula="of:=CHAR(IF (ROW([.H13])+COLUMN([.H13])+63&gt;90; ROW([.H13])+COLUMN([.H13])+63-26; ROW([.H13])+COLUMN([.H13])+63))" office:value-type="string" office:string-value="T" calcext:value-type="string">
            <text:p>T</text:p>
          </table:table-cell>
          <table:table-cell table:formula="of:=CHAR(IF (ROW([.I13])+COLUMN([.I13])+63&gt;90; ROW([.I13])+COLUMN([.I13])+63-26; ROW([.I13])+COLUMN([.I13])+63))" office:value-type="string" office:string-value="U" calcext:value-type="string">
            <text:p>U</text:p>
          </table:table-cell>
          <table:table-cell table:formula="of:=CHAR(IF (ROW([.J13])+COLUMN([.J13])+63&gt;90; ROW([.J13])+COLUMN([.J13])+63-26; ROW([.J13])+COLUMN([.J13])+63))" office:value-type="string" office:string-value="V" calcext:value-type="string">
            <text:p>V</text:p>
          </table:table-cell>
          <table:table-cell table:formula="of:=CHAR(IF (ROW([.K13])+COLUMN([.K13])+63&gt;90; ROW([.K13])+COLUMN([.K13])+63-26; ROW([.K13])+COLUMN([.K13])+63))" office:value-type="string" office:string-value="W" calcext:value-type="string">
            <text:p>W</text:p>
          </table:table-cell>
          <table:table-cell table:formula="of:=CHAR(IF (ROW([.L13])+COLUMN([.L13])+63&gt;90; ROW([.L13])+COLUMN([.L13])+63-26; ROW([.L13])+COLUMN([.L13])+63))" office:value-type="string" office:string-value="X" calcext:value-type="string">
            <text:p>X</text:p>
          </table:table-cell>
          <table:table-cell table:formula="of:=CHAR(IF (ROW([.M13])+COLUMN([.M13])+63&gt;90; ROW([.M13])+COLUMN([.M13])+63-26; ROW([.M13])+COLUMN([.M13])+63))" office:value-type="string" office:string-value="Y" calcext:value-type="string">
            <text:p>Y</text:p>
          </table:table-cell>
          <table:table-cell table:formula="of:=CHAR(IF (ROW([.N13])+COLUMN([.N13])+63&gt;90; ROW([.N13])+COLUMN([.N13])+63-26; ROW([.N13])+COLUMN([.N13])+63))" office:value-type="string" office:string-value="Z" calcext:value-type="string">
            <text:p>Z</text:p>
          </table:table-cell>
          <table:table-cell table:formula="of:=CHAR(IF (ROW([.O13])+COLUMN([.O13])+63&gt;90; ROW([.O13])+COLUMN([.O13])+63-26; ROW([.O13])+COLUMN([.O13])+63))" office:value-type="string" office:string-value="A" calcext:value-type="string">
            <text:p>A</text:p>
          </table:table-cell>
          <table:table-cell table:formula="of:=CHAR(IF (ROW([.P13])+COLUMN([.P13])+63&gt;90; ROW([.P13])+COLUMN([.P13])+63-26; ROW([.P13])+COLUMN([.P13])+63))" office:value-type="string" office:string-value="B" calcext:value-type="string">
            <text:p>B</text:p>
          </table:table-cell>
          <table:table-cell table:formula="of:=CHAR(IF (ROW([.Q13])+COLUMN([.Q13])+63&gt;90; ROW([.Q13])+COLUMN([.Q13])+63-26; ROW([.Q13])+COLUMN([.Q13])+63))" office:value-type="string" office:string-value="C" calcext:value-type="string">
            <text:p>C</text:p>
          </table:table-cell>
          <table:table-cell table:formula="of:=CHAR(IF (ROW([.R13])+COLUMN([.R13])+63&gt;90; ROW([.R13])+COLUMN([.R13])+63-26; ROW([.R13])+COLUMN([.R13])+63))" office:value-type="string" office:string-value="D" calcext:value-type="string">
            <text:p>D</text:p>
          </table:table-cell>
          <table:table-cell table:formula="of:=CHAR(IF (ROW([.S13])+COLUMN([.S13])+63&gt;90; ROW([.S13])+COLUMN([.S13])+63-26; ROW([.S13])+COLUMN([.S13])+63))" office:value-type="string" office:string-value="E" calcext:value-type="string">
            <text:p>E</text:p>
          </table:table-cell>
          <table:table-cell table:formula="of:=CHAR(IF (ROW([.T13])+COLUMN([.T13])+63&gt;90; ROW([.T13])+COLUMN([.T13])+63-26; ROW([.T13])+COLUMN([.T13])+63))" office:value-type="string" office:string-value="F" calcext:value-type="string">
            <text:p>F</text:p>
          </table:table-cell>
          <table:table-cell table:formula="of:=CHAR(IF (ROW([.U13])+COLUMN([.U13])+63&gt;90; ROW([.U13])+COLUMN([.U13])+63-26; ROW([.U13])+COLUMN([.U13])+63))" office:value-type="string" office:string-value="G" calcext:value-type="string">
            <text:p>G</text:p>
          </table:table-cell>
          <table:table-cell table:formula="of:=CHAR(IF (ROW([.V13])+COLUMN([.V13])+63&gt;90; ROW([.V13])+COLUMN([.V13])+63-26; ROW([.V13])+COLUMN([.V13])+63))" office:value-type="string" office:string-value="H" calcext:value-type="string">
            <text:p>H</text:p>
          </table:table-cell>
          <table:table-cell table:formula="of:=CHAR(IF (ROW([.W13])+COLUMN([.W13])+63&gt;90; ROW([.W13])+COLUMN([.W13])+63-26; ROW([.W13])+COLUMN([.W13])+63))" office:value-type="string" office:string-value="I" calcext:value-type="string">
            <text:p>I</text:p>
          </table:table-cell>
          <table:table-cell table:formula="of:=CHAR(IF (ROW([.X13])+COLUMN([.X13])+63&gt;90; ROW([.X13])+COLUMN([.X13])+63-26; ROW([.X13])+COLUMN([.X13])+63))" office:value-type="string" office:string-value="J" calcext:value-type="string">
            <text:p>J</text:p>
          </table:table-cell>
          <table:table-cell table:formula="of:=CHAR(IF (ROW([.Y13])+COLUMN([.Y13])+63&gt;90; ROW([.Y13])+COLUMN([.Y13])+63-26; ROW([.Y13])+COLUMN([.Y13])+63))" office:value-type="string" office:string-value="K" calcext:value-type="string">
            <text:p>K</text:p>
          </table:table-cell>
          <table:table-cell table:formula="of:=CHAR(IF (ROW([.Z13])+COLUMN([.Z13])+63&gt;90; ROW([.Z13])+COLUMN([.Z13])+63-26; ROW([.Z13])+COLUMN([.Z13])+63))" office:value-type="string" office:string-value="L" calcext:value-type="string">
            <text:p>L</text:p>
          </table:table-cell>
          <table:table-cell table:number-columns-repeated="25"/>
        </table:table-row>
        <table:table-row table:style-name="ro1">
          <table:table-cell table:formula="of:=CHAR(IF (ROW([.A14])+COLUMN([.A14])+63&gt;90; ROW([.A14])+COLUMN([.A14])+63-26; ROW([.A14])+COLUMN([.A14])+63))" office:value-type="string" office:string-value="N" calcext:value-type="string">
            <text:p>N</text:p>
          </table:table-cell>
          <table:table-cell table:formula="of:=CHAR(IF (ROW([.B14])+COLUMN([.B14])+63&gt;90; ROW([.B14])+COLUMN([.B14])+63-26; ROW([.B14])+COLUMN([.B14])+63))" office:value-type="string" office:string-value="O" calcext:value-type="string">
            <text:p>O</text:p>
          </table:table-cell>
          <table:table-cell table:formula="of:=CHAR(IF (ROW([.C14])+COLUMN([.C14])+63&gt;90; ROW([.C14])+COLUMN([.C14])+63-26; ROW([.C14])+COLUMN([.C14])+63))" office:value-type="string" office:string-value="P" calcext:value-type="string">
            <text:p>P</text:p>
          </table:table-cell>
          <table:table-cell table:formula="of:=CHAR(IF (ROW([.D14])+COLUMN([.D14])+63&gt;90; ROW([.D14])+COLUMN([.D14])+63-26; ROW([.D14])+COLUMN([.D14])+63))" office:value-type="string" office:string-value="Q" calcext:value-type="string">
            <text:p>Q</text:p>
          </table:table-cell>
          <table:table-cell table:formula="of:=CHAR(IF (ROW([.E14])+COLUMN([.E14])+63&gt;90; ROW([.E14])+COLUMN([.E14])+63-26; ROW([.E14])+COLUMN([.E14])+63))" office:value-type="string" office:string-value="R" calcext:value-type="string">
            <text:p>R</text:p>
          </table:table-cell>
          <table:table-cell table:formula="of:=CHAR(IF (ROW([.F14])+COLUMN([.F14])+63&gt;90; ROW([.F14])+COLUMN([.F14])+63-26; ROW([.F14])+COLUMN([.F14])+63))" office:value-type="string" office:string-value="S" calcext:value-type="string">
            <text:p>S</text:p>
          </table:table-cell>
          <table:table-cell table:formula="of:=CHAR(IF (ROW([.G14])+COLUMN([.G14])+63&gt;90; ROW([.G14])+COLUMN([.G14])+63-26; ROW([.G14])+COLUMN([.G14])+63))" office:value-type="string" office:string-value="T" calcext:value-type="string">
            <text:p>T</text:p>
          </table:table-cell>
          <table:table-cell table:formula="of:=CHAR(IF (ROW([.H14])+COLUMN([.H14])+63&gt;90; ROW([.H14])+COLUMN([.H14])+63-26; ROW([.H14])+COLUMN([.H14])+63))" office:value-type="string" office:string-value="U" calcext:value-type="string">
            <text:p>U</text:p>
          </table:table-cell>
          <table:table-cell table:formula="of:=CHAR(IF (ROW([.I14])+COLUMN([.I14])+63&gt;90; ROW([.I14])+COLUMN([.I14])+63-26; ROW([.I14])+COLUMN([.I14])+63))" office:value-type="string" office:string-value="V" calcext:value-type="string">
            <text:p>V</text:p>
          </table:table-cell>
          <table:table-cell table:formula="of:=CHAR(IF (ROW([.J14])+COLUMN([.J14])+63&gt;90; ROW([.J14])+COLUMN([.J14])+63-26; ROW([.J14])+COLUMN([.J14])+63))" office:value-type="string" office:string-value="W" calcext:value-type="string">
            <text:p>W</text:p>
          </table:table-cell>
          <table:table-cell table:formula="of:=CHAR(IF (ROW([.K14])+COLUMN([.K14])+63&gt;90; ROW([.K14])+COLUMN([.K14])+63-26; ROW([.K14])+COLUMN([.K14])+63))" office:value-type="string" office:string-value="X" calcext:value-type="string">
            <text:p>X</text:p>
          </table:table-cell>
          <table:table-cell table:formula="of:=CHAR(IF (ROW([.L14])+COLUMN([.L14])+63&gt;90; ROW([.L14])+COLUMN([.L14])+63-26; ROW([.L14])+COLUMN([.L14])+63))" office:value-type="string" office:string-value="Y" calcext:value-type="string">
            <text:p>Y</text:p>
          </table:table-cell>
          <table:table-cell table:formula="of:=CHAR(IF (ROW([.M14])+COLUMN([.M14])+63&gt;90; ROW([.M14])+COLUMN([.M14])+63-26; ROW([.M14])+COLUMN([.M14])+63))" office:value-type="string" office:string-value="Z" calcext:value-type="string">
            <text:p>Z</text:p>
          </table:table-cell>
          <table:table-cell table:formula="of:=CHAR(IF (ROW([.N14])+COLUMN([.N14])+63&gt;90; ROW([.N14])+COLUMN([.N14])+63-26; ROW([.N14])+COLUMN([.N14])+63))" office:value-type="string" office:string-value="A" calcext:value-type="string">
            <text:p>A</text:p>
          </table:table-cell>
          <table:table-cell table:formula="of:=CHAR(IF (ROW([.O14])+COLUMN([.O14])+63&gt;90; ROW([.O14])+COLUMN([.O14])+63-26; ROW([.O14])+COLUMN([.O14])+63))" office:value-type="string" office:string-value="B" calcext:value-type="string">
            <text:p>B</text:p>
          </table:table-cell>
          <table:table-cell table:formula="of:=CHAR(IF (ROW([.P14])+COLUMN([.P14])+63&gt;90; ROW([.P14])+COLUMN([.P14])+63-26; ROW([.P14])+COLUMN([.P14])+63))" office:value-type="string" office:string-value="C" calcext:value-type="string">
            <text:p>C</text:p>
          </table:table-cell>
          <table:table-cell table:formula="of:=CHAR(IF (ROW([.Q14])+COLUMN([.Q14])+63&gt;90; ROW([.Q14])+COLUMN([.Q14])+63-26; ROW([.Q14])+COLUMN([.Q14])+63))" office:value-type="string" office:string-value="D" calcext:value-type="string">
            <text:p>D</text:p>
          </table:table-cell>
          <table:table-cell table:formula="of:=CHAR(IF (ROW([.R14])+COLUMN([.R14])+63&gt;90; ROW([.R14])+COLUMN([.R14])+63-26; ROW([.R14])+COLUMN([.R14])+63))" office:value-type="string" office:string-value="E" calcext:value-type="string">
            <text:p>E</text:p>
          </table:table-cell>
          <table:table-cell table:formula="of:=CHAR(IF (ROW([.S14])+COLUMN([.S14])+63&gt;90; ROW([.S14])+COLUMN([.S14])+63-26; ROW([.S14])+COLUMN([.S14])+63))" office:value-type="string" office:string-value="F" calcext:value-type="string">
            <text:p>F</text:p>
          </table:table-cell>
          <table:table-cell table:formula="of:=CHAR(IF (ROW([.T14])+COLUMN([.T14])+63&gt;90; ROW([.T14])+COLUMN([.T14])+63-26; ROW([.T14])+COLUMN([.T14])+63))" office:value-type="string" office:string-value="G" calcext:value-type="string">
            <text:p>G</text:p>
          </table:table-cell>
          <table:table-cell table:formula="of:=CHAR(IF (ROW([.U14])+COLUMN([.U14])+63&gt;90; ROW([.U14])+COLUMN([.U14])+63-26; ROW([.U14])+COLUMN([.U14])+63))" office:value-type="string" office:string-value="H" calcext:value-type="string">
            <text:p>H</text:p>
          </table:table-cell>
          <table:table-cell table:formula="of:=CHAR(IF (ROW([.V14])+COLUMN([.V14])+63&gt;90; ROW([.V14])+COLUMN([.V14])+63-26; ROW([.V14])+COLUMN([.V14])+63))" office:value-type="string" office:string-value="I" calcext:value-type="string">
            <text:p>I</text:p>
          </table:table-cell>
          <table:table-cell table:formula="of:=CHAR(IF (ROW([.W14])+COLUMN([.W14])+63&gt;90; ROW([.W14])+COLUMN([.W14])+63-26; ROW([.W14])+COLUMN([.W14])+63))" office:value-type="string" office:string-value="J" calcext:value-type="string">
            <text:p>J</text:p>
          </table:table-cell>
          <table:table-cell table:formula="of:=CHAR(IF (ROW([.X14])+COLUMN([.X14])+63&gt;90; ROW([.X14])+COLUMN([.X14])+63-26; ROW([.X14])+COLUMN([.X14])+63))" office:value-type="string" office:string-value="K" calcext:value-type="string">
            <text:p>K</text:p>
          </table:table-cell>
          <table:table-cell table:formula="of:=CHAR(IF (ROW([.Y14])+COLUMN([.Y14])+63&gt;90; ROW([.Y14])+COLUMN([.Y14])+63-26; ROW([.Y14])+COLUMN([.Y14])+63))" office:value-type="string" office:string-value="L" calcext:value-type="string">
            <text:p>L</text:p>
          </table:table-cell>
          <table:table-cell table:formula="of:=CHAR(IF (ROW([.Z14])+COLUMN([.Z14])+63&gt;90; ROW([.Z14])+COLUMN([.Z14])+63-26; ROW([.Z14])+COLUMN([.Z14])+63))" office:value-type="string" office:string-value="M" calcext:value-type="string">
            <text:p>M</text:p>
          </table:table-cell>
          <table:table-cell table:number-columns-repeated="25"/>
        </table:table-row>
        <table:table-row table:style-name="ro1">
          <table:table-cell table:formula="of:=CHAR(IF (ROW([.A15])+COLUMN([.A15])+63&gt;90; ROW([.A15])+COLUMN([.A15])+63-26; ROW([.A15])+COLUMN([.A15])+63))" office:value-type="string" office:string-value="O" calcext:value-type="string">
            <text:p>O</text:p>
          </table:table-cell>
          <table:table-cell table:formula="of:=CHAR(IF (ROW([.B15])+COLUMN([.B15])+63&gt;90; ROW([.B15])+COLUMN([.B15])+63-26; ROW([.B15])+COLUMN([.B15])+63))" office:value-type="string" office:string-value="P" calcext:value-type="string">
            <text:p>P</text:p>
          </table:table-cell>
          <table:table-cell table:formula="of:=CHAR(IF (ROW([.C15])+COLUMN([.C15])+63&gt;90; ROW([.C15])+COLUMN([.C15])+63-26; ROW([.C15])+COLUMN([.C15])+63))" office:value-type="string" office:string-value="Q" calcext:value-type="string">
            <text:p>Q</text:p>
          </table:table-cell>
          <table:table-cell table:formula="of:=CHAR(IF (ROW([.D15])+COLUMN([.D15])+63&gt;90; ROW([.D15])+COLUMN([.D15])+63-26; ROW([.D15])+COLUMN([.D15])+63))" office:value-type="string" office:string-value="R" calcext:value-type="string">
            <text:p>R</text:p>
          </table:table-cell>
          <table:table-cell table:formula="of:=CHAR(IF (ROW([.E15])+COLUMN([.E15])+63&gt;90; ROW([.E15])+COLUMN([.E15])+63-26; ROW([.E15])+COLUMN([.E15])+63))" office:value-type="string" office:string-value="S" calcext:value-type="string">
            <text:p>S</text:p>
          </table:table-cell>
          <table:table-cell table:formula="of:=CHAR(IF (ROW([.F15])+COLUMN([.F15])+63&gt;90; ROW([.F15])+COLUMN([.F15])+63-26; ROW([.F15])+COLUMN([.F15])+63))" office:value-type="string" office:string-value="T" calcext:value-type="string">
            <text:p>T</text:p>
          </table:table-cell>
          <table:table-cell table:formula="of:=CHAR(IF (ROW([.G15])+COLUMN([.G15])+63&gt;90; ROW([.G15])+COLUMN([.G15])+63-26; ROW([.G15])+COLUMN([.G15])+63))" office:value-type="string" office:string-value="U" calcext:value-type="string">
            <text:p>U</text:p>
          </table:table-cell>
          <table:table-cell table:formula="of:=CHAR(IF (ROW([.H15])+COLUMN([.H15])+63&gt;90; ROW([.H15])+COLUMN([.H15])+63-26; ROW([.H15])+COLUMN([.H15])+63))" office:value-type="string" office:string-value="V" calcext:value-type="string">
            <text:p>V</text:p>
          </table:table-cell>
          <table:table-cell table:formula="of:=CHAR(IF (ROW([.I15])+COLUMN([.I15])+63&gt;90; ROW([.I15])+COLUMN([.I15])+63-26; ROW([.I15])+COLUMN([.I15])+63))" office:value-type="string" office:string-value="W" calcext:value-type="string">
            <text:p>W</text:p>
          </table:table-cell>
          <table:table-cell table:formula="of:=CHAR(IF (ROW([.J15])+COLUMN([.J15])+63&gt;90; ROW([.J15])+COLUMN([.J15])+63-26; ROW([.J15])+COLUMN([.J15])+63))" office:value-type="string" office:string-value="X" calcext:value-type="string">
            <text:p>X</text:p>
          </table:table-cell>
          <table:table-cell table:formula="of:=CHAR(IF (ROW([.K15])+COLUMN([.K15])+63&gt;90; ROW([.K15])+COLUMN([.K15])+63-26; ROW([.K15])+COLUMN([.K15])+63))" office:value-type="string" office:string-value="Y" calcext:value-type="string">
            <text:p>Y</text:p>
          </table:table-cell>
          <table:table-cell table:formula="of:=CHAR(IF (ROW([.L15])+COLUMN([.L15])+63&gt;90; ROW([.L15])+COLUMN([.L15])+63-26; ROW([.L15])+COLUMN([.L15])+63))" office:value-type="string" office:string-value="Z" calcext:value-type="string">
            <text:p>Z</text:p>
          </table:table-cell>
          <table:table-cell table:formula="of:=CHAR(IF (ROW([.M15])+COLUMN([.M15])+63&gt;90; ROW([.M15])+COLUMN([.M15])+63-26; ROW([.M15])+COLUMN([.M15])+63))" office:value-type="string" office:string-value="A" calcext:value-type="string">
            <text:p>A</text:p>
          </table:table-cell>
          <table:table-cell table:formula="of:=CHAR(IF (ROW([.N15])+COLUMN([.N15])+63&gt;90; ROW([.N15])+COLUMN([.N15])+63-26; ROW([.N15])+COLUMN([.N15])+63))" office:value-type="string" office:string-value="B" calcext:value-type="string">
            <text:p>B</text:p>
          </table:table-cell>
          <table:table-cell table:formula="of:=CHAR(IF (ROW([.O15])+COLUMN([.O15])+63&gt;90; ROW([.O15])+COLUMN([.O15])+63-26; ROW([.O15])+COLUMN([.O15])+63))" office:value-type="string" office:string-value="C" calcext:value-type="string">
            <text:p>C</text:p>
          </table:table-cell>
          <table:table-cell table:formula="of:=CHAR(IF (ROW([.P15])+COLUMN([.P15])+63&gt;90; ROW([.P15])+COLUMN([.P15])+63-26; ROW([.P15])+COLUMN([.P15])+63))" office:value-type="string" office:string-value="D" calcext:value-type="string">
            <text:p>D</text:p>
          </table:table-cell>
          <table:table-cell table:formula="of:=CHAR(IF (ROW([.Q15])+COLUMN([.Q15])+63&gt;90; ROW([.Q15])+COLUMN([.Q15])+63-26; ROW([.Q15])+COLUMN([.Q15])+63))" office:value-type="string" office:string-value="E" calcext:value-type="string">
            <text:p>E</text:p>
          </table:table-cell>
          <table:table-cell table:formula="of:=CHAR(IF (ROW([.R15])+COLUMN([.R15])+63&gt;90; ROW([.R15])+COLUMN([.R15])+63-26; ROW([.R15])+COLUMN([.R15])+63))" office:value-type="string" office:string-value="F" calcext:value-type="string">
            <text:p>F</text:p>
          </table:table-cell>
          <table:table-cell table:formula="of:=CHAR(IF (ROW([.S15])+COLUMN([.S15])+63&gt;90; ROW([.S15])+COLUMN([.S15])+63-26; ROW([.S15])+COLUMN([.S15])+63))" office:value-type="string" office:string-value="G" calcext:value-type="string">
            <text:p>G</text:p>
          </table:table-cell>
          <table:table-cell table:formula="of:=CHAR(IF (ROW([.T15])+COLUMN([.T15])+63&gt;90; ROW([.T15])+COLUMN([.T15])+63-26; ROW([.T15])+COLUMN([.T15])+63))" office:value-type="string" office:string-value="H" calcext:value-type="string">
            <text:p>H</text:p>
          </table:table-cell>
          <table:table-cell table:formula="of:=CHAR(IF (ROW([.U15])+COLUMN([.U15])+63&gt;90; ROW([.U15])+COLUMN([.U15])+63-26; ROW([.U15])+COLUMN([.U15])+63))" office:value-type="string" office:string-value="I" calcext:value-type="string">
            <text:p>I</text:p>
          </table:table-cell>
          <table:table-cell table:formula="of:=CHAR(IF (ROW([.V15])+COLUMN([.V15])+63&gt;90; ROW([.V15])+COLUMN([.V15])+63-26; ROW([.V15])+COLUMN([.V15])+63))" office:value-type="string" office:string-value="J" calcext:value-type="string">
            <text:p>J</text:p>
          </table:table-cell>
          <table:table-cell table:formula="of:=CHAR(IF (ROW([.W15])+COLUMN([.W15])+63&gt;90; ROW([.W15])+COLUMN([.W15])+63-26; ROW([.W15])+COLUMN([.W15])+63))" office:value-type="string" office:string-value="K" calcext:value-type="string">
            <text:p>K</text:p>
          </table:table-cell>
          <table:table-cell table:formula="of:=CHAR(IF (ROW([.X15])+COLUMN([.X15])+63&gt;90; ROW([.X15])+COLUMN([.X15])+63-26; ROW([.X15])+COLUMN([.X15])+63))" office:value-type="string" office:string-value="L" calcext:value-type="string">
            <text:p>L</text:p>
          </table:table-cell>
          <table:table-cell table:formula="of:=CHAR(IF (ROW([.Y15])+COLUMN([.Y15])+63&gt;90; ROW([.Y15])+COLUMN([.Y15])+63-26; ROW([.Y15])+COLUMN([.Y15])+63))" office:value-type="string" office:string-value="M" calcext:value-type="string">
            <text:p>M</text:p>
          </table:table-cell>
          <table:table-cell table:formula="of:=CHAR(IF (ROW([.Z15])+COLUMN([.Z15])+63&gt;90; ROW([.Z15])+COLUMN([.Z15])+63-26; ROW([.Z15])+COLUMN([.Z15])+63))" office:value-type="string" office:string-value="N" calcext:value-type="string">
            <text:p>N</text:p>
          </table:table-cell>
          <table:table-cell table:number-columns-repeated="25"/>
        </table:table-row>
        <table:table-row table:style-name="ro1">
          <table:table-cell table:formula="of:=CHAR(IF (ROW([.A16])+COLUMN([.A16])+63&gt;90; ROW([.A16])+COLUMN([.A16])+63-26; ROW([.A16])+COLUMN([.A16])+63))" office:value-type="string" office:string-value="P" calcext:value-type="string">
            <text:p>P</text:p>
          </table:table-cell>
          <table:table-cell table:formula="of:=CHAR(IF (ROW([.B16])+COLUMN([.B16])+63&gt;90; ROW([.B16])+COLUMN([.B16])+63-26; ROW([.B16])+COLUMN([.B16])+63))" office:value-type="string" office:string-value="Q" calcext:value-type="string">
            <text:p>Q</text:p>
          </table:table-cell>
          <table:table-cell table:formula="of:=CHAR(IF (ROW([.C16])+COLUMN([.C16])+63&gt;90; ROW([.C16])+COLUMN([.C16])+63-26; ROW([.C16])+COLUMN([.C16])+63))" office:value-type="string" office:string-value="R" calcext:value-type="string">
            <text:p>R</text:p>
          </table:table-cell>
          <table:table-cell table:formula="of:=CHAR(IF (ROW([.D16])+COLUMN([.D16])+63&gt;90; ROW([.D16])+COLUMN([.D16])+63-26; ROW([.D16])+COLUMN([.D16])+63))" office:value-type="string" office:string-value="S" calcext:value-type="string">
            <text:p>S</text:p>
          </table:table-cell>
          <table:table-cell table:formula="of:=CHAR(IF (ROW([.E16])+COLUMN([.E16])+63&gt;90; ROW([.E16])+COLUMN([.E16])+63-26; ROW([.E16])+COLUMN([.E16])+63))" office:value-type="string" office:string-value="T" calcext:value-type="string">
            <text:p>T</text:p>
          </table:table-cell>
          <table:table-cell table:formula="of:=CHAR(IF (ROW([.F16])+COLUMN([.F16])+63&gt;90; ROW([.F16])+COLUMN([.F16])+63-26; ROW([.F16])+COLUMN([.F16])+63))" office:value-type="string" office:string-value="U" calcext:value-type="string">
            <text:p>U</text:p>
          </table:table-cell>
          <table:table-cell table:formula="of:=CHAR(IF (ROW([.G16])+COLUMN([.G16])+63&gt;90; ROW([.G16])+COLUMN([.G16])+63-26; ROW([.G16])+COLUMN([.G16])+63))" office:value-type="string" office:string-value="V" calcext:value-type="string">
            <text:p>V</text:p>
          </table:table-cell>
          <table:table-cell table:formula="of:=CHAR(IF (ROW([.H16])+COLUMN([.H16])+63&gt;90; ROW([.H16])+COLUMN([.H16])+63-26; ROW([.H16])+COLUMN([.H16])+63))" office:value-type="string" office:string-value="W" calcext:value-type="string">
            <text:p>W</text:p>
          </table:table-cell>
          <table:table-cell table:formula="of:=CHAR(IF (ROW([.I16])+COLUMN([.I16])+63&gt;90; ROW([.I16])+COLUMN([.I16])+63-26; ROW([.I16])+COLUMN([.I16])+63))" office:value-type="string" office:string-value="X" calcext:value-type="string">
            <text:p>X</text:p>
          </table:table-cell>
          <table:table-cell table:formula="of:=CHAR(IF (ROW([.J16])+COLUMN([.J16])+63&gt;90; ROW([.J16])+COLUMN([.J16])+63-26; ROW([.J16])+COLUMN([.J16])+63))" office:value-type="string" office:string-value="Y" calcext:value-type="string">
            <text:p>Y</text:p>
          </table:table-cell>
          <table:table-cell table:formula="of:=CHAR(IF (ROW([.K16])+COLUMN([.K16])+63&gt;90; ROW([.K16])+COLUMN([.K16])+63-26; ROW([.K16])+COLUMN([.K16])+63))" office:value-type="string" office:string-value="Z" calcext:value-type="string">
            <text:p>Z</text:p>
          </table:table-cell>
          <table:table-cell table:formula="of:=CHAR(IF (ROW([.L16])+COLUMN([.L16])+63&gt;90; ROW([.L16])+COLUMN([.L16])+63-26; ROW([.L16])+COLUMN([.L16])+63))" office:value-type="string" office:string-value="A" calcext:value-type="string">
            <text:p>A</text:p>
          </table:table-cell>
          <table:table-cell table:formula="of:=CHAR(IF (ROW([.M16])+COLUMN([.M16])+63&gt;90; ROW([.M16])+COLUMN([.M16])+63-26; ROW([.M16])+COLUMN([.M16])+63))" office:value-type="string" office:string-value="B" calcext:value-type="string">
            <text:p>B</text:p>
          </table:table-cell>
          <table:table-cell table:formula="of:=CHAR(IF (ROW([.N16])+COLUMN([.N16])+63&gt;90; ROW([.N16])+COLUMN([.N16])+63-26; ROW([.N16])+COLUMN([.N16])+63))" office:value-type="string" office:string-value="C" calcext:value-type="string">
            <text:p>C</text:p>
          </table:table-cell>
          <table:table-cell table:formula="of:=CHAR(IF (ROW([.O16])+COLUMN([.O16])+63&gt;90; ROW([.O16])+COLUMN([.O16])+63-26; ROW([.O16])+COLUMN([.O16])+63))" office:value-type="string" office:string-value="D" calcext:value-type="string">
            <text:p>D</text:p>
          </table:table-cell>
          <table:table-cell table:formula="of:=CHAR(IF (ROW([.P16])+COLUMN([.P16])+63&gt;90; ROW([.P16])+COLUMN([.P16])+63-26; ROW([.P16])+COLUMN([.P16])+63))" office:value-type="string" office:string-value="E" calcext:value-type="string">
            <text:p>E</text:p>
          </table:table-cell>
          <table:table-cell table:formula="of:=CHAR(IF (ROW([.Q16])+COLUMN([.Q16])+63&gt;90; ROW([.Q16])+COLUMN([.Q16])+63-26; ROW([.Q16])+COLUMN([.Q16])+63))" office:value-type="string" office:string-value="F" calcext:value-type="string">
            <text:p>F</text:p>
          </table:table-cell>
          <table:table-cell table:formula="of:=CHAR(IF (ROW([.R16])+COLUMN([.R16])+63&gt;90; ROW([.R16])+COLUMN([.R16])+63-26; ROW([.R16])+COLUMN([.R16])+63))" office:value-type="string" office:string-value="G" calcext:value-type="string">
            <text:p>G</text:p>
          </table:table-cell>
          <table:table-cell table:formula="of:=CHAR(IF (ROW([.S16])+COLUMN([.S16])+63&gt;90; ROW([.S16])+COLUMN([.S16])+63-26; ROW([.S16])+COLUMN([.S16])+63))" office:value-type="string" office:string-value="H" calcext:value-type="string">
            <text:p>H</text:p>
          </table:table-cell>
          <table:table-cell table:formula="of:=CHAR(IF (ROW([.T16])+COLUMN([.T16])+63&gt;90; ROW([.T16])+COLUMN([.T16])+63-26; ROW([.T16])+COLUMN([.T16])+63))" office:value-type="string" office:string-value="I" calcext:value-type="string">
            <text:p>I</text:p>
          </table:table-cell>
          <table:table-cell table:formula="of:=CHAR(IF (ROW([.U16])+COLUMN([.U16])+63&gt;90; ROW([.U16])+COLUMN([.U16])+63-26; ROW([.U16])+COLUMN([.U16])+63))" office:value-type="string" office:string-value="J" calcext:value-type="string">
            <text:p>J</text:p>
          </table:table-cell>
          <table:table-cell table:formula="of:=CHAR(IF (ROW([.V16])+COLUMN([.V16])+63&gt;90; ROW([.V16])+COLUMN([.V16])+63-26; ROW([.V16])+COLUMN([.V16])+63))" office:value-type="string" office:string-value="K" calcext:value-type="string">
            <text:p>K</text:p>
          </table:table-cell>
          <table:table-cell table:formula="of:=CHAR(IF (ROW([.W16])+COLUMN([.W16])+63&gt;90; ROW([.W16])+COLUMN([.W16])+63-26; ROW([.W16])+COLUMN([.W16])+63))" office:value-type="string" office:string-value="L" calcext:value-type="string">
            <text:p>L</text:p>
          </table:table-cell>
          <table:table-cell table:formula="of:=CHAR(IF (ROW([.X16])+COLUMN([.X16])+63&gt;90; ROW([.X16])+COLUMN([.X16])+63-26; ROW([.X16])+COLUMN([.X16])+63))" office:value-type="string" office:string-value="M" calcext:value-type="string">
            <text:p>M</text:p>
          </table:table-cell>
          <table:table-cell table:formula="of:=CHAR(IF (ROW([.Y16])+COLUMN([.Y16])+63&gt;90; ROW([.Y16])+COLUMN([.Y16])+63-26; ROW([.Y16])+COLUMN([.Y16])+63))" office:value-type="string" office:string-value="N" calcext:value-type="string">
            <text:p>N</text:p>
          </table:table-cell>
          <table:table-cell table:formula="of:=CHAR(IF (ROW([.Z16])+COLUMN([.Z16])+63&gt;90; ROW([.Z16])+COLUMN([.Z16])+63-26; ROW([.Z16])+COLUMN([.Z16])+63))" office:value-type="string" office:string-value="O" calcext:value-type="string">
            <text:p>O</text:p>
          </table:table-cell>
          <table:table-cell table:number-columns-repeated="25"/>
        </table:table-row>
        <table:table-row table:style-name="ro1">
          <table:table-cell table:formula="of:=CHAR(IF (ROW([.A17])+COLUMN([.A17])+63&gt;90; ROW([.A17])+COLUMN([.A17])+63-26; ROW([.A17])+COLUMN([.A17])+63))" office:value-type="string" office:string-value="Q" calcext:value-type="string">
            <text:p>Q</text:p>
          </table:table-cell>
          <table:table-cell table:formula="of:=CHAR(IF (ROW([.B17])+COLUMN([.B17])+63&gt;90; ROW([.B17])+COLUMN([.B17])+63-26; ROW([.B17])+COLUMN([.B17])+63))" office:value-type="string" office:string-value="R" calcext:value-type="string">
            <text:p>R</text:p>
          </table:table-cell>
          <table:table-cell table:formula="of:=CHAR(IF (ROW([.C17])+COLUMN([.C17])+63&gt;90; ROW([.C17])+COLUMN([.C17])+63-26; ROW([.C17])+COLUMN([.C17])+63))" office:value-type="string" office:string-value="S" calcext:value-type="string">
            <text:p>S</text:p>
          </table:table-cell>
          <table:table-cell table:formula="of:=CHAR(IF (ROW([.D17])+COLUMN([.D17])+63&gt;90; ROW([.D17])+COLUMN([.D17])+63-26; ROW([.D17])+COLUMN([.D17])+63))" office:value-type="string" office:string-value="T" calcext:value-type="string">
            <text:p>T</text:p>
          </table:table-cell>
          <table:table-cell table:formula="of:=CHAR(IF (ROW([.E17])+COLUMN([.E17])+63&gt;90; ROW([.E17])+COLUMN([.E17])+63-26; ROW([.E17])+COLUMN([.E17])+63))" office:value-type="string" office:string-value="U" calcext:value-type="string">
            <text:p>U</text:p>
          </table:table-cell>
          <table:table-cell table:formula="of:=CHAR(IF (ROW([.F17])+COLUMN([.F17])+63&gt;90; ROW([.F17])+COLUMN([.F17])+63-26; ROW([.F17])+COLUMN([.F17])+63))" office:value-type="string" office:string-value="V" calcext:value-type="string">
            <text:p>V</text:p>
          </table:table-cell>
          <table:table-cell table:formula="of:=CHAR(IF (ROW([.G17])+COLUMN([.G17])+63&gt;90; ROW([.G17])+COLUMN([.G17])+63-26; ROW([.G17])+COLUMN([.G17])+63))" office:value-type="string" office:string-value="W" calcext:value-type="string">
            <text:p>W</text:p>
          </table:table-cell>
          <table:table-cell table:formula="of:=CHAR(IF (ROW([.H17])+COLUMN([.H17])+63&gt;90; ROW([.H17])+COLUMN([.H17])+63-26; ROW([.H17])+COLUMN([.H17])+63))" office:value-type="string" office:string-value="X" calcext:value-type="string">
            <text:p>X</text:p>
          </table:table-cell>
          <table:table-cell table:formula="of:=CHAR(IF (ROW([.I17])+COLUMN([.I17])+63&gt;90; ROW([.I17])+COLUMN([.I17])+63-26; ROW([.I17])+COLUMN([.I17])+63))" office:value-type="string" office:string-value="Y" calcext:value-type="string">
            <text:p>Y</text:p>
          </table:table-cell>
          <table:table-cell table:formula="of:=CHAR(IF (ROW([.J17])+COLUMN([.J17])+63&gt;90; ROW([.J17])+COLUMN([.J17])+63-26; ROW([.J17])+COLUMN([.J17])+63))" office:value-type="string" office:string-value="Z" calcext:value-type="string">
            <text:p>Z</text:p>
          </table:table-cell>
          <table:table-cell table:formula="of:=CHAR(IF (ROW([.K17])+COLUMN([.K17])+63&gt;90; ROW([.K17])+COLUMN([.K17])+63-26; ROW([.K17])+COLUMN([.K17])+63))" office:value-type="string" office:string-value="A" calcext:value-type="string">
            <text:p>A</text:p>
          </table:table-cell>
          <table:table-cell table:formula="of:=CHAR(IF (ROW([.L17])+COLUMN([.L17])+63&gt;90; ROW([.L17])+COLUMN([.L17])+63-26; ROW([.L17])+COLUMN([.L17])+63))" office:value-type="string" office:string-value="B" calcext:value-type="string">
            <text:p>B</text:p>
          </table:table-cell>
          <table:table-cell table:formula="of:=CHAR(IF (ROW([.M17])+COLUMN([.M17])+63&gt;90; ROW([.M17])+COLUMN([.M17])+63-26; ROW([.M17])+COLUMN([.M17])+63))" office:value-type="string" office:string-value="C" calcext:value-type="string">
            <text:p>C</text:p>
          </table:table-cell>
          <table:table-cell table:formula="of:=CHAR(IF (ROW([.N17])+COLUMN([.N17])+63&gt;90; ROW([.N17])+COLUMN([.N17])+63-26; ROW([.N17])+COLUMN([.N17])+63))" office:value-type="string" office:string-value="D" calcext:value-type="string">
            <text:p>D</text:p>
          </table:table-cell>
          <table:table-cell table:formula="of:=CHAR(IF (ROW([.O17])+COLUMN([.O17])+63&gt;90; ROW([.O17])+COLUMN([.O17])+63-26; ROW([.O17])+COLUMN([.O17])+63))" office:value-type="string" office:string-value="E" calcext:value-type="string">
            <text:p>E</text:p>
          </table:table-cell>
          <table:table-cell table:formula="of:=CHAR(IF (ROW([.P17])+COLUMN([.P17])+63&gt;90; ROW([.P17])+COLUMN([.P17])+63-26; ROW([.P17])+COLUMN([.P17])+63))" office:value-type="string" office:string-value="F" calcext:value-type="string">
            <text:p>F</text:p>
          </table:table-cell>
          <table:table-cell table:formula="of:=CHAR(IF (ROW([.Q17])+COLUMN([.Q17])+63&gt;90; ROW([.Q17])+COLUMN([.Q17])+63-26; ROW([.Q17])+COLUMN([.Q17])+63))" office:value-type="string" office:string-value="G" calcext:value-type="string">
            <text:p>G</text:p>
          </table:table-cell>
          <table:table-cell table:formula="of:=CHAR(IF (ROW([.R17])+COLUMN([.R17])+63&gt;90; ROW([.R17])+COLUMN([.R17])+63-26; ROW([.R17])+COLUMN([.R17])+63))" office:value-type="string" office:string-value="H" calcext:value-type="string">
            <text:p>H</text:p>
          </table:table-cell>
          <table:table-cell table:formula="of:=CHAR(IF (ROW([.S17])+COLUMN([.S17])+63&gt;90; ROW([.S17])+COLUMN([.S17])+63-26; ROW([.S17])+COLUMN([.S17])+63))" office:value-type="string" office:string-value="I" calcext:value-type="string">
            <text:p>I</text:p>
          </table:table-cell>
          <table:table-cell table:formula="of:=CHAR(IF (ROW([.T17])+COLUMN([.T17])+63&gt;90; ROW([.T17])+COLUMN([.T17])+63-26; ROW([.T17])+COLUMN([.T17])+63))" office:value-type="string" office:string-value="J" calcext:value-type="string">
            <text:p>J</text:p>
          </table:table-cell>
          <table:table-cell table:formula="of:=CHAR(IF (ROW([.U17])+COLUMN([.U17])+63&gt;90; ROW([.U17])+COLUMN([.U17])+63-26; ROW([.U17])+COLUMN([.U17])+63))" office:value-type="string" office:string-value="K" calcext:value-type="string">
            <text:p>K</text:p>
          </table:table-cell>
          <table:table-cell table:formula="of:=CHAR(IF (ROW([.V17])+COLUMN([.V17])+63&gt;90; ROW([.V17])+COLUMN([.V17])+63-26; ROW([.V17])+COLUMN([.V17])+63))" office:value-type="string" office:string-value="L" calcext:value-type="string">
            <text:p>L</text:p>
          </table:table-cell>
          <table:table-cell table:formula="of:=CHAR(IF (ROW([.W17])+COLUMN([.W17])+63&gt;90; ROW([.W17])+COLUMN([.W17])+63-26; ROW([.W17])+COLUMN([.W17])+63))" office:value-type="string" office:string-value="M" calcext:value-type="string">
            <text:p>M</text:p>
          </table:table-cell>
          <table:table-cell table:formula="of:=CHAR(IF (ROW([.X17])+COLUMN([.X17])+63&gt;90; ROW([.X17])+COLUMN([.X17])+63-26; ROW([.X17])+COLUMN([.X17])+63))" office:value-type="string" office:string-value="N" calcext:value-type="string">
            <text:p>N</text:p>
          </table:table-cell>
          <table:table-cell table:formula="of:=CHAR(IF (ROW([.Y17])+COLUMN([.Y17])+63&gt;90; ROW([.Y17])+COLUMN([.Y17])+63-26; ROW([.Y17])+COLUMN([.Y17])+63))" office:value-type="string" office:string-value="O" calcext:value-type="string">
            <text:p>O</text:p>
          </table:table-cell>
          <table:table-cell table:formula="of:=CHAR(IF (ROW([.Z17])+COLUMN([.Z17])+63&gt;90; ROW([.Z17])+COLUMN([.Z17])+63-26; ROW([.Z17])+COLUMN([.Z17])+63))" office:value-type="string" office:string-value="P" calcext:value-type="string">
            <text:p>P</text:p>
          </table:table-cell>
          <table:table-cell table:number-columns-repeated="25"/>
        </table:table-row>
        <table:table-row table:style-name="ro1">
          <table:table-cell table:formula="of:=CHAR(IF (ROW([.A18])+COLUMN([.A18])+63&gt;90; ROW([.A18])+COLUMN([.A18])+63-26; ROW([.A18])+COLUMN([.A18])+63))" office:value-type="string" office:string-value="R" calcext:value-type="string">
            <text:p>R</text:p>
          </table:table-cell>
          <table:table-cell table:formula="of:=CHAR(IF (ROW([.B18])+COLUMN([.B18])+63&gt;90; ROW([.B18])+COLUMN([.B18])+63-26; ROW([.B18])+COLUMN([.B18])+63))" office:value-type="string" office:string-value="S" calcext:value-type="string">
            <text:p>S</text:p>
          </table:table-cell>
          <table:table-cell table:formula="of:=CHAR(IF (ROW([.C18])+COLUMN([.C18])+63&gt;90; ROW([.C18])+COLUMN([.C18])+63-26; ROW([.C18])+COLUMN([.C18])+63))" office:value-type="string" office:string-value="T" calcext:value-type="string">
            <text:p>T</text:p>
          </table:table-cell>
          <table:table-cell table:formula="of:=CHAR(IF (ROW([.D18])+COLUMN([.D18])+63&gt;90; ROW([.D18])+COLUMN([.D18])+63-26; ROW([.D18])+COLUMN([.D18])+63))" office:value-type="string" office:string-value="U" calcext:value-type="string">
            <text:p>U</text:p>
          </table:table-cell>
          <table:table-cell table:formula="of:=CHAR(IF (ROW([.E18])+COLUMN([.E18])+63&gt;90; ROW([.E18])+COLUMN([.E18])+63-26; ROW([.E18])+COLUMN([.E18])+63))" office:value-type="string" office:string-value="V" calcext:value-type="string">
            <text:p>V</text:p>
          </table:table-cell>
          <table:table-cell table:formula="of:=CHAR(IF (ROW([.F18])+COLUMN([.F18])+63&gt;90; ROW([.F18])+COLUMN([.F18])+63-26; ROW([.F18])+COLUMN([.F18])+63))" office:value-type="string" office:string-value="W" calcext:value-type="string">
            <text:p>W</text:p>
          </table:table-cell>
          <table:table-cell table:formula="of:=CHAR(IF (ROW([.G18])+COLUMN([.G18])+63&gt;90; ROW([.G18])+COLUMN([.G18])+63-26; ROW([.G18])+COLUMN([.G18])+63))" office:value-type="string" office:string-value="X" calcext:value-type="string">
            <text:p>X</text:p>
          </table:table-cell>
          <table:table-cell table:formula="of:=CHAR(IF (ROW([.H18])+COLUMN([.H18])+63&gt;90; ROW([.H18])+COLUMN([.H18])+63-26; ROW([.H18])+COLUMN([.H18])+63))" office:value-type="string" office:string-value="Y" calcext:value-type="string">
            <text:p>Y</text:p>
          </table:table-cell>
          <table:table-cell table:formula="of:=CHAR(IF (ROW([.I18])+COLUMN([.I18])+63&gt;90; ROW([.I18])+COLUMN([.I18])+63-26; ROW([.I18])+COLUMN([.I18])+63))" office:value-type="string" office:string-value="Z" calcext:value-type="string">
            <text:p>Z</text:p>
          </table:table-cell>
          <table:table-cell table:formula="of:=CHAR(IF (ROW([.J18])+COLUMN([.J18])+63&gt;90; ROW([.J18])+COLUMN([.J18])+63-26; ROW([.J18])+COLUMN([.J18])+63))" office:value-type="string" office:string-value="A" calcext:value-type="string">
            <text:p>A</text:p>
          </table:table-cell>
          <table:table-cell table:formula="of:=CHAR(IF (ROW([.K18])+COLUMN([.K18])+63&gt;90; ROW([.K18])+COLUMN([.K18])+63-26; ROW([.K18])+COLUMN([.K18])+63))" office:value-type="string" office:string-value="B" calcext:value-type="string">
            <text:p>B</text:p>
          </table:table-cell>
          <table:table-cell table:formula="of:=CHAR(IF (ROW([.L18])+COLUMN([.L18])+63&gt;90; ROW([.L18])+COLUMN([.L18])+63-26; ROW([.L18])+COLUMN([.L18])+63))" office:value-type="string" office:string-value="C" calcext:value-type="string">
            <text:p>C</text:p>
          </table:table-cell>
          <table:table-cell table:formula="of:=CHAR(IF (ROW([.M18])+COLUMN([.M18])+63&gt;90; ROW([.M18])+COLUMN([.M18])+63-26; ROW([.M18])+COLUMN([.M18])+63))" office:value-type="string" office:string-value="D" calcext:value-type="string">
            <text:p>D</text:p>
          </table:table-cell>
          <table:table-cell table:formula="of:=CHAR(IF (ROW([.N18])+COLUMN([.N18])+63&gt;90; ROW([.N18])+COLUMN([.N18])+63-26; ROW([.N18])+COLUMN([.N18])+63))" office:value-type="string" office:string-value="E" calcext:value-type="string">
            <text:p>E</text:p>
          </table:table-cell>
          <table:table-cell table:formula="of:=CHAR(IF (ROW([.O18])+COLUMN([.O18])+63&gt;90; ROW([.O18])+COLUMN([.O18])+63-26; ROW([.O18])+COLUMN([.O18])+63))" office:value-type="string" office:string-value="F" calcext:value-type="string">
            <text:p>F</text:p>
          </table:table-cell>
          <table:table-cell table:formula="of:=CHAR(IF (ROW([.P18])+COLUMN([.P18])+63&gt;90; ROW([.P18])+COLUMN([.P18])+63-26; ROW([.P18])+COLUMN([.P18])+63))" office:value-type="string" office:string-value="G" calcext:value-type="string">
            <text:p>G</text:p>
          </table:table-cell>
          <table:table-cell table:formula="of:=CHAR(IF (ROW([.Q18])+COLUMN([.Q18])+63&gt;90; ROW([.Q18])+COLUMN([.Q18])+63-26; ROW([.Q18])+COLUMN([.Q18])+63))" office:value-type="string" office:string-value="H" calcext:value-type="string">
            <text:p>H</text:p>
          </table:table-cell>
          <table:table-cell table:formula="of:=CHAR(IF (ROW([.R18])+COLUMN([.R18])+63&gt;90; ROW([.R18])+COLUMN([.R18])+63-26; ROW([.R18])+COLUMN([.R18])+63))" office:value-type="string" office:string-value="I" calcext:value-type="string">
            <text:p>I</text:p>
          </table:table-cell>
          <table:table-cell table:formula="of:=CHAR(IF (ROW([.S18])+COLUMN([.S18])+63&gt;90; ROW([.S18])+COLUMN([.S18])+63-26; ROW([.S18])+COLUMN([.S18])+63))" office:value-type="string" office:string-value="J" calcext:value-type="string">
            <text:p>J</text:p>
          </table:table-cell>
          <table:table-cell table:formula="of:=CHAR(IF (ROW([.T18])+COLUMN([.T18])+63&gt;90; ROW([.T18])+COLUMN([.T18])+63-26; ROW([.T18])+COLUMN([.T18])+63))" office:value-type="string" office:string-value="K" calcext:value-type="string">
            <text:p>K</text:p>
          </table:table-cell>
          <table:table-cell table:formula="of:=CHAR(IF (ROW([.U18])+COLUMN([.U18])+63&gt;90; ROW([.U18])+COLUMN([.U18])+63-26; ROW([.U18])+COLUMN([.U18])+63))" office:value-type="string" office:string-value="L" calcext:value-type="string">
            <text:p>L</text:p>
          </table:table-cell>
          <table:table-cell table:formula="of:=CHAR(IF (ROW([.V18])+COLUMN([.V18])+63&gt;90; ROW([.V18])+COLUMN([.V18])+63-26; ROW([.V18])+COLUMN([.V18])+63))" office:value-type="string" office:string-value="M" calcext:value-type="string">
            <text:p>M</text:p>
          </table:table-cell>
          <table:table-cell table:formula="of:=CHAR(IF (ROW([.W18])+COLUMN([.W18])+63&gt;90; ROW([.W18])+COLUMN([.W18])+63-26; ROW([.W18])+COLUMN([.W18])+63))" office:value-type="string" office:string-value="N" calcext:value-type="string">
            <text:p>N</text:p>
          </table:table-cell>
          <table:table-cell table:formula="of:=CHAR(IF (ROW([.X18])+COLUMN([.X18])+63&gt;90; ROW([.X18])+COLUMN([.X18])+63-26; ROW([.X18])+COLUMN([.X18])+63))" office:value-type="string" office:string-value="O" calcext:value-type="string">
            <text:p>O</text:p>
          </table:table-cell>
          <table:table-cell table:formula="of:=CHAR(IF (ROW([.Y18])+COLUMN([.Y18])+63&gt;90; ROW([.Y18])+COLUMN([.Y18])+63-26; ROW([.Y18])+COLUMN([.Y18])+63))" office:value-type="string" office:string-value="P" calcext:value-type="string">
            <text:p>P</text:p>
          </table:table-cell>
          <table:table-cell table:formula="of:=CHAR(IF (ROW([.Z18])+COLUMN([.Z18])+63&gt;90; ROW([.Z18])+COLUMN([.Z18])+63-26; ROW([.Z18])+COLUMN([.Z18])+63))" office:value-type="string" office:string-value="Q" calcext:value-type="string">
            <text:p>Q</text:p>
          </table:table-cell>
          <table:table-cell table:number-columns-repeated="25"/>
        </table:table-row>
        <table:table-row table:style-name="ro1">
          <table:table-cell table:formula="of:=CHAR(IF (ROW([.A19])+COLUMN([.A19])+63&gt;90; ROW([.A19])+COLUMN([.A19])+63-26; ROW([.A19])+COLUMN([.A19])+63))" office:value-type="string" office:string-value="S" calcext:value-type="string">
            <text:p>S</text:p>
          </table:table-cell>
          <table:table-cell table:formula="of:=CHAR(IF (ROW([.B19])+COLUMN([.B19])+63&gt;90; ROW([.B19])+COLUMN([.B19])+63-26; ROW([.B19])+COLUMN([.B19])+63))" office:value-type="string" office:string-value="T" calcext:value-type="string">
            <text:p>T</text:p>
          </table:table-cell>
          <table:table-cell table:formula="of:=CHAR(IF (ROW([.C19])+COLUMN([.C19])+63&gt;90; ROW([.C19])+COLUMN([.C19])+63-26; ROW([.C19])+COLUMN([.C19])+63))" office:value-type="string" office:string-value="U" calcext:value-type="string">
            <text:p>U</text:p>
          </table:table-cell>
          <table:table-cell table:formula="of:=CHAR(IF (ROW([.D19])+COLUMN([.D19])+63&gt;90; ROW([.D19])+COLUMN([.D19])+63-26; ROW([.D19])+COLUMN([.D19])+63))" office:value-type="string" office:string-value="V" calcext:value-type="string">
            <text:p>V</text:p>
          </table:table-cell>
          <table:table-cell table:formula="of:=CHAR(IF (ROW([.E19])+COLUMN([.E19])+63&gt;90; ROW([.E19])+COLUMN([.E19])+63-26; ROW([.E19])+COLUMN([.E19])+63))" office:value-type="string" office:string-value="W" calcext:value-type="string">
            <text:p>W</text:p>
          </table:table-cell>
          <table:table-cell table:formula="of:=CHAR(IF (ROW([.F19])+COLUMN([.F19])+63&gt;90; ROW([.F19])+COLUMN([.F19])+63-26; ROW([.F19])+COLUMN([.F19])+63))" office:value-type="string" office:string-value="X" calcext:value-type="string">
            <text:p>X</text:p>
          </table:table-cell>
          <table:table-cell table:formula="of:=CHAR(IF (ROW([.G19])+COLUMN([.G19])+63&gt;90; ROW([.G19])+COLUMN([.G19])+63-26; ROW([.G19])+COLUMN([.G19])+63))" office:value-type="string" office:string-value="Y" calcext:value-type="string">
            <text:p>Y</text:p>
          </table:table-cell>
          <table:table-cell table:formula="of:=CHAR(IF (ROW([.H19])+COLUMN([.H19])+63&gt;90; ROW([.H19])+COLUMN([.H19])+63-26; ROW([.H19])+COLUMN([.H19])+63))" office:value-type="string" office:string-value="Z" calcext:value-type="string">
            <text:p>Z</text:p>
          </table:table-cell>
          <table:table-cell table:formula="of:=CHAR(IF (ROW([.I19])+COLUMN([.I19])+63&gt;90; ROW([.I19])+COLUMN([.I19])+63-26; ROW([.I19])+COLUMN([.I19])+63))" office:value-type="string" office:string-value="A" calcext:value-type="string">
            <text:p>A</text:p>
          </table:table-cell>
          <table:table-cell table:formula="of:=CHAR(IF (ROW([.J19])+COLUMN([.J19])+63&gt;90; ROW([.J19])+COLUMN([.J19])+63-26; ROW([.J19])+COLUMN([.J19])+63))" office:value-type="string" office:string-value="B" calcext:value-type="string">
            <text:p>B</text:p>
          </table:table-cell>
          <table:table-cell table:formula="of:=CHAR(IF (ROW([.K19])+COLUMN([.K19])+63&gt;90; ROW([.K19])+COLUMN([.K19])+63-26; ROW([.K19])+COLUMN([.K19])+63))" office:value-type="string" office:string-value="C" calcext:value-type="string">
            <text:p>C</text:p>
          </table:table-cell>
          <table:table-cell table:formula="of:=CHAR(IF (ROW([.L19])+COLUMN([.L19])+63&gt;90; ROW([.L19])+COLUMN([.L19])+63-26; ROW([.L19])+COLUMN([.L19])+63))" office:value-type="string" office:string-value="D" calcext:value-type="string">
            <text:p>D</text:p>
          </table:table-cell>
          <table:table-cell table:formula="of:=CHAR(IF (ROW([.M19])+COLUMN([.M19])+63&gt;90; ROW([.M19])+COLUMN([.M19])+63-26; ROW([.M19])+COLUMN([.M19])+63))" office:value-type="string" office:string-value="E" calcext:value-type="string">
            <text:p>E</text:p>
          </table:table-cell>
          <table:table-cell table:formula="of:=CHAR(IF (ROW([.N19])+COLUMN([.N19])+63&gt;90; ROW([.N19])+COLUMN([.N19])+63-26; ROW([.N19])+COLUMN([.N19])+63))" office:value-type="string" office:string-value="F" calcext:value-type="string">
            <text:p>F</text:p>
          </table:table-cell>
          <table:table-cell table:formula="of:=CHAR(IF (ROW([.O19])+COLUMN([.O19])+63&gt;90; ROW([.O19])+COLUMN([.O19])+63-26; ROW([.O19])+COLUMN([.O19])+63))" office:value-type="string" office:string-value="G" calcext:value-type="string">
            <text:p>G</text:p>
          </table:table-cell>
          <table:table-cell table:formula="of:=CHAR(IF (ROW([.P19])+COLUMN([.P19])+63&gt;90; ROW([.P19])+COLUMN([.P19])+63-26; ROW([.P19])+COLUMN([.P19])+63))" office:value-type="string" office:string-value="H" calcext:value-type="string">
            <text:p>H</text:p>
          </table:table-cell>
          <table:table-cell table:formula="of:=CHAR(IF (ROW([.Q19])+COLUMN([.Q19])+63&gt;90; ROW([.Q19])+COLUMN([.Q19])+63-26; ROW([.Q19])+COLUMN([.Q19])+63))" office:value-type="string" office:string-value="I" calcext:value-type="string">
            <text:p>I</text:p>
          </table:table-cell>
          <table:table-cell table:formula="of:=CHAR(IF (ROW([.R19])+COLUMN([.R19])+63&gt;90; ROW([.R19])+COLUMN([.R19])+63-26; ROW([.R19])+COLUMN([.R19])+63))" office:value-type="string" office:string-value="J" calcext:value-type="string">
            <text:p>J</text:p>
          </table:table-cell>
          <table:table-cell table:formula="of:=CHAR(IF (ROW([.S19])+COLUMN([.S19])+63&gt;90; ROW([.S19])+COLUMN([.S19])+63-26; ROW([.S19])+COLUMN([.S19])+63))" office:value-type="string" office:string-value="K" calcext:value-type="string">
            <text:p>K</text:p>
          </table:table-cell>
          <table:table-cell table:formula="of:=CHAR(IF (ROW([.T19])+COLUMN([.T19])+63&gt;90; ROW([.T19])+COLUMN([.T19])+63-26; ROW([.T19])+COLUMN([.T19])+63))" office:value-type="string" office:string-value="L" calcext:value-type="string">
            <text:p>L</text:p>
          </table:table-cell>
          <table:table-cell table:formula="of:=CHAR(IF (ROW([.U19])+COLUMN([.U19])+63&gt;90; ROW([.U19])+COLUMN([.U19])+63-26; ROW([.U19])+COLUMN([.U19])+63))" office:value-type="string" office:string-value="M" calcext:value-type="string">
            <text:p>M</text:p>
          </table:table-cell>
          <table:table-cell table:formula="of:=CHAR(IF (ROW([.V19])+COLUMN([.V19])+63&gt;90; ROW([.V19])+COLUMN([.V19])+63-26; ROW([.V19])+COLUMN([.V19])+63))" office:value-type="string" office:string-value="N" calcext:value-type="string">
            <text:p>N</text:p>
          </table:table-cell>
          <table:table-cell table:formula="of:=CHAR(IF (ROW([.W19])+COLUMN([.W19])+63&gt;90; ROW([.W19])+COLUMN([.W19])+63-26; ROW([.W19])+COLUMN([.W19])+63))" office:value-type="string" office:string-value="O" calcext:value-type="string">
            <text:p>O</text:p>
          </table:table-cell>
          <table:table-cell table:formula="of:=CHAR(IF (ROW([.X19])+COLUMN([.X19])+63&gt;90; ROW([.X19])+COLUMN([.X19])+63-26; ROW([.X19])+COLUMN([.X19])+63))" office:value-type="string" office:string-value="P" calcext:value-type="string">
            <text:p>P</text:p>
          </table:table-cell>
          <table:table-cell table:formula="of:=CHAR(IF (ROW([.Y19])+COLUMN([.Y19])+63&gt;90; ROW([.Y19])+COLUMN([.Y19])+63-26; ROW([.Y19])+COLUMN([.Y19])+63))" office:value-type="string" office:string-value="Q" calcext:value-type="string">
            <text:p>Q</text:p>
          </table:table-cell>
          <table:table-cell table:formula="of:=CHAR(IF (ROW([.Z19])+COLUMN([.Z19])+63&gt;90; ROW([.Z19])+COLUMN([.Z19])+63-26; ROW([.Z19])+COLUMN([.Z19])+63))" office:value-type="string" office:string-value="R" calcext:value-type="string">
            <text:p>R</text:p>
          </table:table-cell>
          <table:table-cell table:number-columns-repeated="25"/>
        </table:table-row>
        <table:table-row table:style-name="ro1">
          <table:table-cell table:formula="of:=CHAR(IF (ROW([.A20])+COLUMN([.A20])+63&gt;90; ROW([.A20])+COLUMN([.A20])+63-26; ROW([.A20])+COLUMN([.A20])+63))" office:value-type="string" office:string-value="T" calcext:value-type="string">
            <text:p>T</text:p>
          </table:table-cell>
          <table:table-cell table:formula="of:=CHAR(IF (ROW([.B20])+COLUMN([.B20])+63&gt;90; ROW([.B20])+COLUMN([.B20])+63-26; ROW([.B20])+COLUMN([.B20])+63))" office:value-type="string" office:string-value="U" calcext:value-type="string">
            <text:p>U</text:p>
          </table:table-cell>
          <table:table-cell table:formula="of:=CHAR(IF (ROW([.C20])+COLUMN([.C20])+63&gt;90; ROW([.C20])+COLUMN([.C20])+63-26; ROW([.C20])+COLUMN([.C20])+63))" office:value-type="string" office:string-value="V" calcext:value-type="string">
            <text:p>V</text:p>
          </table:table-cell>
          <table:table-cell table:formula="of:=CHAR(IF (ROW([.D20])+COLUMN([.D20])+63&gt;90; ROW([.D20])+COLUMN([.D20])+63-26; ROW([.D20])+COLUMN([.D20])+63))" office:value-type="string" office:string-value="W" calcext:value-type="string">
            <text:p>W</text:p>
          </table:table-cell>
          <table:table-cell table:formula="of:=CHAR(IF (ROW([.E20])+COLUMN([.E20])+63&gt;90; ROW([.E20])+COLUMN([.E20])+63-26; ROW([.E20])+COLUMN([.E20])+63))" office:value-type="string" office:string-value="X" calcext:value-type="string">
            <text:p>X</text:p>
          </table:table-cell>
          <table:table-cell table:formula="of:=CHAR(IF (ROW([.F20])+COLUMN([.F20])+63&gt;90; ROW([.F20])+COLUMN([.F20])+63-26; ROW([.F20])+COLUMN([.F20])+63))" office:value-type="string" office:string-value="Y" calcext:value-type="string">
            <text:p>Y</text:p>
          </table:table-cell>
          <table:table-cell table:formula="of:=CHAR(IF (ROW([.G20])+COLUMN([.G20])+63&gt;90; ROW([.G20])+COLUMN([.G20])+63-26; ROW([.G20])+COLUMN([.G20])+63))" office:value-type="string" office:string-value="Z" calcext:value-type="string">
            <text:p>Z</text:p>
          </table:table-cell>
          <table:table-cell table:formula="of:=CHAR(IF (ROW([.H20])+COLUMN([.H20])+63&gt;90; ROW([.H20])+COLUMN([.H20])+63-26; ROW([.H20])+COLUMN([.H20])+63))" office:value-type="string" office:string-value="A" calcext:value-type="string">
            <text:p>A</text:p>
          </table:table-cell>
          <table:table-cell table:formula="of:=CHAR(IF (ROW([.I20])+COLUMN([.I20])+63&gt;90; ROW([.I20])+COLUMN([.I20])+63-26; ROW([.I20])+COLUMN([.I20])+63))" office:value-type="string" office:string-value="B" calcext:value-type="string">
            <text:p>B</text:p>
          </table:table-cell>
          <table:table-cell table:formula="of:=CHAR(IF (ROW([.J20])+COLUMN([.J20])+63&gt;90; ROW([.J20])+COLUMN([.J20])+63-26; ROW([.J20])+COLUMN([.J20])+63))" office:value-type="string" office:string-value="C" calcext:value-type="string">
            <text:p>C</text:p>
          </table:table-cell>
          <table:table-cell table:formula="of:=CHAR(IF (ROW([.K20])+COLUMN([.K20])+63&gt;90; ROW([.K20])+COLUMN([.K20])+63-26; ROW([.K20])+COLUMN([.K20])+63))" office:value-type="string" office:string-value="D" calcext:value-type="string">
            <text:p>D</text:p>
          </table:table-cell>
          <table:table-cell table:formula="of:=CHAR(IF (ROW([.L20])+COLUMN([.L20])+63&gt;90; ROW([.L20])+COLUMN([.L20])+63-26; ROW([.L20])+COLUMN([.L20])+63))" office:value-type="string" office:string-value="E" calcext:value-type="string">
            <text:p>E</text:p>
          </table:table-cell>
          <table:table-cell table:formula="of:=CHAR(IF (ROW([.M20])+COLUMN([.M20])+63&gt;90; ROW([.M20])+COLUMN([.M20])+63-26; ROW([.M20])+COLUMN([.M20])+63))" office:value-type="string" office:string-value="F" calcext:value-type="string">
            <text:p>F</text:p>
          </table:table-cell>
          <table:table-cell table:formula="of:=CHAR(IF (ROW([.N20])+COLUMN([.N20])+63&gt;90; ROW([.N20])+COLUMN([.N20])+63-26; ROW([.N20])+COLUMN([.N20])+63))" office:value-type="string" office:string-value="G" calcext:value-type="string">
            <text:p>G</text:p>
          </table:table-cell>
          <table:table-cell table:formula="of:=CHAR(IF (ROW([.O20])+COLUMN([.O20])+63&gt;90; ROW([.O20])+COLUMN([.O20])+63-26; ROW([.O20])+COLUMN([.O20])+63))" office:value-type="string" office:string-value="H" calcext:value-type="string">
            <text:p>H</text:p>
          </table:table-cell>
          <table:table-cell table:formula="of:=CHAR(IF (ROW([.P20])+COLUMN([.P20])+63&gt;90; ROW([.P20])+COLUMN([.P20])+63-26; ROW([.P20])+COLUMN([.P20])+63))" office:value-type="string" office:string-value="I" calcext:value-type="string">
            <text:p>I</text:p>
          </table:table-cell>
          <table:table-cell table:formula="of:=CHAR(IF (ROW([.Q20])+COLUMN([.Q20])+63&gt;90; ROW([.Q20])+COLUMN([.Q20])+63-26; ROW([.Q20])+COLUMN([.Q20])+63))" office:value-type="string" office:string-value="J" calcext:value-type="string">
            <text:p>J</text:p>
          </table:table-cell>
          <table:table-cell table:formula="of:=CHAR(IF (ROW([.R20])+COLUMN([.R20])+63&gt;90; ROW([.R20])+COLUMN([.R20])+63-26; ROW([.R20])+COLUMN([.R20])+63))" office:value-type="string" office:string-value="K" calcext:value-type="string">
            <text:p>K</text:p>
          </table:table-cell>
          <table:table-cell table:formula="of:=CHAR(IF (ROW([.S20])+COLUMN([.S20])+63&gt;90; ROW([.S20])+COLUMN([.S20])+63-26; ROW([.S20])+COLUMN([.S20])+63))" office:value-type="string" office:string-value="L" calcext:value-type="string">
            <text:p>L</text:p>
          </table:table-cell>
          <table:table-cell table:formula="of:=CHAR(IF (ROW([.T20])+COLUMN([.T20])+63&gt;90; ROW([.T20])+COLUMN([.T20])+63-26; ROW([.T20])+COLUMN([.T20])+63))" office:value-type="string" office:string-value="M" calcext:value-type="string">
            <text:p>M</text:p>
          </table:table-cell>
          <table:table-cell table:formula="of:=CHAR(IF (ROW([.U20])+COLUMN([.U20])+63&gt;90; ROW([.U20])+COLUMN([.U20])+63-26; ROW([.U20])+COLUMN([.U20])+63))" office:value-type="string" office:string-value="N" calcext:value-type="string">
            <text:p>N</text:p>
          </table:table-cell>
          <table:table-cell table:formula="of:=CHAR(IF (ROW([.V20])+COLUMN([.V20])+63&gt;90; ROW([.V20])+COLUMN([.V20])+63-26; ROW([.V20])+COLUMN([.V20])+63))" office:value-type="string" office:string-value="O" calcext:value-type="string">
            <text:p>O</text:p>
          </table:table-cell>
          <table:table-cell table:formula="of:=CHAR(IF (ROW([.W20])+COLUMN([.W20])+63&gt;90; ROW([.W20])+COLUMN([.W20])+63-26; ROW([.W20])+COLUMN([.W20])+63))" office:value-type="string" office:string-value="P" calcext:value-type="string">
            <text:p>P</text:p>
          </table:table-cell>
          <table:table-cell table:formula="of:=CHAR(IF (ROW([.X20])+COLUMN([.X20])+63&gt;90; ROW([.X20])+COLUMN([.X20])+63-26; ROW([.X20])+COLUMN([.X20])+63))" office:value-type="string" office:string-value="Q" calcext:value-type="string">
            <text:p>Q</text:p>
          </table:table-cell>
          <table:table-cell table:formula="of:=CHAR(IF (ROW([.Y20])+COLUMN([.Y20])+63&gt;90; ROW([.Y20])+COLUMN([.Y20])+63-26; ROW([.Y20])+COLUMN([.Y20])+63))" office:value-type="string" office:string-value="R" calcext:value-type="string">
            <text:p>R</text:p>
          </table:table-cell>
          <table:table-cell table:formula="of:=CHAR(IF (ROW([.Z20])+COLUMN([.Z20])+63&gt;90; ROW([.Z20])+COLUMN([.Z20])+63-26; ROW([.Z20])+COLUMN([.Z20])+63))" office:value-type="string" office:string-value="S" calcext:value-type="string">
            <text:p>S</text:p>
          </table:table-cell>
          <table:table-cell table:number-columns-repeated="25"/>
        </table:table-row>
        <table:table-row table:style-name="ro1">
          <table:table-cell table:formula="of:=CHAR(IF (ROW([.A21])+COLUMN([.A21])+63&gt;90; ROW([.A21])+COLUMN([.A21])+63-26; ROW([.A21])+COLUMN([.A21])+63))" office:value-type="string" office:string-value="U" calcext:value-type="string">
            <text:p>U</text:p>
          </table:table-cell>
          <table:table-cell table:formula="of:=CHAR(IF (ROW([.B21])+COLUMN([.B21])+63&gt;90; ROW([.B21])+COLUMN([.B21])+63-26; ROW([.B21])+COLUMN([.B21])+63))" office:value-type="string" office:string-value="V" calcext:value-type="string">
            <text:p>V</text:p>
          </table:table-cell>
          <table:table-cell table:formula="of:=CHAR(IF (ROW([.C21])+COLUMN([.C21])+63&gt;90; ROW([.C21])+COLUMN([.C21])+63-26; ROW([.C21])+COLUMN([.C21])+63))" office:value-type="string" office:string-value="W" calcext:value-type="string">
            <text:p>W</text:p>
          </table:table-cell>
          <table:table-cell table:formula="of:=CHAR(IF (ROW([.D21])+COLUMN([.D21])+63&gt;90; ROW([.D21])+COLUMN([.D21])+63-26; ROW([.D21])+COLUMN([.D21])+63))" office:value-type="string" office:string-value="X" calcext:value-type="string">
            <text:p>X</text:p>
          </table:table-cell>
          <table:table-cell table:formula="of:=CHAR(IF (ROW([.E21])+COLUMN([.E21])+63&gt;90; ROW([.E21])+COLUMN([.E21])+63-26; ROW([.E21])+COLUMN([.E21])+63))" office:value-type="string" office:string-value="Y" calcext:value-type="string">
            <text:p>Y</text:p>
          </table:table-cell>
          <table:table-cell table:formula="of:=CHAR(IF (ROW([.F21])+COLUMN([.F21])+63&gt;90; ROW([.F21])+COLUMN([.F21])+63-26; ROW([.F21])+COLUMN([.F21])+63))" office:value-type="string" office:string-value="Z" calcext:value-type="string">
            <text:p>Z</text:p>
          </table:table-cell>
          <table:table-cell table:formula="of:=CHAR(IF (ROW([.G21])+COLUMN([.G21])+63&gt;90; ROW([.G21])+COLUMN([.G21])+63-26; ROW([.G21])+COLUMN([.G21])+63))" office:value-type="string" office:string-value="A" calcext:value-type="string">
            <text:p>A</text:p>
          </table:table-cell>
          <table:table-cell table:formula="of:=CHAR(IF (ROW([.H21])+COLUMN([.H21])+63&gt;90; ROW([.H21])+COLUMN([.H21])+63-26; ROW([.H21])+COLUMN([.H21])+63))" office:value-type="string" office:string-value="B" calcext:value-type="string">
            <text:p>B</text:p>
          </table:table-cell>
          <table:table-cell table:formula="of:=CHAR(IF (ROW([.I21])+COLUMN([.I21])+63&gt;90; ROW([.I21])+COLUMN([.I21])+63-26; ROW([.I21])+COLUMN([.I21])+63))" office:value-type="string" office:string-value="C" calcext:value-type="string">
            <text:p>C</text:p>
          </table:table-cell>
          <table:table-cell table:formula="of:=CHAR(IF (ROW([.J21])+COLUMN([.J21])+63&gt;90; ROW([.J21])+COLUMN([.J21])+63-26; ROW([.J21])+COLUMN([.J21])+63))" office:value-type="string" office:string-value="D" calcext:value-type="string">
            <text:p>D</text:p>
          </table:table-cell>
          <table:table-cell table:formula="of:=CHAR(IF (ROW([.K21])+COLUMN([.K21])+63&gt;90; ROW([.K21])+COLUMN([.K21])+63-26; ROW([.K21])+COLUMN([.K21])+63))" office:value-type="string" office:string-value="E" calcext:value-type="string">
            <text:p>E</text:p>
          </table:table-cell>
          <table:table-cell table:formula="of:=CHAR(IF (ROW([.L21])+COLUMN([.L21])+63&gt;90; ROW([.L21])+COLUMN([.L21])+63-26; ROW([.L21])+COLUMN([.L21])+63))" office:value-type="string" office:string-value="F" calcext:value-type="string">
            <text:p>F</text:p>
          </table:table-cell>
          <table:table-cell table:formula="of:=CHAR(IF (ROW([.M21])+COLUMN([.M21])+63&gt;90; ROW([.M21])+COLUMN([.M21])+63-26; ROW([.M21])+COLUMN([.M21])+63))" office:value-type="string" office:string-value="G" calcext:value-type="string">
            <text:p>G</text:p>
          </table:table-cell>
          <table:table-cell table:formula="of:=CHAR(IF (ROW([.N21])+COLUMN([.N21])+63&gt;90; ROW([.N21])+COLUMN([.N21])+63-26; ROW([.N21])+COLUMN([.N21])+63))" office:value-type="string" office:string-value="H" calcext:value-type="string">
            <text:p>H</text:p>
          </table:table-cell>
          <table:table-cell table:formula="of:=CHAR(IF (ROW([.O21])+COLUMN([.O21])+63&gt;90; ROW([.O21])+COLUMN([.O21])+63-26; ROW([.O21])+COLUMN([.O21])+63))" office:value-type="string" office:string-value="I" calcext:value-type="string">
            <text:p>I</text:p>
          </table:table-cell>
          <table:table-cell table:formula="of:=CHAR(IF (ROW([.P21])+COLUMN([.P21])+63&gt;90; ROW([.P21])+COLUMN([.P21])+63-26; ROW([.P21])+COLUMN([.P21])+63))" office:value-type="string" office:string-value="J" calcext:value-type="string">
            <text:p>J</text:p>
          </table:table-cell>
          <table:table-cell table:formula="of:=CHAR(IF (ROW([.Q21])+COLUMN([.Q21])+63&gt;90; ROW([.Q21])+COLUMN([.Q21])+63-26; ROW([.Q21])+COLUMN([.Q21])+63))" office:value-type="string" office:string-value="K" calcext:value-type="string">
            <text:p>K</text:p>
          </table:table-cell>
          <table:table-cell table:formula="of:=CHAR(IF (ROW([.R21])+COLUMN([.R21])+63&gt;90; ROW([.R21])+COLUMN([.R21])+63-26; ROW([.R21])+COLUMN([.R21])+63))" office:value-type="string" office:string-value="L" calcext:value-type="string">
            <text:p>L</text:p>
          </table:table-cell>
          <table:table-cell table:formula="of:=CHAR(IF (ROW([.S21])+COLUMN([.S21])+63&gt;90; ROW([.S21])+COLUMN([.S21])+63-26; ROW([.S21])+COLUMN([.S21])+63))" office:value-type="string" office:string-value="M" calcext:value-type="string">
            <text:p>M</text:p>
          </table:table-cell>
          <table:table-cell table:formula="of:=CHAR(IF (ROW([.T21])+COLUMN([.T21])+63&gt;90; ROW([.T21])+COLUMN([.T21])+63-26; ROW([.T21])+COLUMN([.T21])+63))" office:value-type="string" office:string-value="N" calcext:value-type="string">
            <text:p>N</text:p>
          </table:table-cell>
          <table:table-cell table:formula="of:=CHAR(IF (ROW([.U21])+COLUMN([.U21])+63&gt;90; ROW([.U21])+COLUMN([.U21])+63-26; ROW([.U21])+COLUMN([.U21])+63))" office:value-type="string" office:string-value="O" calcext:value-type="string">
            <text:p>O</text:p>
          </table:table-cell>
          <table:table-cell table:formula="of:=CHAR(IF (ROW([.V21])+COLUMN([.V21])+63&gt;90; ROW([.V21])+COLUMN([.V21])+63-26; ROW([.V21])+COLUMN([.V21])+63))" office:value-type="string" office:string-value="P" calcext:value-type="string">
            <text:p>P</text:p>
          </table:table-cell>
          <table:table-cell table:formula="of:=CHAR(IF (ROW([.W21])+COLUMN([.W21])+63&gt;90; ROW([.W21])+COLUMN([.W21])+63-26; ROW([.W21])+COLUMN([.W21])+63))" office:value-type="string" office:string-value="Q" calcext:value-type="string">
            <text:p>Q</text:p>
          </table:table-cell>
          <table:table-cell table:formula="of:=CHAR(IF (ROW([.X21])+COLUMN([.X21])+63&gt;90; ROW([.X21])+COLUMN([.X21])+63-26; ROW([.X21])+COLUMN([.X21])+63))" office:value-type="string" office:string-value="R" calcext:value-type="string">
            <text:p>R</text:p>
          </table:table-cell>
          <table:table-cell table:formula="of:=CHAR(IF (ROW([.Y21])+COLUMN([.Y21])+63&gt;90; ROW([.Y21])+COLUMN([.Y21])+63-26; ROW([.Y21])+COLUMN([.Y21])+63))" office:value-type="string" office:string-value="S" calcext:value-type="string">
            <text:p>S</text:p>
          </table:table-cell>
          <table:table-cell table:formula="of:=CHAR(IF (ROW([.Z21])+COLUMN([.Z21])+63&gt;90; ROW([.Z21])+COLUMN([.Z21])+63-26; ROW([.Z21])+COLUMN([.Z21])+63))" office:value-type="string" office:string-value="T" calcext:value-type="string">
            <text:p>T</text:p>
          </table:table-cell>
          <table:table-cell table:number-columns-repeated="25"/>
        </table:table-row>
        <table:table-row table:style-name="ro1">
          <table:table-cell table:formula="of:=CHAR(IF (ROW([.A22])+COLUMN([.A22])+63&gt;90; ROW([.A22])+COLUMN([.A22])+63-26; ROW([.A22])+COLUMN([.A22])+63))" office:value-type="string" office:string-value="V" calcext:value-type="string">
            <text:p>V</text:p>
          </table:table-cell>
          <table:table-cell table:formula="of:=CHAR(IF (ROW([.B22])+COLUMN([.B22])+63&gt;90; ROW([.B22])+COLUMN([.B22])+63-26; ROW([.B22])+COLUMN([.B22])+63))" office:value-type="string" office:string-value="W" calcext:value-type="string">
            <text:p>W</text:p>
          </table:table-cell>
          <table:table-cell table:formula="of:=CHAR(IF (ROW([.C22])+COLUMN([.C22])+63&gt;90; ROW([.C22])+COLUMN([.C22])+63-26; ROW([.C22])+COLUMN([.C22])+63))" office:value-type="string" office:string-value="X" calcext:value-type="string">
            <text:p>X</text:p>
          </table:table-cell>
          <table:table-cell table:formula="of:=CHAR(IF (ROW([.D22])+COLUMN([.D22])+63&gt;90; ROW([.D22])+COLUMN([.D22])+63-26; ROW([.D22])+COLUMN([.D22])+63))" office:value-type="string" office:string-value="Y" calcext:value-type="string">
            <text:p>Y</text:p>
          </table:table-cell>
          <table:table-cell table:formula="of:=CHAR(IF (ROW([.E22])+COLUMN([.E22])+63&gt;90; ROW([.E22])+COLUMN([.E22])+63-26; ROW([.E22])+COLUMN([.E22])+63))" office:value-type="string" office:string-value="Z" calcext:value-type="string">
            <text:p>Z</text:p>
          </table:table-cell>
          <table:table-cell table:formula="of:=CHAR(IF (ROW([.F22])+COLUMN([.F22])+63&gt;90; ROW([.F22])+COLUMN([.F22])+63-26; ROW([.F22])+COLUMN([.F22])+63))" office:value-type="string" office:string-value="A" calcext:value-type="string">
            <text:p>A</text:p>
          </table:table-cell>
          <table:table-cell table:formula="of:=CHAR(IF (ROW([.G22])+COLUMN([.G22])+63&gt;90; ROW([.G22])+COLUMN([.G22])+63-26; ROW([.G22])+COLUMN([.G22])+63))" office:value-type="string" office:string-value="B" calcext:value-type="string">
            <text:p>B</text:p>
          </table:table-cell>
          <table:table-cell table:formula="of:=CHAR(IF (ROW([.H22])+COLUMN([.H22])+63&gt;90; ROW([.H22])+COLUMN([.H22])+63-26; ROW([.H22])+COLUMN([.H22])+63))" office:value-type="string" office:string-value="C" calcext:value-type="string">
            <text:p>C</text:p>
          </table:table-cell>
          <table:table-cell table:formula="of:=CHAR(IF (ROW([.I22])+COLUMN([.I22])+63&gt;90; ROW([.I22])+COLUMN([.I22])+63-26; ROW([.I22])+COLUMN([.I22])+63))" office:value-type="string" office:string-value="D" calcext:value-type="string">
            <text:p>D</text:p>
          </table:table-cell>
          <table:table-cell table:formula="of:=CHAR(IF (ROW([.J22])+COLUMN([.J22])+63&gt;90; ROW([.J22])+COLUMN([.J22])+63-26; ROW([.J22])+COLUMN([.J22])+63))" office:value-type="string" office:string-value="E" calcext:value-type="string">
            <text:p>E</text:p>
          </table:table-cell>
          <table:table-cell table:formula="of:=CHAR(IF (ROW([.K22])+COLUMN([.K22])+63&gt;90; ROW([.K22])+COLUMN([.K22])+63-26; ROW([.K22])+COLUMN([.K22])+63))" office:value-type="string" office:string-value="F" calcext:value-type="string">
            <text:p>F</text:p>
          </table:table-cell>
          <table:table-cell table:formula="of:=CHAR(IF (ROW([.L22])+COLUMN([.L22])+63&gt;90; ROW([.L22])+COLUMN([.L22])+63-26; ROW([.L22])+COLUMN([.L22])+63))" office:value-type="string" office:string-value="G" calcext:value-type="string">
            <text:p>G</text:p>
          </table:table-cell>
          <table:table-cell table:formula="of:=CHAR(IF (ROW([.M22])+COLUMN([.M22])+63&gt;90; ROW([.M22])+COLUMN([.M22])+63-26; ROW([.M22])+COLUMN([.M22])+63))" office:value-type="string" office:string-value="H" calcext:value-type="string">
            <text:p>H</text:p>
          </table:table-cell>
          <table:table-cell table:formula="of:=CHAR(IF (ROW([.N22])+COLUMN([.N22])+63&gt;90; ROW([.N22])+COLUMN([.N22])+63-26; ROW([.N22])+COLUMN([.N22])+63))" office:value-type="string" office:string-value="I" calcext:value-type="string">
            <text:p>I</text:p>
          </table:table-cell>
          <table:table-cell table:formula="of:=CHAR(IF (ROW([.O22])+COLUMN([.O22])+63&gt;90; ROW([.O22])+COLUMN([.O22])+63-26; ROW([.O22])+COLUMN([.O22])+63))" office:value-type="string" office:string-value="J" calcext:value-type="string">
            <text:p>J</text:p>
          </table:table-cell>
          <table:table-cell table:formula="of:=CHAR(IF (ROW([.P22])+COLUMN([.P22])+63&gt;90; ROW([.P22])+COLUMN([.P22])+63-26; ROW([.P22])+COLUMN([.P22])+63))" office:value-type="string" office:string-value="K" calcext:value-type="string">
            <text:p>K</text:p>
          </table:table-cell>
          <table:table-cell table:formula="of:=CHAR(IF (ROW([.Q22])+COLUMN([.Q22])+63&gt;90; ROW([.Q22])+COLUMN([.Q22])+63-26; ROW([.Q22])+COLUMN([.Q22])+63))" office:value-type="string" office:string-value="L" calcext:value-type="string">
            <text:p>L</text:p>
          </table:table-cell>
          <table:table-cell table:formula="of:=CHAR(IF (ROW([.R22])+COLUMN([.R22])+63&gt;90; ROW([.R22])+COLUMN([.R22])+63-26; ROW([.R22])+COLUMN([.R22])+63))" office:value-type="string" office:string-value="M" calcext:value-type="string">
            <text:p>M</text:p>
          </table:table-cell>
          <table:table-cell table:formula="of:=CHAR(IF (ROW([.S22])+COLUMN([.S22])+63&gt;90; ROW([.S22])+COLUMN([.S22])+63-26; ROW([.S22])+COLUMN([.S22])+63))" office:value-type="string" office:string-value="N" calcext:value-type="string">
            <text:p>N</text:p>
          </table:table-cell>
          <table:table-cell table:formula="of:=CHAR(IF (ROW([.T22])+COLUMN([.T22])+63&gt;90; ROW([.T22])+COLUMN([.T22])+63-26; ROW([.T22])+COLUMN([.T22])+63))" office:value-type="string" office:string-value="O" calcext:value-type="string">
            <text:p>O</text:p>
          </table:table-cell>
          <table:table-cell table:formula="of:=CHAR(IF (ROW([.U22])+COLUMN([.U22])+63&gt;90; ROW([.U22])+COLUMN([.U22])+63-26; ROW([.U22])+COLUMN([.U22])+63))" office:value-type="string" office:string-value="P" calcext:value-type="string">
            <text:p>P</text:p>
          </table:table-cell>
          <table:table-cell table:formula="of:=CHAR(IF (ROW([.V22])+COLUMN([.V22])+63&gt;90; ROW([.V22])+COLUMN([.V22])+63-26; ROW([.V22])+COLUMN([.V22])+63))" office:value-type="string" office:string-value="Q" calcext:value-type="string">
            <text:p>Q</text:p>
          </table:table-cell>
          <table:table-cell table:formula="of:=CHAR(IF (ROW([.W22])+COLUMN([.W22])+63&gt;90; ROW([.W22])+COLUMN([.W22])+63-26; ROW([.W22])+COLUMN([.W22])+63))" office:value-type="string" office:string-value="R" calcext:value-type="string">
            <text:p>R</text:p>
          </table:table-cell>
          <table:table-cell table:formula="of:=CHAR(IF (ROW([.X22])+COLUMN([.X22])+63&gt;90; ROW([.X22])+COLUMN([.X22])+63-26; ROW([.X22])+COLUMN([.X22])+63))" office:value-type="string" office:string-value="S" calcext:value-type="string">
            <text:p>S</text:p>
          </table:table-cell>
          <table:table-cell table:formula="of:=CHAR(IF (ROW([.Y22])+COLUMN([.Y22])+63&gt;90; ROW([.Y22])+COLUMN([.Y22])+63-26; ROW([.Y22])+COLUMN([.Y22])+63))" office:value-type="string" office:string-value="T" calcext:value-type="string">
            <text:p>T</text:p>
          </table:table-cell>
          <table:table-cell table:formula="of:=CHAR(IF (ROW([.Z22])+COLUMN([.Z22])+63&gt;90; ROW([.Z22])+COLUMN([.Z22])+63-26; ROW([.Z22])+COLUMN([.Z22])+63))" office:value-type="string" office:string-value="U" calcext:value-type="string">
            <text:p>U</text:p>
          </table:table-cell>
          <table:table-cell table:number-columns-repeated="25"/>
        </table:table-row>
        <table:table-row table:style-name="ro1">
          <table:table-cell table:formula="of:=CHAR(IF (ROW([.A23])+COLUMN([.A23])+63&gt;90; ROW([.A23])+COLUMN([.A23])+63-26; ROW([.A23])+COLUMN([.A23])+63))" office:value-type="string" office:string-value="W" calcext:value-type="string">
            <text:p>W</text:p>
          </table:table-cell>
          <table:table-cell table:formula="of:=CHAR(IF (ROW([.B23])+COLUMN([.B23])+63&gt;90; ROW([.B23])+COLUMN([.B23])+63-26; ROW([.B23])+COLUMN([.B23])+63))" office:value-type="string" office:string-value="X" calcext:value-type="string">
            <text:p>X</text:p>
          </table:table-cell>
          <table:table-cell table:formula="of:=CHAR(IF (ROW([.C23])+COLUMN([.C23])+63&gt;90; ROW([.C23])+COLUMN([.C23])+63-26; ROW([.C23])+COLUMN([.C23])+63))" office:value-type="string" office:string-value="Y" calcext:value-type="string">
            <text:p>Y</text:p>
          </table:table-cell>
          <table:table-cell table:formula="of:=CHAR(IF (ROW([.D23])+COLUMN([.D23])+63&gt;90; ROW([.D23])+COLUMN([.D23])+63-26; ROW([.D23])+COLUMN([.D23])+63))" office:value-type="string" office:string-value="Z" calcext:value-type="string">
            <text:p>Z</text:p>
          </table:table-cell>
          <table:table-cell table:formula="of:=CHAR(IF (ROW([.E23])+COLUMN([.E23])+63&gt;90; ROW([.E23])+COLUMN([.E23])+63-26; ROW([.E23])+COLUMN([.E23])+63))" office:value-type="string" office:string-value="A" calcext:value-type="string">
            <text:p>A</text:p>
          </table:table-cell>
          <table:table-cell table:formula="of:=CHAR(IF (ROW([.F23])+COLUMN([.F23])+63&gt;90; ROW([.F23])+COLUMN([.F23])+63-26; ROW([.F23])+COLUMN([.F23])+63))" office:value-type="string" office:string-value="B" calcext:value-type="string">
            <text:p>B</text:p>
          </table:table-cell>
          <table:table-cell table:formula="of:=CHAR(IF (ROW([.G23])+COLUMN([.G23])+63&gt;90; ROW([.G23])+COLUMN([.G23])+63-26; ROW([.G23])+COLUMN([.G23])+63))" office:value-type="string" office:string-value="C" calcext:value-type="string">
            <text:p>C</text:p>
          </table:table-cell>
          <table:table-cell table:formula="of:=CHAR(IF (ROW([.H23])+COLUMN([.H23])+63&gt;90; ROW([.H23])+COLUMN([.H23])+63-26; ROW([.H23])+COLUMN([.H23])+63))" office:value-type="string" office:string-value="D" calcext:value-type="string">
            <text:p>D</text:p>
          </table:table-cell>
          <table:table-cell table:formula="of:=CHAR(IF (ROW([.I23])+COLUMN([.I23])+63&gt;90; ROW([.I23])+COLUMN([.I23])+63-26; ROW([.I23])+COLUMN([.I23])+63))" office:value-type="string" office:string-value="E" calcext:value-type="string">
            <text:p>E</text:p>
          </table:table-cell>
          <table:table-cell table:formula="of:=CHAR(IF (ROW([.J23])+COLUMN([.J23])+63&gt;90; ROW([.J23])+COLUMN([.J23])+63-26; ROW([.J23])+COLUMN([.J23])+63))" office:value-type="string" office:string-value="F" calcext:value-type="string">
            <text:p>F</text:p>
          </table:table-cell>
          <table:table-cell table:formula="of:=CHAR(IF (ROW([.K23])+COLUMN([.K23])+63&gt;90; ROW([.K23])+COLUMN([.K23])+63-26; ROW([.K23])+COLUMN([.K23])+63))" office:value-type="string" office:string-value="G" calcext:value-type="string">
            <text:p>G</text:p>
          </table:table-cell>
          <table:table-cell table:formula="of:=CHAR(IF (ROW([.L23])+COLUMN([.L23])+63&gt;90; ROW([.L23])+COLUMN([.L23])+63-26; ROW([.L23])+COLUMN([.L23])+63))" office:value-type="string" office:string-value="H" calcext:value-type="string">
            <text:p>H</text:p>
          </table:table-cell>
          <table:table-cell table:formula="of:=CHAR(IF (ROW([.M23])+COLUMN([.M23])+63&gt;90; ROW([.M23])+COLUMN([.M23])+63-26; ROW([.M23])+COLUMN([.M23])+63))" office:value-type="string" office:string-value="I" calcext:value-type="string">
            <text:p>I</text:p>
          </table:table-cell>
          <table:table-cell table:formula="of:=CHAR(IF (ROW([.N23])+COLUMN([.N23])+63&gt;90; ROW([.N23])+COLUMN([.N23])+63-26; ROW([.N23])+COLUMN([.N23])+63))" office:value-type="string" office:string-value="J" calcext:value-type="string">
            <text:p>J</text:p>
          </table:table-cell>
          <table:table-cell table:formula="of:=CHAR(IF (ROW([.O23])+COLUMN([.O23])+63&gt;90; ROW([.O23])+COLUMN([.O23])+63-26; ROW([.O23])+COLUMN([.O23])+63))" office:value-type="string" office:string-value="K" calcext:value-type="string">
            <text:p>K</text:p>
          </table:table-cell>
          <table:table-cell table:formula="of:=CHAR(IF (ROW([.P23])+COLUMN([.P23])+63&gt;90; ROW([.P23])+COLUMN([.P23])+63-26; ROW([.P23])+COLUMN([.P23])+63))" office:value-type="string" office:string-value="L" calcext:value-type="string">
            <text:p>L</text:p>
          </table:table-cell>
          <table:table-cell table:formula="of:=CHAR(IF (ROW([.Q23])+COLUMN([.Q23])+63&gt;90; ROW([.Q23])+COLUMN([.Q23])+63-26; ROW([.Q23])+COLUMN([.Q23])+63))" office:value-type="string" office:string-value="M" calcext:value-type="string">
            <text:p>M</text:p>
          </table:table-cell>
          <table:table-cell table:formula="of:=CHAR(IF (ROW([.R23])+COLUMN([.R23])+63&gt;90; ROW([.R23])+COLUMN([.R23])+63-26; ROW([.R23])+COLUMN([.R23])+63))" office:value-type="string" office:string-value="N" calcext:value-type="string">
            <text:p>N</text:p>
          </table:table-cell>
          <table:table-cell table:formula="of:=CHAR(IF (ROW([.S23])+COLUMN([.S23])+63&gt;90; ROW([.S23])+COLUMN([.S23])+63-26; ROW([.S23])+COLUMN([.S23])+63))" office:value-type="string" office:string-value="O" calcext:value-type="string">
            <text:p>O</text:p>
          </table:table-cell>
          <table:table-cell table:formula="of:=CHAR(IF (ROW([.T23])+COLUMN([.T23])+63&gt;90; ROW([.T23])+COLUMN([.T23])+63-26; ROW([.T23])+COLUMN([.T23])+63))" office:value-type="string" office:string-value="P" calcext:value-type="string">
            <text:p>P</text:p>
          </table:table-cell>
          <table:table-cell table:formula="of:=CHAR(IF (ROW([.U23])+COLUMN([.U23])+63&gt;90; ROW([.U23])+COLUMN([.U23])+63-26; ROW([.U23])+COLUMN([.U23])+63))" office:value-type="string" office:string-value="Q" calcext:value-type="string">
            <text:p>Q</text:p>
          </table:table-cell>
          <table:table-cell table:formula="of:=CHAR(IF (ROW([.V23])+COLUMN([.V23])+63&gt;90; ROW([.V23])+COLUMN([.V23])+63-26; ROW([.V23])+COLUMN([.V23])+63))" office:value-type="string" office:string-value="R" calcext:value-type="string">
            <text:p>R</text:p>
          </table:table-cell>
          <table:table-cell table:formula="of:=CHAR(IF (ROW([.W23])+COLUMN([.W23])+63&gt;90; ROW([.W23])+COLUMN([.W23])+63-26; ROW([.W23])+COLUMN([.W23])+63))" office:value-type="string" office:string-value="S" calcext:value-type="string">
            <text:p>S</text:p>
          </table:table-cell>
          <table:table-cell table:formula="of:=CHAR(IF (ROW([.X23])+COLUMN([.X23])+63&gt;90; ROW([.X23])+COLUMN([.X23])+63-26; ROW([.X23])+COLUMN([.X23])+63))" office:value-type="string" office:string-value="T" calcext:value-type="string">
            <text:p>T</text:p>
          </table:table-cell>
          <table:table-cell table:formula="of:=CHAR(IF (ROW([.Y23])+COLUMN([.Y23])+63&gt;90; ROW([.Y23])+COLUMN([.Y23])+63-26; ROW([.Y23])+COLUMN([.Y23])+63))" office:value-type="string" office:string-value="U" calcext:value-type="string">
            <text:p>U</text:p>
          </table:table-cell>
          <table:table-cell table:formula="of:=CHAR(IF (ROW([.Z23])+COLUMN([.Z23])+63&gt;90; ROW([.Z23])+COLUMN([.Z23])+63-26; ROW([.Z23])+COLUMN([.Z23])+63))" office:value-type="string" office:string-value="V" calcext:value-type="string">
            <text:p>V</text:p>
          </table:table-cell>
          <table:table-cell table:number-columns-repeated="25"/>
        </table:table-row>
        <table:table-row table:style-name="ro1">
          <table:table-cell table:formula="of:=CHAR(IF (ROW([.A24])+COLUMN([.A24])+63&gt;90; ROW([.A24])+COLUMN([.A24])+63-26; ROW([.A24])+COLUMN([.A24])+63))" office:value-type="string" office:string-value="X" calcext:value-type="string">
            <text:p>X</text:p>
          </table:table-cell>
          <table:table-cell table:formula="of:=CHAR(IF (ROW([.B24])+COLUMN([.B24])+63&gt;90; ROW([.B24])+COLUMN([.B24])+63-26; ROW([.B24])+COLUMN([.B24])+63))" office:value-type="string" office:string-value="Y" calcext:value-type="string">
            <text:p>Y</text:p>
          </table:table-cell>
          <table:table-cell table:formula="of:=CHAR(IF (ROW([.C24])+COLUMN([.C24])+63&gt;90; ROW([.C24])+COLUMN([.C24])+63-26; ROW([.C24])+COLUMN([.C24])+63))" office:value-type="string" office:string-value="Z" calcext:value-type="string">
            <text:p>Z</text:p>
          </table:table-cell>
          <table:table-cell table:formula="of:=CHAR(IF (ROW([.D24])+COLUMN([.D24])+63&gt;90; ROW([.D24])+COLUMN([.D24])+63-26; ROW([.D24])+COLUMN([.D24])+63))" office:value-type="string" office:string-value="A" calcext:value-type="string">
            <text:p>A</text:p>
          </table:table-cell>
          <table:table-cell table:formula="of:=CHAR(IF (ROW([.E24])+COLUMN([.E24])+63&gt;90; ROW([.E24])+COLUMN([.E24])+63-26; ROW([.E24])+COLUMN([.E24])+63))" office:value-type="string" office:string-value="B" calcext:value-type="string">
            <text:p>B</text:p>
          </table:table-cell>
          <table:table-cell table:formula="of:=CHAR(IF (ROW([.F24])+COLUMN([.F24])+63&gt;90; ROW([.F24])+COLUMN([.F24])+63-26; ROW([.F24])+COLUMN([.F24])+63))" office:value-type="string" office:string-value="C" calcext:value-type="string">
            <text:p>C</text:p>
          </table:table-cell>
          <table:table-cell table:formula="of:=CHAR(IF (ROW([.G24])+COLUMN([.G24])+63&gt;90; ROW([.G24])+COLUMN([.G24])+63-26; ROW([.G24])+COLUMN([.G24])+63))" office:value-type="string" office:string-value="D" calcext:value-type="string">
            <text:p>D</text:p>
          </table:table-cell>
          <table:table-cell table:formula="of:=CHAR(IF (ROW([.H24])+COLUMN([.H24])+63&gt;90; ROW([.H24])+COLUMN([.H24])+63-26; ROW([.H24])+COLUMN([.H24])+63))" office:value-type="string" office:string-value="E" calcext:value-type="string">
            <text:p>E</text:p>
          </table:table-cell>
          <table:table-cell table:formula="of:=CHAR(IF (ROW([.I24])+COLUMN([.I24])+63&gt;90; ROW([.I24])+COLUMN([.I24])+63-26; ROW([.I24])+COLUMN([.I24])+63))" office:value-type="string" office:string-value="F" calcext:value-type="string">
            <text:p>F</text:p>
          </table:table-cell>
          <table:table-cell table:formula="of:=CHAR(IF (ROW([.J24])+COLUMN([.J24])+63&gt;90; ROW([.J24])+COLUMN([.J24])+63-26; ROW([.J24])+COLUMN([.J24])+63))" office:value-type="string" office:string-value="G" calcext:value-type="string">
            <text:p>G</text:p>
          </table:table-cell>
          <table:table-cell table:formula="of:=CHAR(IF (ROW([.K24])+COLUMN([.K24])+63&gt;90; ROW([.K24])+COLUMN([.K24])+63-26; ROW([.K24])+COLUMN([.K24])+63))" office:value-type="string" office:string-value="H" calcext:value-type="string">
            <text:p>H</text:p>
          </table:table-cell>
          <table:table-cell table:formula="of:=CHAR(IF (ROW([.L24])+COLUMN([.L24])+63&gt;90; ROW([.L24])+COLUMN([.L24])+63-26; ROW([.L24])+COLUMN([.L24])+63))" office:value-type="string" office:string-value="I" calcext:value-type="string">
            <text:p>I</text:p>
          </table:table-cell>
          <table:table-cell table:formula="of:=CHAR(IF (ROW([.M24])+COLUMN([.M24])+63&gt;90; ROW([.M24])+COLUMN([.M24])+63-26; ROW([.M24])+COLUMN([.M24])+63))" office:value-type="string" office:string-value="J" calcext:value-type="string">
            <text:p>J</text:p>
          </table:table-cell>
          <table:table-cell table:formula="of:=CHAR(IF (ROW([.N24])+COLUMN([.N24])+63&gt;90; ROW([.N24])+COLUMN([.N24])+63-26; ROW([.N24])+COLUMN([.N24])+63))" office:value-type="string" office:string-value="K" calcext:value-type="string">
            <text:p>K</text:p>
          </table:table-cell>
          <table:table-cell table:formula="of:=CHAR(IF (ROW([.O24])+COLUMN([.O24])+63&gt;90; ROW([.O24])+COLUMN([.O24])+63-26; ROW([.O24])+COLUMN([.O24])+63))" office:value-type="string" office:string-value="L" calcext:value-type="string">
            <text:p>L</text:p>
          </table:table-cell>
          <table:table-cell table:formula="of:=CHAR(IF (ROW([.P24])+COLUMN([.P24])+63&gt;90; ROW([.P24])+COLUMN([.P24])+63-26; ROW([.P24])+COLUMN([.P24])+63))" office:value-type="string" office:string-value="M" calcext:value-type="string">
            <text:p>M</text:p>
          </table:table-cell>
          <table:table-cell table:formula="of:=CHAR(IF (ROW([.Q24])+COLUMN([.Q24])+63&gt;90; ROW([.Q24])+COLUMN([.Q24])+63-26; ROW([.Q24])+COLUMN([.Q24])+63))" office:value-type="string" office:string-value="N" calcext:value-type="string">
            <text:p>N</text:p>
          </table:table-cell>
          <table:table-cell table:formula="of:=CHAR(IF (ROW([.R24])+COLUMN([.R24])+63&gt;90; ROW([.R24])+COLUMN([.R24])+63-26; ROW([.R24])+COLUMN([.R24])+63))" office:value-type="string" office:string-value="O" calcext:value-type="string">
            <text:p>O</text:p>
          </table:table-cell>
          <table:table-cell table:formula="of:=CHAR(IF (ROW([.S24])+COLUMN([.S24])+63&gt;90; ROW([.S24])+COLUMN([.S24])+63-26; ROW([.S24])+COLUMN([.S24])+63))" office:value-type="string" office:string-value="P" calcext:value-type="string">
            <text:p>P</text:p>
          </table:table-cell>
          <table:table-cell table:formula="of:=CHAR(IF (ROW([.T24])+COLUMN([.T24])+63&gt;90; ROW([.T24])+COLUMN([.T24])+63-26; ROW([.T24])+COLUMN([.T24])+63))" office:value-type="string" office:string-value="Q" calcext:value-type="string">
            <text:p>Q</text:p>
          </table:table-cell>
          <table:table-cell table:formula="of:=CHAR(IF (ROW([.U24])+COLUMN([.U24])+63&gt;90; ROW([.U24])+COLUMN([.U24])+63-26; ROW([.U24])+COLUMN([.U24])+63))" office:value-type="string" office:string-value="R" calcext:value-type="string">
            <text:p>R</text:p>
          </table:table-cell>
          <table:table-cell table:formula="of:=CHAR(IF (ROW([.V24])+COLUMN([.V24])+63&gt;90; ROW([.V24])+COLUMN([.V24])+63-26; ROW([.V24])+COLUMN([.V24])+63))" office:value-type="string" office:string-value="S" calcext:value-type="string">
            <text:p>S</text:p>
          </table:table-cell>
          <table:table-cell table:formula="of:=CHAR(IF (ROW([.W24])+COLUMN([.W24])+63&gt;90; ROW([.W24])+COLUMN([.W24])+63-26; ROW([.W24])+COLUMN([.W24])+63))" office:value-type="string" office:string-value="T" calcext:value-type="string">
            <text:p>T</text:p>
          </table:table-cell>
          <table:table-cell table:formula="of:=CHAR(IF (ROW([.X24])+COLUMN([.X24])+63&gt;90; ROW([.X24])+COLUMN([.X24])+63-26; ROW([.X24])+COLUMN([.X24])+63))" office:value-type="string" office:string-value="U" calcext:value-type="string">
            <text:p>U</text:p>
          </table:table-cell>
          <table:table-cell table:formula="of:=CHAR(IF (ROW([.Y24])+COLUMN([.Y24])+63&gt;90; ROW([.Y24])+COLUMN([.Y24])+63-26; ROW([.Y24])+COLUMN([.Y24])+63))" office:value-type="string" office:string-value="V" calcext:value-type="string">
            <text:p>V</text:p>
          </table:table-cell>
          <table:table-cell table:formula="of:=CHAR(IF (ROW([.Z24])+COLUMN([.Z24])+63&gt;90; ROW([.Z24])+COLUMN([.Z24])+63-26; ROW([.Z24])+COLUMN([.Z24])+63))" office:value-type="string" office:string-value="W" calcext:value-type="string">
            <text:p>W</text:p>
          </table:table-cell>
          <table:table-cell table:number-columns-repeated="25"/>
        </table:table-row>
        <table:table-row table:style-name="ro1">
          <table:table-cell table:formula="of:=CHAR(IF (ROW([.A25])+COLUMN([.A25])+63&gt;90; ROW([.A25])+COLUMN([.A25])+63-26; ROW([.A25])+COLUMN([.A25])+63))" office:value-type="string" office:string-value="Y" calcext:value-type="string">
            <text:p>Y</text:p>
          </table:table-cell>
          <table:table-cell table:formula="of:=CHAR(IF (ROW([.B25])+COLUMN([.B25])+63&gt;90; ROW([.B25])+COLUMN([.B25])+63-26; ROW([.B25])+COLUMN([.B25])+63))" office:value-type="string" office:string-value="Z" calcext:value-type="string">
            <text:p>Z</text:p>
          </table:table-cell>
          <table:table-cell table:formula="of:=CHAR(IF (ROW([.C25])+COLUMN([.C25])+63&gt;90; ROW([.C25])+COLUMN([.C25])+63-26; ROW([.C25])+COLUMN([.C25])+63))" office:value-type="string" office:string-value="A" calcext:value-type="string">
            <text:p>A</text:p>
          </table:table-cell>
          <table:table-cell table:formula="of:=CHAR(IF (ROW([.D25])+COLUMN([.D25])+63&gt;90; ROW([.D25])+COLUMN([.D25])+63-26; ROW([.D25])+COLUMN([.D25])+63))" office:value-type="string" office:string-value="B" calcext:value-type="string">
            <text:p>B</text:p>
          </table:table-cell>
          <table:table-cell table:formula="of:=CHAR(IF (ROW([.E25])+COLUMN([.E25])+63&gt;90; ROW([.E25])+COLUMN([.E25])+63-26; ROW([.E25])+COLUMN([.E25])+63))" office:value-type="string" office:string-value="C" calcext:value-type="string">
            <text:p>C</text:p>
          </table:table-cell>
          <table:table-cell table:formula="of:=CHAR(IF (ROW([.F25])+COLUMN([.F25])+63&gt;90; ROW([.F25])+COLUMN([.F25])+63-26; ROW([.F25])+COLUMN([.F25])+63))" office:value-type="string" office:string-value="D" calcext:value-type="string">
            <text:p>D</text:p>
          </table:table-cell>
          <table:table-cell table:formula="of:=CHAR(IF (ROW([.G25])+COLUMN([.G25])+63&gt;90; ROW([.G25])+COLUMN([.G25])+63-26; ROW([.G25])+COLUMN([.G25])+63))" office:value-type="string" office:string-value="E" calcext:value-type="string">
            <text:p>E</text:p>
          </table:table-cell>
          <table:table-cell table:formula="of:=CHAR(IF (ROW([.H25])+COLUMN([.H25])+63&gt;90; ROW([.H25])+COLUMN([.H25])+63-26; ROW([.H25])+COLUMN([.H25])+63))" office:value-type="string" office:string-value="F" calcext:value-type="string">
            <text:p>F</text:p>
          </table:table-cell>
          <table:table-cell table:formula="of:=CHAR(IF (ROW([.I25])+COLUMN([.I25])+63&gt;90; ROW([.I25])+COLUMN([.I25])+63-26; ROW([.I25])+COLUMN([.I25])+63))" office:value-type="string" office:string-value="G" calcext:value-type="string">
            <text:p>G</text:p>
          </table:table-cell>
          <table:table-cell table:formula="of:=CHAR(IF (ROW([.J25])+COLUMN([.J25])+63&gt;90; ROW([.J25])+COLUMN([.J25])+63-26; ROW([.J25])+COLUMN([.J25])+63))" office:value-type="string" office:string-value="H" calcext:value-type="string">
            <text:p>H</text:p>
          </table:table-cell>
          <table:table-cell table:formula="of:=CHAR(IF (ROW([.K25])+COLUMN([.K25])+63&gt;90; ROW([.K25])+COLUMN([.K25])+63-26; ROW([.K25])+COLUMN([.K25])+63))" office:value-type="string" office:string-value="I" calcext:value-type="string">
            <text:p>I</text:p>
          </table:table-cell>
          <table:table-cell table:formula="of:=CHAR(IF (ROW([.L25])+COLUMN([.L25])+63&gt;90; ROW([.L25])+COLUMN([.L25])+63-26; ROW([.L25])+COLUMN([.L25])+63))" office:value-type="string" office:string-value="J" calcext:value-type="string">
            <text:p>J</text:p>
          </table:table-cell>
          <table:table-cell table:formula="of:=CHAR(IF (ROW([.M25])+COLUMN([.M25])+63&gt;90; ROW([.M25])+COLUMN([.M25])+63-26; ROW([.M25])+COLUMN([.M25])+63))" office:value-type="string" office:string-value="K" calcext:value-type="string">
            <text:p>K</text:p>
          </table:table-cell>
          <table:table-cell table:formula="of:=CHAR(IF (ROW([.N25])+COLUMN([.N25])+63&gt;90; ROW([.N25])+COLUMN([.N25])+63-26; ROW([.N25])+COLUMN([.N25])+63))" office:value-type="string" office:string-value="L" calcext:value-type="string">
            <text:p>L</text:p>
          </table:table-cell>
          <table:table-cell table:formula="of:=CHAR(IF (ROW([.O25])+COLUMN([.O25])+63&gt;90; ROW([.O25])+COLUMN([.O25])+63-26; ROW([.O25])+COLUMN([.O25])+63))" office:value-type="string" office:string-value="M" calcext:value-type="string">
            <text:p>M</text:p>
          </table:table-cell>
          <table:table-cell table:formula="of:=CHAR(IF (ROW([.P25])+COLUMN([.P25])+63&gt;90; ROW([.P25])+COLUMN([.P25])+63-26; ROW([.P25])+COLUMN([.P25])+63))" office:value-type="string" office:string-value="N" calcext:value-type="string">
            <text:p>N</text:p>
          </table:table-cell>
          <table:table-cell table:formula="of:=CHAR(IF (ROW([.Q25])+COLUMN([.Q25])+63&gt;90; ROW([.Q25])+COLUMN([.Q25])+63-26; ROW([.Q25])+COLUMN([.Q25])+63))" office:value-type="string" office:string-value="O" calcext:value-type="string">
            <text:p>O</text:p>
          </table:table-cell>
          <table:table-cell table:formula="of:=CHAR(IF (ROW([.R25])+COLUMN([.R25])+63&gt;90; ROW([.R25])+COLUMN([.R25])+63-26; ROW([.R25])+COLUMN([.R25])+63))" office:value-type="string" office:string-value="P" calcext:value-type="string">
            <text:p>P</text:p>
          </table:table-cell>
          <table:table-cell table:formula="of:=CHAR(IF (ROW([.S25])+COLUMN([.S25])+63&gt;90; ROW([.S25])+COLUMN([.S25])+63-26; ROW([.S25])+COLUMN([.S25])+63))" office:value-type="string" office:string-value="Q" calcext:value-type="string">
            <text:p>Q</text:p>
          </table:table-cell>
          <table:table-cell table:formula="of:=CHAR(IF (ROW([.T25])+COLUMN([.T25])+63&gt;90; ROW([.T25])+COLUMN([.T25])+63-26; ROW([.T25])+COLUMN([.T25])+63))" office:value-type="string" office:string-value="R" calcext:value-type="string">
            <text:p>R</text:p>
          </table:table-cell>
          <table:table-cell table:formula="of:=CHAR(IF (ROW([.U25])+COLUMN([.U25])+63&gt;90; ROW([.U25])+COLUMN([.U25])+63-26; ROW([.U25])+COLUMN([.U25])+63))" office:value-type="string" office:string-value="S" calcext:value-type="string">
            <text:p>S</text:p>
          </table:table-cell>
          <table:table-cell table:formula="of:=CHAR(IF (ROW([.V25])+COLUMN([.V25])+63&gt;90; ROW([.V25])+COLUMN([.V25])+63-26; ROW([.V25])+COLUMN([.V25])+63))" office:value-type="string" office:string-value="T" calcext:value-type="string">
            <text:p>T</text:p>
          </table:table-cell>
          <table:table-cell table:formula="of:=CHAR(IF (ROW([.W25])+COLUMN([.W25])+63&gt;90; ROW([.W25])+COLUMN([.W25])+63-26; ROW([.W25])+COLUMN([.W25])+63))" office:value-type="string" office:string-value="U" calcext:value-type="string">
            <text:p>U</text:p>
          </table:table-cell>
          <table:table-cell table:formula="of:=CHAR(IF (ROW([.X25])+COLUMN([.X25])+63&gt;90; ROW([.X25])+COLUMN([.X25])+63-26; ROW([.X25])+COLUMN([.X25])+63))" office:value-type="string" office:string-value="V" calcext:value-type="string">
            <text:p>V</text:p>
          </table:table-cell>
          <table:table-cell table:formula="of:=CHAR(IF (ROW([.Y25])+COLUMN([.Y25])+63&gt;90; ROW([.Y25])+COLUMN([.Y25])+63-26; ROW([.Y25])+COLUMN([.Y25])+63))" office:value-type="string" office:string-value="W" calcext:value-type="string">
            <text:p>W</text:p>
          </table:table-cell>
          <table:table-cell table:formula="of:=CHAR(IF (ROW([.Z25])+COLUMN([.Z25])+63&gt;90; ROW([.Z25])+COLUMN([.Z25])+63-26; ROW([.Z25])+COLUMN([.Z25])+63))" office:value-type="string" office:string-value="X" calcext:value-type="string">
            <text:p>X</text:p>
          </table:table-cell>
          <table:table-cell table:number-columns-repeated="25"/>
        </table:table-row>
        <table:table-row table:style-name="ro1">
          <table:table-cell table:formula="of:=CHAR(IF (ROW([.A26])+COLUMN([.A26])+63&gt;90; ROW([.A26])+COLUMN([.A26])+63-26; ROW([.A26])+COLUMN([.A26])+63))" office:value-type="string" office:string-value="Z" calcext:value-type="string">
            <text:p>Z</text:p>
          </table:table-cell>
          <table:table-cell table:formula="of:=CHAR(IF (ROW([.B26])+COLUMN([.B26])+63&gt;90; ROW([.B26])+COLUMN([.B26])+63-26; ROW([.B26])+COLUMN([.B26])+63))" office:value-type="string" office:string-value="A" calcext:value-type="string">
            <text:p>A</text:p>
          </table:table-cell>
          <table:table-cell table:formula="of:=CHAR(IF (ROW([.C26])+COLUMN([.C26])+63&gt;90; ROW([.C26])+COLUMN([.C26])+63-26; ROW([.C26])+COLUMN([.C26])+63))" office:value-type="string" office:string-value="B" calcext:value-type="string">
            <text:p>B</text:p>
          </table:table-cell>
          <table:table-cell table:formula="of:=CHAR(IF (ROW([.D26])+COLUMN([.D26])+63&gt;90; ROW([.D26])+COLUMN([.D26])+63-26; ROW([.D26])+COLUMN([.D26])+63))" office:value-type="string" office:string-value="C" calcext:value-type="string">
            <text:p>C</text:p>
          </table:table-cell>
          <table:table-cell table:formula="of:=CHAR(IF (ROW([.E26])+COLUMN([.E26])+63&gt;90; ROW([.E26])+COLUMN([.E26])+63-26; ROW([.E26])+COLUMN([.E26])+63))" office:value-type="string" office:string-value="D" calcext:value-type="string">
            <text:p>D</text:p>
          </table:table-cell>
          <table:table-cell table:formula="of:=CHAR(IF (ROW([.F26])+COLUMN([.F26])+63&gt;90; ROW([.F26])+COLUMN([.F26])+63-26; ROW([.F26])+COLUMN([.F26])+63))" office:value-type="string" office:string-value="E" calcext:value-type="string">
            <text:p>E</text:p>
          </table:table-cell>
          <table:table-cell table:formula="of:=CHAR(IF (ROW([.G26])+COLUMN([.G26])+63&gt;90; ROW([.G26])+COLUMN([.G26])+63-26; ROW([.G26])+COLUMN([.G26])+63))" office:value-type="string" office:string-value="F" calcext:value-type="string">
            <text:p>F</text:p>
          </table:table-cell>
          <table:table-cell table:formula="of:=CHAR(IF (ROW([.H26])+COLUMN([.H26])+63&gt;90; ROW([.H26])+COLUMN([.H26])+63-26; ROW([.H26])+COLUMN([.H26])+63))" office:value-type="string" office:string-value="G" calcext:value-type="string">
            <text:p>G</text:p>
          </table:table-cell>
          <table:table-cell table:formula="of:=CHAR(IF (ROW([.I26])+COLUMN([.I26])+63&gt;90; ROW([.I26])+COLUMN([.I26])+63-26; ROW([.I26])+COLUMN([.I26])+63))" office:value-type="string" office:string-value="H" calcext:value-type="string">
            <text:p>H</text:p>
          </table:table-cell>
          <table:table-cell table:formula="of:=CHAR(IF (ROW([.J26])+COLUMN([.J26])+63&gt;90; ROW([.J26])+COLUMN([.J26])+63-26; ROW([.J26])+COLUMN([.J26])+63))" office:value-type="string" office:string-value="I" calcext:value-type="string">
            <text:p>I</text:p>
          </table:table-cell>
          <table:table-cell table:formula="of:=CHAR(IF (ROW([.K26])+COLUMN([.K26])+63&gt;90; ROW([.K26])+COLUMN([.K26])+63-26; ROW([.K26])+COLUMN([.K26])+63))" office:value-type="string" office:string-value="J" calcext:value-type="string">
            <text:p>J</text:p>
          </table:table-cell>
          <table:table-cell table:formula="of:=CHAR(IF (ROW([.L26])+COLUMN([.L26])+63&gt;90; ROW([.L26])+COLUMN([.L26])+63-26; ROW([.L26])+COLUMN([.L26])+63))" office:value-type="string" office:string-value="K" calcext:value-type="string">
            <text:p>K</text:p>
          </table:table-cell>
          <table:table-cell table:formula="of:=CHAR(IF (ROW([.M26])+COLUMN([.M26])+63&gt;90; ROW([.M26])+COLUMN([.M26])+63-26; ROW([.M26])+COLUMN([.M26])+63))" office:value-type="string" office:string-value="L" calcext:value-type="string">
            <text:p>L</text:p>
          </table:table-cell>
          <table:table-cell table:formula="of:=CHAR(IF (ROW([.N26])+COLUMN([.N26])+63&gt;90; ROW([.N26])+COLUMN([.N26])+63-26; ROW([.N26])+COLUMN([.N26])+63))" office:value-type="string" office:string-value="M" calcext:value-type="string">
            <text:p>M</text:p>
          </table:table-cell>
          <table:table-cell table:formula="of:=CHAR(IF (ROW([.O26])+COLUMN([.O26])+63&gt;90; ROW([.O26])+COLUMN([.O26])+63-26; ROW([.O26])+COLUMN([.O26])+63))" office:value-type="string" office:string-value="N" calcext:value-type="string">
            <text:p>N</text:p>
          </table:table-cell>
          <table:table-cell table:formula="of:=CHAR(IF (ROW([.P26])+COLUMN([.P26])+63&gt;90; ROW([.P26])+COLUMN([.P26])+63-26; ROW([.P26])+COLUMN([.P26])+63))" office:value-type="string" office:string-value="O" calcext:value-type="string">
            <text:p>O</text:p>
          </table:table-cell>
          <table:table-cell table:formula="of:=CHAR(IF (ROW([.Q26])+COLUMN([.Q26])+63&gt;90; ROW([.Q26])+COLUMN([.Q26])+63-26; ROW([.Q26])+COLUMN([.Q26])+63))" office:value-type="string" office:string-value="P" calcext:value-type="string">
            <text:p>P</text:p>
          </table:table-cell>
          <table:table-cell table:formula="of:=CHAR(IF (ROW([.R26])+COLUMN([.R26])+63&gt;90; ROW([.R26])+COLUMN([.R26])+63-26; ROW([.R26])+COLUMN([.R26])+63))" office:value-type="string" office:string-value="Q" calcext:value-type="string">
            <text:p>Q</text:p>
          </table:table-cell>
          <table:table-cell table:formula="of:=CHAR(IF (ROW([.S26])+COLUMN([.S26])+63&gt;90; ROW([.S26])+COLUMN([.S26])+63-26; ROW([.S26])+COLUMN([.S26])+63))" office:value-type="string" office:string-value="R" calcext:value-type="string">
            <text:p>R</text:p>
          </table:table-cell>
          <table:table-cell table:formula="of:=CHAR(IF (ROW([.T26])+COLUMN([.T26])+63&gt;90; ROW([.T26])+COLUMN([.T26])+63-26; ROW([.T26])+COLUMN([.T26])+63))" office:value-type="string" office:string-value="S" calcext:value-type="string">
            <text:p>S</text:p>
          </table:table-cell>
          <table:table-cell table:formula="of:=CHAR(IF (ROW([.U26])+COLUMN([.U26])+63&gt;90; ROW([.U26])+COLUMN([.U26])+63-26; ROW([.U26])+COLUMN([.U26])+63))" office:value-type="string" office:string-value="T" calcext:value-type="string">
            <text:p>T</text:p>
          </table:table-cell>
          <table:table-cell table:formula="of:=CHAR(IF (ROW([.V26])+COLUMN([.V26])+63&gt;90; ROW([.V26])+COLUMN([.V26])+63-26; ROW([.V26])+COLUMN([.V26])+63))" office:value-type="string" office:string-value="U" calcext:value-type="string">
            <text:p>U</text:p>
          </table:table-cell>
          <table:table-cell table:formula="of:=CHAR(IF (ROW([.W26])+COLUMN([.W26])+63&gt;90; ROW([.W26])+COLUMN([.W26])+63-26; ROW([.W26])+COLUMN([.W26])+63))" office:value-type="string" office:string-value="V" calcext:value-type="string">
            <text:p>V</text:p>
          </table:table-cell>
          <table:table-cell table:formula="of:=CHAR(IF (ROW([.X26])+COLUMN([.X26])+63&gt;90; ROW([.X26])+COLUMN([.X26])+63-26; ROW([.X26])+COLUMN([.X26])+63))" office:value-type="string" office:string-value="W" calcext:value-type="string">
            <text:p>W</text:p>
          </table:table-cell>
          <table:table-cell table:formula="of:=CHAR(IF (ROW([.Y26])+COLUMN([.Y26])+63&gt;90; ROW([.Y26])+COLUMN([.Y26])+63-26; ROW([.Y26])+COLUMN([.Y26])+63))" office:value-type="string" office:string-value="X" calcext:value-type="string">
            <text:p>X</text:p>
          </table:table-cell>
          <table:table-cell table:formula="of:=CHAR(IF (ROW([.Z26])+COLUMN([.Z26])+63&gt;90; ROW([.Z26])+COLUMN([.Z26])+63-26; ROW([.Z26])+COLUMN([.Z26])+63))" office:value-type="string" office:string-value="Y" calcext:value-type="string">
            <text:p>Y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15:28.067441566</meta:creation-date>
    <dc:date>2018-02-09T11:39:03.830896755</dc:date>
    <meta:editing-duration>PT12M59S</meta:editing-duration>
    <meta:editing-cycles>3</meta:editing-cycles>
    <meta:generator>LibreOffice/5.4.2.2$Linux_X86_64 LibreOffice_project/40m0$Build-2</meta:generator>
    <meta:document-statistic meta:table-count="1" meta:cell-count="713" meta:object-count="0"/>
  </office:meta>
</office:document-meta>
</file>